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5.068in"/>
    </style:style>
    <style:style style:name="ta1co2" style:family="table-column">
      <style:table-column-properties fo:break-before="auto" style:column-width="2.860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2.8600000000000003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2.446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1co83" style:family="table-column">
      <style:table-column-properties fo:break-before="auto" style:column-width="0.8925in"/>
    </style:style>
    <style:style style:name="ta1co84" style:family="table-column">
      <style:table-column-properties fo:break-before="auto" style:column-width="0.8925in"/>
    </style:style>
    <style:style style:name="ta1co85" style:family="table-column">
      <style:table-column-properties fo:break-before="auto" style:column-width="0.8925in"/>
    </style:style>
    <style:style style:name="ta1co86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6180000000000003in"/>
    </style:style>
    <style:style style:name="ta2co2" style:family="table-column">
      <style:table-column-properties fo:break-before="auto" style:column-width="2.860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2.8600000000000003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2.446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ta2co83" style:family="table-column">
      <style:table-column-properties fo:break-before="auto" style:column-width="0.8925in"/>
    </style:style>
    <style:style style:name="ta2co84" style:family="table-column">
      <style:table-column-properties fo:break-before="auto" style:column-width="0.8925in"/>
    </style:style>
    <style:style style:name="ta2co85" style:family="table-column">
      <style:table-column-properties fo:break-before="auto" style:column-width="0.8925in"/>
    </style:style>
    <style:style style:name="ta2co86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column table:style-name="ta1co83" table:default-cell-style-name="Default"/>
        <table:table-column table:style-name="ta1co84" table:default-cell-style-name="Default"/>
        <table:table-column table:style-name="ta1co85" table:default-cell-style-name="Default"/>
        <table:table-column table:style-name="ta1co86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</table:table-row>
        <table:table-row table:style-name="ro1">
          <table:table-cell office:value-type="string">
            <text:p>structured/x10_y10_r20/x10_y10_n100_r20_s20_ps1_pr20_u20_o20_l20_N001.lp</text:p>
          </table:table-cell>
          <table:table-cell office:value-type="float" office:value="97.1064"/>
          <table:table-cell office:value-type="float" office:value="96.547"/>
          <table:table-cell office:value-type="float" office:value="91.2"/>
          <table:table-cell office:value-type="float" office:value="0.0"/>
          <table:table-cell office:value-type="float" office:value="0.0"/>
          <table:table-cell office:value-type="float" office:value="412.0"/>
          <table:table-cell office:value-type="float" office:value="155334.0"/>
          <table:table-cell office:value-type="float" office:value="1436661.0"/>
          <table:table-cell office:value-type="float" office:value="537164.0"/>
          <table:table-cell office:value-type="float" office:value="1965135.0"/>
          <table:table-cell office:value-type="float" office:value="48021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8.9913"/>
          <table:table-cell office:value-type="float" office:value="18.408"/>
          <table:table-cell office:value-type="float" office:value="13.1"/>
          <table:table-cell office:value-type="float" office:value="1.0"/>
          <table:table-cell office:value-type="float" office:value="0.0"/>
          <table:table-cell office:value-type="float" office:value="40.0"/>
          <table:table-cell office:value-type="float" office:value="10932.0"/>
          <table:table-cell office:value-type="float" office:value="276276.0"/>
          <table:table-cell office:value-type="float" office:value="537164.0"/>
          <table:table-cell office:value-type="float" office:value="1965135.0"/>
          <table:table-cell office:value-type="float" office:value="48206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.9093"/>
          <table:table-cell office:value-type="float" office:value="3.181"/>
          <table:table-cell office:value-type="float" office:value="0.26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49.0"/>
          <table:table-cell office:value-type="float" office:value="2891.0"/>
          <table:table-cell office:value-type="float" office:value="366493.0"/>
          <table:table-cell office:value-type="float" office:value="1417217.0"/>
          <table:table-cell office:value-type="float" office:value="30612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3];[.$P3];[.$AD3])" office:value-type="float"/>
          <table:table-cell table:formula="of:=MIN([.$C3];[.$Q3];[.$AE3])" office:value-type="float"/>
          <table:table-cell table:formula="of:=MIN([.$D3];[.$R3];[.$AF3])" office:value-type="float"/>
          <table:table-cell table:formula="of:=MIN([.$E3];[.$S3];[.$AG3])" office:value-type="float"/>
          <table:table-cell table:formula="of:=MIN([.$F3];[.$T3];[.$AH3])" office:value-type="float"/>
          <table:table-cell table:formula="of:=MIN([.$G3];[.$U3];[.$AI3])" office:value-type="float"/>
          <table:table-cell table:formula="of:=MIN([.$H3];[.$V3];[.$AJ3])" office:value-type="float"/>
          <table:table-cell table:formula="of:=MIN([.$I3];[.$W3];[.$AK3])" office:value-type="float"/>
          <table:table-cell table:formula="of:=MIN([.$J3];[.$X3];[.$AL3])" office:value-type="float"/>
          <table:table-cell table:formula="of:=MIN([.$K3];[.$Y3];[.$AM3])" office:value-type="float"/>
          <table:table-cell table:formula="of:=MIN([.$L3];[.$Z3];[.$AN3])" office:value-type="float"/>
          <table:table-cell table:formula="of:=MIN([.$M3];[.$AA3];[.$AO3])" office:value-type="float"/>
          <table:table-cell table:formula="of:=MIN([.$N3];[.$AB3];[.$AP3])" office:value-type="float"/>
          <table:table-cell table:formula="of:=MIN([.$O3];[.$AC3];[.$AQ3])" office:value-type="float"/>
          <table:table-cell table:formula="of:=MEDIAN([.$B3];[.$P3];[.$AD3])" office:value-type="float"/>
          <table:table-cell table:formula="of:=MEDIAN([.$C3];[.$Q3];[.$AE3])" office:value-type="float"/>
          <table:table-cell table:formula="of:=MEDIAN([.$D3];[.$R3];[.$AF3])" office:value-type="float"/>
          <table:table-cell table:formula="of:=MEDIAN([.$E3];[.$S3];[.$AG3])" office:value-type="float"/>
          <table:table-cell table:formula="of:=MEDIAN([.$F3];[.$T3];[.$AH3])" office:value-type="float"/>
          <table:table-cell table:formula="of:=MEDIAN([.$G3];[.$U3];[.$AI3])" office:value-type="float"/>
          <table:table-cell table:formula="of:=MEDIAN([.$H3];[.$V3];[.$AJ3])" office:value-type="float"/>
          <table:table-cell table:formula="of:=MEDIAN([.$I3];[.$W3];[.$AK3])" office:value-type="float"/>
          <table:table-cell table:formula="of:=MEDIAN([.$J3];[.$X3];[.$AL3])" office:value-type="float"/>
          <table:table-cell table:formula="of:=MEDIAN([.$K3];[.$Y3];[.$AM3])" office:value-type="float"/>
          <table:table-cell table:formula="of:=MEDIAN([.$L3];[.$Z3];[.$AN3])" office:value-type="float"/>
          <table:table-cell table:formula="of:=MEDIAN([.$M3];[.$AA3];[.$AO3])" office:value-type="float"/>
          <table:table-cell table:formula="of:=MEDIAN([.$N3];[.$AB3];[.$AP3])" office:value-type="float"/>
          <table:table-cell table:formula="of:=MEDIAN([.$O3];[.$AC3];[.$AQ3])" office:value-type="float"/>
          <table:table-cell table:formula="of:=MAX([.$B3];[.$P3];[.$AD3])" office:value-type="float"/>
          <table:table-cell table:formula="of:=MAX([.$C3];[.$Q3];[.$AE3])" office:value-type="float"/>
          <table:table-cell table:formula="of:=MAX([.$D3];[.$R3];[.$AF3])" office:value-type="float"/>
          <table:table-cell table:formula="of:=MAX([.$E3];[.$S3];[.$AG3])" office:value-type="float"/>
          <table:table-cell table:formula="of:=MAX([.$F3];[.$T3];[.$AH3])" office:value-type="float"/>
          <table:table-cell table:formula="of:=MAX([.$G3];[.$U3];[.$AI3])" office:value-type="float"/>
          <table:table-cell table:formula="of:=MAX([.$H3];[.$V3];[.$AJ3])" office:value-type="float"/>
          <table:table-cell table:formula="of:=MAX([.$I3];[.$W3];[.$AK3])" office:value-type="float"/>
          <table:table-cell table:formula="of:=MAX([.$J3];[.$X3];[.$AL3])" office:value-type="float"/>
          <table:table-cell table:formula="of:=MAX([.$K3];[.$Y3];[.$AM3])" office:value-type="float"/>
          <table:table-cell table:formula="of:=MAX([.$L3];[.$Z3];[.$AN3])" office:value-type="float"/>
          <table:table-cell table:formula="of:=MAX([.$M3];[.$AA3];[.$AO3])" office:value-type="float"/>
          <table:table-cell table:formula="of:=MAX([.$N3];[.$AB3];[.$AP3])" office:value-type="float"/>
          <table:table-cell table:formula="of:=MAX([.$O3];[.$AC3];[.$AQ3])" office:value-type="float"/>
        </table:table-row>
        <table:table-row table:style-name="ro1">
          <table:table-cell office:value-type="string">
            <text:p>structured/x10_y10_r20/x10_y10_n100_r20_s20_ps1_pr20_u20_o20_l20_N002.lp</text:p>
          </table:table-cell>
          <table:table-cell office:value-type="float" office:value="134.106"/>
          <table:table-cell office:value-type="float" office:value="133.56"/>
          <table:table-cell office:value-type="float" office:value="128.21"/>
          <table:table-cell office:value-type="float" office:value="0.0"/>
          <table:table-cell office:value-type="float" office:value="0.0"/>
          <table:table-cell office:value-type="float" office:value="520.0"/>
          <table:table-cell office:value-type="float" office:value="219132.0"/>
          <table:table-cell office:value-type="float" office:value="2004457.0"/>
          <table:table-cell office:value-type="float" office:value="537164.0"/>
          <table:table-cell office:value-type="float" office:value="1965136.0"/>
          <table:table-cell office:value-type="float" office:value="47955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5.0566"/>
          <table:table-cell office:value-type="float" office:value="14.421"/>
          <table:table-cell office:value-type="float" office:value="9.02"/>
          <table:table-cell office:value-type="float" office:value="1.0"/>
          <table:table-cell office:value-type="float" office:value="0.0"/>
          <table:table-cell office:value-type="float" office:value="30.0"/>
          <table:table-cell office:value-type="float" office:value="7284.0"/>
          <table:table-cell office:value-type="float" office:value="174093.0"/>
          <table:table-cell office:value-type="float" office:value="537164.0"/>
          <table:table-cell office:value-type="float" office:value="1965136.0"/>
          <table:table-cell office:value-type="float" office:value="47942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.87977"/>
          <table:table-cell office:value-type="float" office:value="3.429"/>
          <table:table-cell office:value-type="float" office:value="0.2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8.0"/>
          <table:table-cell office:value-type="float" office:value="2163.0"/>
          <table:table-cell office:value-type="float" office:value="366493.0"/>
          <table:table-cell office:value-type="float" office:value="1417218.0"/>
          <table:table-cell office:value-type="float" office:value="30611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4];[.$P4];[.$AD4])" office:value-type="float"/>
          <table:table-cell table:formula="of:=MIN([.$C4];[.$Q4];[.$AE4])" office:value-type="float"/>
          <table:table-cell table:formula="of:=MIN([.$D4];[.$R4];[.$AF4])" office:value-type="float"/>
          <table:table-cell table:formula="of:=MIN([.$E4];[.$S4];[.$AG4])" office:value-type="float"/>
          <table:table-cell table:formula="of:=MIN([.$F4];[.$T4];[.$AH4])" office:value-type="float"/>
          <table:table-cell table:formula="of:=MIN([.$G4];[.$U4];[.$AI4])" office:value-type="float"/>
          <table:table-cell table:formula="of:=MIN([.$H4];[.$V4];[.$AJ4])" office:value-type="float"/>
          <table:table-cell table:formula="of:=MIN([.$I4];[.$W4];[.$AK4])" office:value-type="float"/>
          <table:table-cell table:formula="of:=MIN([.$J4];[.$X4];[.$AL4])" office:value-type="float"/>
          <table:table-cell table:formula="of:=MIN([.$K4];[.$Y4];[.$AM4])" office:value-type="float"/>
          <table:table-cell table:formula="of:=MIN([.$L4];[.$Z4];[.$AN4])" office:value-type="float"/>
          <table:table-cell table:formula="of:=MIN([.$M4];[.$AA4];[.$AO4])" office:value-type="float"/>
          <table:table-cell table:formula="of:=MIN([.$N4];[.$AB4];[.$AP4])" office:value-type="float"/>
          <table:table-cell table:formula="of:=MIN([.$O4];[.$AC4];[.$AQ4])" office:value-type="float"/>
          <table:table-cell table:formula="of:=MEDIAN([.$B4];[.$P4];[.$AD4])" office:value-type="float"/>
          <table:table-cell table:formula="of:=MEDIAN([.$C4];[.$Q4];[.$AE4])" office:value-type="float"/>
          <table:table-cell table:formula="of:=MEDIAN([.$D4];[.$R4];[.$AF4])" office:value-type="float"/>
          <table:table-cell table:formula="of:=MEDIAN([.$E4];[.$S4];[.$AG4])" office:value-type="float"/>
          <table:table-cell table:formula="of:=MEDIAN([.$F4];[.$T4];[.$AH4])" office:value-type="float"/>
          <table:table-cell table:formula="of:=MEDIAN([.$G4];[.$U4];[.$AI4])" office:value-type="float"/>
          <table:table-cell table:formula="of:=MEDIAN([.$H4];[.$V4];[.$AJ4])" office:value-type="float"/>
          <table:table-cell table:formula="of:=MEDIAN([.$I4];[.$W4];[.$AK4])" office:value-type="float"/>
          <table:table-cell table:formula="of:=MEDIAN([.$J4];[.$X4];[.$AL4])" office:value-type="float"/>
          <table:table-cell table:formula="of:=MEDIAN([.$K4];[.$Y4];[.$AM4])" office:value-type="float"/>
          <table:table-cell table:formula="of:=MEDIAN([.$L4];[.$Z4];[.$AN4])" office:value-type="float"/>
          <table:table-cell table:formula="of:=MEDIAN([.$M4];[.$AA4];[.$AO4])" office:value-type="float"/>
          <table:table-cell table:formula="of:=MEDIAN([.$N4];[.$AB4];[.$AP4])" office:value-type="float"/>
          <table:table-cell table:formula="of:=MEDIAN([.$O4];[.$AC4];[.$AQ4])" office:value-type="float"/>
          <table:table-cell table:formula="of:=MAX([.$B4];[.$P4];[.$AD4])" office:value-type="float"/>
          <table:table-cell table:formula="of:=MAX([.$C4];[.$Q4];[.$AE4])" office:value-type="float"/>
          <table:table-cell table:formula="of:=MAX([.$D4];[.$R4];[.$AF4])" office:value-type="float"/>
          <table:table-cell table:formula="of:=MAX([.$E4];[.$S4];[.$AG4])" office:value-type="float"/>
          <table:table-cell table:formula="of:=MAX([.$F4];[.$T4];[.$AH4])" office:value-type="float"/>
          <table:table-cell table:formula="of:=MAX([.$G4];[.$U4];[.$AI4])" office:value-type="float"/>
          <table:table-cell table:formula="of:=MAX([.$H4];[.$V4];[.$AJ4])" office:value-type="float"/>
          <table:table-cell table:formula="of:=MAX([.$I4];[.$W4];[.$AK4])" office:value-type="float"/>
          <table:table-cell table:formula="of:=MAX([.$J4];[.$X4];[.$AL4])" office:value-type="float"/>
          <table:table-cell table:formula="of:=MAX([.$K4];[.$Y4];[.$AM4])" office:value-type="float"/>
          <table:table-cell table:formula="of:=MAX([.$L4];[.$Z4];[.$AN4])" office:value-type="float"/>
          <table:table-cell table:formula="of:=MAX([.$M4];[.$AA4];[.$AO4])" office:value-type="float"/>
          <table:table-cell table:formula="of:=MAX([.$N4];[.$AB4];[.$AP4])" office:value-type="float"/>
          <table:table-cell table:formula="of:=MAX([.$O4];[.$AC4];[.$AQ4])" office:value-type="float"/>
        </table:table-row>
        <table:table-row table:style-name="ro1">
          <table:table-cell office:value-type="string">
            <text:p>structured/x10_y10_r20/x10_y10_n100_r20_s20_ps1_pr20_u20_o20_l20_N003.lp</text:p>
          </table:table-cell>
          <table:table-cell office:value-type="float" office:value="58.1582"/>
          <table:table-cell office:value-type="float" office:value="57.569"/>
          <table:table-cell office:value-type="float" office:value="52.21"/>
          <table:table-cell office:value-type="float" office:value="0.0"/>
          <table:table-cell office:value-type="float" office:value="0.0"/>
          <table:table-cell office:value-type="float" office:value="251.0"/>
          <table:table-cell office:value-type="float" office:value="80854.0"/>
          <table:table-cell office:value-type="float" office:value="864934.0"/>
          <table:table-cell office:value-type="float" office:value="537164.0"/>
          <table:table-cell office:value-type="float" office:value="1965135.0"/>
          <table:table-cell office:value-type="float" office:value="47889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.5394"/>
          <table:table-cell office:value-type="float" office:value="11.889"/>
          <table:table-cell office:value-type="float" office:value="6.59"/>
          <table:table-cell office:value-type="float" office:value="1.0"/>
          <table:table-cell office:value-type="float" office:value="0.0"/>
          <table:table-cell office:value-type="float" office:value="29.0"/>
          <table:table-cell office:value-type="float" office:value="6563.0"/>
          <table:table-cell office:value-type="float" office:value="73238.0"/>
          <table:table-cell office:value-type="float" office:value="537164.0"/>
          <table:table-cell office:value-type="float" office:value="1965135.0"/>
          <table:table-cell office:value-type="float" office:value="47874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.9751"/>
          <table:table-cell office:value-type="float" office:value="3.481"/>
          <table:table-cell office:value-type="float" office:value="0.38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243.0"/>
          <table:table-cell office:value-type="float" office:value="4175.0"/>
          <table:table-cell office:value-type="float" office:value="366493.0"/>
          <table:table-cell office:value-type="float" office:value="1417217.0"/>
          <table:table-cell office:value-type="float" office:value="30765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5];[.$P5];[.$AD5])" office:value-type="float"/>
          <table:table-cell table:formula="of:=MIN([.$C5];[.$Q5];[.$AE5])" office:value-type="float"/>
          <table:table-cell table:formula="of:=MIN([.$D5];[.$R5];[.$AF5])" office:value-type="float"/>
          <table:table-cell table:formula="of:=MIN([.$E5];[.$S5];[.$AG5])" office:value-type="float"/>
          <table:table-cell table:formula="of:=MIN([.$F5];[.$T5];[.$AH5])" office:value-type="float"/>
          <table:table-cell table:formula="of:=MIN([.$G5];[.$U5];[.$AI5])" office:value-type="float"/>
          <table:table-cell table:formula="of:=MIN([.$H5];[.$V5];[.$AJ5])" office:value-type="float"/>
          <table:table-cell table:formula="of:=MIN([.$I5];[.$W5];[.$AK5])" office:value-type="float"/>
          <table:table-cell table:formula="of:=MIN([.$J5];[.$X5];[.$AL5])" office:value-type="float"/>
          <table:table-cell table:formula="of:=MIN([.$K5];[.$Y5];[.$AM5])" office:value-type="float"/>
          <table:table-cell table:formula="of:=MIN([.$L5];[.$Z5];[.$AN5])" office:value-type="float"/>
          <table:table-cell table:formula="of:=MIN([.$M5];[.$AA5];[.$AO5])" office:value-type="float"/>
          <table:table-cell table:formula="of:=MIN([.$N5];[.$AB5];[.$AP5])" office:value-type="float"/>
          <table:table-cell table:formula="of:=MIN([.$O5];[.$AC5];[.$AQ5])" office:value-type="float"/>
          <table:table-cell table:formula="of:=MEDIAN([.$B5];[.$P5];[.$AD5])" office:value-type="float"/>
          <table:table-cell table:formula="of:=MEDIAN([.$C5];[.$Q5];[.$AE5])" office:value-type="float"/>
          <table:table-cell table:formula="of:=MEDIAN([.$D5];[.$R5];[.$AF5])" office:value-type="float"/>
          <table:table-cell table:formula="of:=MEDIAN([.$E5];[.$S5];[.$AG5])" office:value-type="float"/>
          <table:table-cell table:formula="of:=MEDIAN([.$F5];[.$T5];[.$AH5])" office:value-type="float"/>
          <table:table-cell table:formula="of:=MEDIAN([.$G5];[.$U5];[.$AI5])" office:value-type="float"/>
          <table:table-cell table:formula="of:=MEDIAN([.$H5];[.$V5];[.$AJ5])" office:value-type="float"/>
          <table:table-cell table:formula="of:=MEDIAN([.$I5];[.$W5];[.$AK5])" office:value-type="float"/>
          <table:table-cell table:formula="of:=MEDIAN([.$J5];[.$X5];[.$AL5])" office:value-type="float"/>
          <table:table-cell table:formula="of:=MEDIAN([.$K5];[.$Y5];[.$AM5])" office:value-type="float"/>
          <table:table-cell table:formula="of:=MEDIAN([.$L5];[.$Z5];[.$AN5])" office:value-type="float"/>
          <table:table-cell table:formula="of:=MEDIAN([.$M5];[.$AA5];[.$AO5])" office:value-type="float"/>
          <table:table-cell table:formula="of:=MEDIAN([.$N5];[.$AB5];[.$AP5])" office:value-type="float"/>
          <table:table-cell table:formula="of:=MEDIAN([.$O5];[.$AC5];[.$AQ5])" office:value-type="float"/>
          <table:table-cell table:formula="of:=MAX([.$B5];[.$P5];[.$AD5])" office:value-type="float"/>
          <table:table-cell table:formula="of:=MAX([.$C5];[.$Q5];[.$AE5])" office:value-type="float"/>
          <table:table-cell table:formula="of:=MAX([.$D5];[.$R5];[.$AF5])" office:value-type="float"/>
          <table:table-cell table:formula="of:=MAX([.$E5];[.$S5];[.$AG5])" office:value-type="float"/>
          <table:table-cell table:formula="of:=MAX([.$F5];[.$T5];[.$AH5])" office:value-type="float"/>
          <table:table-cell table:formula="of:=MAX([.$G5];[.$U5];[.$AI5])" office:value-type="float"/>
          <table:table-cell table:formula="of:=MAX([.$H5];[.$V5];[.$AJ5])" office:value-type="float"/>
          <table:table-cell table:formula="of:=MAX([.$I5];[.$W5];[.$AK5])" office:value-type="float"/>
          <table:table-cell table:formula="of:=MAX([.$J5];[.$X5];[.$AL5])" office:value-type="float"/>
          <table:table-cell table:formula="of:=MAX([.$K5];[.$Y5];[.$AM5])" office:value-type="float"/>
          <table:table-cell table:formula="of:=MAX([.$L5];[.$Z5];[.$AN5])" office:value-type="float"/>
          <table:table-cell table:formula="of:=MAX([.$M5];[.$AA5];[.$AO5])" office:value-type="float"/>
          <table:table-cell table:formula="of:=MAX([.$N5];[.$AB5];[.$AP5])" office:value-type="float"/>
          <table:table-cell table:formula="of:=MAX([.$O5];[.$AC5];[.$AQ5])" office:value-type="float"/>
        </table:table-row>
        <table:table-row table:style-name="ro1">
          <table:table-cell office:value-type="string">
            <text:p>structured/x10_y10_r20/x10_y10_n100_r20_s20_ps1_pr20_u20_o20_l20_N004.lp</text:p>
          </table:table-cell>
          <table:table-cell office:value-type="float" office:value="106.862"/>
          <table:table-cell office:value-type="float" office:value="106.316"/>
          <table:table-cell office:value-type="float" office:value="100.95"/>
          <table:table-cell office:value-type="float" office:value="0.0"/>
          <table:table-cell office:value-type="float" office:value="0.0"/>
          <table:table-cell office:value-type="float" office:value="381.0"/>
          <table:table-cell office:value-type="float" office:value="147731.0"/>
          <table:table-cell office:value-type="float" office:value="1443200.0"/>
          <table:table-cell office:value-type="float" office:value="537164.0"/>
          <table:table-cell office:value-type="float" office:value="1965135.0"/>
          <table:table-cell office:value-type="float" office:value="48085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38.531"/>
          <table:table-cell office:value-type="float" office:value="137.933"/>
          <table:table-cell office:value-type="float" office:value="132.5"/>
          <table:table-cell office:value-type="float" office:value="0.0"/>
          <table:table-cell office:value-type="float" office:value="0.0"/>
          <table:table-cell office:value-type="float" office:value="828.0"/>
          <table:table-cell office:value-type="float" office:value="309115.0"/>
          <table:table-cell office:value-type="float" office:value="1450440.0"/>
          <table:table-cell office:value-type="float" office:value="537164.0"/>
          <table:table-cell office:value-type="float" office:value="1965135.0"/>
          <table:table-cell office:value-type="float" office:value="48204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.12317"/>
          <table:table-cell office:value-type="float" office:value="3.64"/>
          <table:table-cell office:value-type="float" office:value="0.54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324.0"/>
          <table:table-cell office:value-type="float" office:value="7567.0"/>
          <table:table-cell office:value-type="float" office:value="366493.0"/>
          <table:table-cell office:value-type="float" office:value="1417217.0"/>
          <table:table-cell office:value-type="float" office:value="30765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6];[.$P6];[.$AD6])" office:value-type="float"/>
          <table:table-cell table:formula="of:=MIN([.$C6];[.$Q6];[.$AE6])" office:value-type="float"/>
          <table:table-cell table:formula="of:=MIN([.$D6];[.$R6];[.$AF6])" office:value-type="float"/>
          <table:table-cell table:formula="of:=MIN([.$E6];[.$S6];[.$AG6])" office:value-type="float"/>
          <table:table-cell table:formula="of:=MIN([.$F6];[.$T6];[.$AH6])" office:value-type="float"/>
          <table:table-cell table:formula="of:=MIN([.$G6];[.$U6];[.$AI6])" office:value-type="float"/>
          <table:table-cell table:formula="of:=MIN([.$H6];[.$V6];[.$AJ6])" office:value-type="float"/>
          <table:table-cell table:formula="of:=MIN([.$I6];[.$W6];[.$AK6])" office:value-type="float"/>
          <table:table-cell table:formula="of:=MIN([.$J6];[.$X6];[.$AL6])" office:value-type="float"/>
          <table:table-cell table:formula="of:=MIN([.$K6];[.$Y6];[.$AM6])" office:value-type="float"/>
          <table:table-cell table:formula="of:=MIN([.$L6];[.$Z6];[.$AN6])" office:value-type="float"/>
          <table:table-cell table:formula="of:=MIN([.$M6];[.$AA6];[.$AO6])" office:value-type="float"/>
          <table:table-cell table:formula="of:=MIN([.$N6];[.$AB6];[.$AP6])" office:value-type="float"/>
          <table:table-cell table:formula="of:=MIN([.$O6];[.$AC6];[.$AQ6])" office:value-type="float"/>
          <table:table-cell table:formula="of:=MEDIAN([.$B6];[.$P6];[.$AD6])" office:value-type="float"/>
          <table:table-cell table:formula="of:=MEDIAN([.$C6];[.$Q6];[.$AE6])" office:value-type="float"/>
          <table:table-cell table:formula="of:=MEDIAN([.$D6];[.$R6];[.$AF6])" office:value-type="float"/>
          <table:table-cell table:formula="of:=MEDIAN([.$E6];[.$S6];[.$AG6])" office:value-type="float"/>
          <table:table-cell table:formula="of:=MEDIAN([.$F6];[.$T6];[.$AH6])" office:value-type="float"/>
          <table:table-cell table:formula="of:=MEDIAN([.$G6];[.$U6];[.$AI6])" office:value-type="float"/>
          <table:table-cell table:formula="of:=MEDIAN([.$H6];[.$V6];[.$AJ6])" office:value-type="float"/>
          <table:table-cell table:formula="of:=MEDIAN([.$I6];[.$W6];[.$AK6])" office:value-type="float"/>
          <table:table-cell table:formula="of:=MEDIAN([.$J6];[.$X6];[.$AL6])" office:value-type="float"/>
          <table:table-cell table:formula="of:=MEDIAN([.$K6];[.$Y6];[.$AM6])" office:value-type="float"/>
          <table:table-cell table:formula="of:=MEDIAN([.$L6];[.$Z6];[.$AN6])" office:value-type="float"/>
          <table:table-cell table:formula="of:=MEDIAN([.$M6];[.$AA6];[.$AO6])" office:value-type="float"/>
          <table:table-cell table:formula="of:=MEDIAN([.$N6];[.$AB6];[.$AP6])" office:value-type="float"/>
          <table:table-cell table:formula="of:=MEDIAN([.$O6];[.$AC6];[.$AQ6])" office:value-type="float"/>
          <table:table-cell table:formula="of:=MAX([.$B6];[.$P6];[.$AD6])" office:value-type="float"/>
          <table:table-cell table:formula="of:=MAX([.$C6];[.$Q6];[.$AE6])" office:value-type="float"/>
          <table:table-cell table:formula="of:=MAX([.$D6];[.$R6];[.$AF6])" office:value-type="float"/>
          <table:table-cell table:formula="of:=MAX([.$E6];[.$S6];[.$AG6])" office:value-type="float"/>
          <table:table-cell table:formula="of:=MAX([.$F6];[.$T6];[.$AH6])" office:value-type="float"/>
          <table:table-cell table:formula="of:=MAX([.$G6];[.$U6];[.$AI6])" office:value-type="float"/>
          <table:table-cell table:formula="of:=MAX([.$H6];[.$V6];[.$AJ6])" office:value-type="float"/>
          <table:table-cell table:formula="of:=MAX([.$I6];[.$W6];[.$AK6])" office:value-type="float"/>
          <table:table-cell table:formula="of:=MAX([.$J6];[.$X6];[.$AL6])" office:value-type="float"/>
          <table:table-cell table:formula="of:=MAX([.$K6];[.$Y6];[.$AM6])" office:value-type="float"/>
          <table:table-cell table:formula="of:=MAX([.$L6];[.$Z6];[.$AN6])" office:value-type="float"/>
          <table:table-cell table:formula="of:=MAX([.$M6];[.$AA6];[.$AO6])" office:value-type="float"/>
          <table:table-cell table:formula="of:=MAX([.$N6];[.$AB6];[.$AP6])" office:value-type="float"/>
          <table:table-cell table:formula="of:=MAX([.$O6];[.$AC6];[.$AQ6])" office:value-type="float"/>
        </table:table-row>
        <table:table-row table:style-name="ro1">
          <table:table-cell office:value-type="string">
            <text:p>structured/x10_y10_r20/x10_y10_n100_r20_s20_ps1_pr20_u20_o20_l20_N005.lp</text:p>
          </table:table-cell>
          <table:table-cell office:value-type="float" office:value="851.837"/>
          <table:table-cell office:value-type="float" office:value="851.284"/>
          <table:table-cell office:value-type="float" office:value="845.78"/>
          <table:table-cell office:value-type="float" office:value="0.0"/>
          <table:table-cell office:value-type="float" office:value="0.0"/>
          <table:table-cell office:value-type="float" office:value="3067.0"/>
          <table:table-cell office:value-type="float" office:value="1436858.0"/>
          <table:table-cell office:value-type="float" office:value="9439088.0"/>
          <table:table-cell office:value-type="float" office:value="537164.0"/>
          <table:table-cell office:value-type="float" office:value="1965136.0"/>
          <table:table-cell office:value-type="float" office:value="48206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.73555"/>
          <table:table-cell office:value-type="float" office:value="9.12"/>
          <table:table-cell office:value-type="float" office:value="3.83"/>
          <table:table-cell office:value-type="float" office:value="1.0"/>
          <table:table-cell office:value-type="float" office:value="0.0"/>
          <table:table-cell office:value-type="float" office:value="14.0"/>
          <table:table-cell office:value-type="float" office:value="2443.0"/>
          <table:table-cell office:value-type="float" office:value="73949.0"/>
          <table:table-cell office:value-type="float" office:value="537164.0"/>
          <table:table-cell office:value-type="float" office:value="1965136.0"/>
          <table:table-cell office:value-type="float" office:value="48178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.27998"/>
          <table:table-cell office:value-type="float" office:value="4.8"/>
          <table:table-cell office:value-type="float" office:value="1.71"/>
          <table:table-cell office:value-type="float" office:value="0.0"/>
          <table:table-cell office:value-type="float" office:value="0.0"/>
          <table:table-cell office:value-type="float" office:value="15.0"/>
          <table:table-cell office:value-type="float" office:value="2834.0"/>
          <table:table-cell office:value-type="float" office:value="34080.0"/>
          <table:table-cell office:value-type="float" office:value="366493.0"/>
          <table:table-cell office:value-type="float" office:value="1417218.0"/>
          <table:table-cell office:value-type="float" office:value="307656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7];[.$P7];[.$AD7])" office:value-type="float"/>
          <table:table-cell table:formula="of:=MIN([.$C7];[.$Q7];[.$AE7])" office:value-type="float"/>
          <table:table-cell table:formula="of:=MIN([.$D7];[.$R7];[.$AF7])" office:value-type="float"/>
          <table:table-cell table:formula="of:=MIN([.$E7];[.$S7];[.$AG7])" office:value-type="float"/>
          <table:table-cell table:formula="of:=MIN([.$F7];[.$T7];[.$AH7])" office:value-type="float"/>
          <table:table-cell table:formula="of:=MIN([.$G7];[.$U7];[.$AI7])" office:value-type="float"/>
          <table:table-cell table:formula="of:=MIN([.$H7];[.$V7];[.$AJ7])" office:value-type="float"/>
          <table:table-cell table:formula="of:=MIN([.$I7];[.$W7];[.$AK7])" office:value-type="float"/>
          <table:table-cell table:formula="of:=MIN([.$J7];[.$X7];[.$AL7])" office:value-type="float"/>
          <table:table-cell table:formula="of:=MIN([.$K7];[.$Y7];[.$AM7])" office:value-type="float"/>
          <table:table-cell table:formula="of:=MIN([.$L7];[.$Z7];[.$AN7])" office:value-type="float"/>
          <table:table-cell table:formula="of:=MIN([.$M7];[.$AA7];[.$AO7])" office:value-type="float"/>
          <table:table-cell table:formula="of:=MIN([.$N7];[.$AB7];[.$AP7])" office:value-type="float"/>
          <table:table-cell table:formula="of:=MIN([.$O7];[.$AC7];[.$AQ7])" office:value-type="float"/>
          <table:table-cell table:formula="of:=MEDIAN([.$B7];[.$P7];[.$AD7])" office:value-type="float"/>
          <table:table-cell table:formula="of:=MEDIAN([.$C7];[.$Q7];[.$AE7])" office:value-type="float"/>
          <table:table-cell table:formula="of:=MEDIAN([.$D7];[.$R7];[.$AF7])" office:value-type="float"/>
          <table:table-cell table:formula="of:=MEDIAN([.$E7];[.$S7];[.$AG7])" office:value-type="float"/>
          <table:table-cell table:formula="of:=MEDIAN([.$F7];[.$T7];[.$AH7])" office:value-type="float"/>
          <table:table-cell table:formula="of:=MEDIAN([.$G7];[.$U7];[.$AI7])" office:value-type="float"/>
          <table:table-cell table:formula="of:=MEDIAN([.$H7];[.$V7];[.$AJ7])" office:value-type="float"/>
          <table:table-cell table:formula="of:=MEDIAN([.$I7];[.$W7];[.$AK7])" office:value-type="float"/>
          <table:table-cell table:formula="of:=MEDIAN([.$J7];[.$X7];[.$AL7])" office:value-type="float"/>
          <table:table-cell table:formula="of:=MEDIAN([.$K7];[.$Y7];[.$AM7])" office:value-type="float"/>
          <table:table-cell table:formula="of:=MEDIAN([.$L7];[.$Z7];[.$AN7])" office:value-type="float"/>
          <table:table-cell table:formula="of:=MEDIAN([.$M7];[.$AA7];[.$AO7])" office:value-type="float"/>
          <table:table-cell table:formula="of:=MEDIAN([.$N7];[.$AB7];[.$AP7])" office:value-type="float"/>
          <table:table-cell table:formula="of:=MEDIAN([.$O7];[.$AC7];[.$AQ7])" office:value-type="float"/>
          <table:table-cell table:formula="of:=MAX([.$B7];[.$P7];[.$AD7])" office:value-type="float"/>
          <table:table-cell table:formula="of:=MAX([.$C7];[.$Q7];[.$AE7])" office:value-type="float"/>
          <table:table-cell table:formula="of:=MAX([.$D7];[.$R7];[.$AF7])" office:value-type="float"/>
          <table:table-cell table:formula="of:=MAX([.$E7];[.$S7];[.$AG7])" office:value-type="float"/>
          <table:table-cell table:formula="of:=MAX([.$F7];[.$T7];[.$AH7])" office:value-type="float"/>
          <table:table-cell table:formula="of:=MAX([.$G7];[.$U7];[.$AI7])" office:value-type="float"/>
          <table:table-cell table:formula="of:=MAX([.$H7];[.$V7];[.$AJ7])" office:value-type="float"/>
          <table:table-cell table:formula="of:=MAX([.$I7];[.$W7];[.$AK7])" office:value-type="float"/>
          <table:table-cell table:formula="of:=MAX([.$J7];[.$X7];[.$AL7])" office:value-type="float"/>
          <table:table-cell table:formula="of:=MAX([.$K7];[.$Y7];[.$AM7])" office:value-type="float"/>
          <table:table-cell table:formula="of:=MAX([.$L7];[.$Z7];[.$AN7])" office:value-type="float"/>
          <table:table-cell table:formula="of:=MAX([.$M7];[.$AA7];[.$AO7])" office:value-type="float"/>
          <table:table-cell table:formula="of:=MAX([.$N7];[.$AB7];[.$AP7])" office:value-type="float"/>
          <table:table-cell table:formula="of:=MAX([.$O7];[.$AC7];[.$AQ7])" office:value-type="float"/>
        </table:table-row>
        <table:table-row table:style-name="ro1">
          <table:table-cell office:value-type="string">
            <text:p>structured/x10_y12_r20/x10_y12_n120_r20_s20_ps1_pr20_u20_o20_l20_N001.lp</text:p>
          </table:table-cell>
          <table:table-cell office:value-type="float" office:value="73.0949"/>
          <table:table-cell office:value-type="float" office:value="72.503"/>
          <table:table-cell office:value-type="float" office:value="67.12"/>
          <table:table-cell office:value-type="float" office:value="0.0"/>
          <table:table-cell office:value-type="float" office:value="0.0"/>
          <table:table-cell office:value-type="float" office:value="327.0"/>
          <table:table-cell office:value-type="float" office:value="121992.0"/>
          <table:table-cell office:value-type="float" office:value="969298.0"/>
          <table:table-cell office:value-type="float" office:value="590248.0"/>
          <table:table-cell office:value-type="float" office:value="2172861.0"/>
          <table:table-cell office:value-type="float" office:value="50883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2.5156"/>
          <table:table-cell office:value-type="float" office:value="21.929"/>
          <table:table-cell office:value-type="float" office:value="16.3"/>
          <table:table-cell office:value-type="float" office:value="0.0"/>
          <table:table-cell office:value-type="float" office:value="0.0"/>
          <table:table-cell office:value-type="float" office:value="126.0"/>
          <table:table-cell office:value-type="float" office:value="36831.0"/>
          <table:table-cell office:value-type="float" office:value="187833.0"/>
          <table:table-cell office:value-type="float" office:value="590248.0"/>
          <table:table-cell office:value-type="float" office:value="2172861.0"/>
          <table:table-cell office:value-type="float" office:value="50659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.46291"/>
          <table:table-cell office:value-type="float" office:value="3.96"/>
          <table:table-cell office:value-type="float" office:value="0.48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169.0"/>
          <table:table-cell office:value-type="float" office:value="5400.0"/>
          <table:table-cell office:value-type="float" office:value="419575.0"/>
          <table:table-cell office:value-type="float" office:value="1625187.0"/>
          <table:table-cell office:value-type="float" office:value="33199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8];[.$P8];[.$AD8])" office:value-type="float"/>
          <table:table-cell table:formula="of:=MIN([.$C8];[.$Q8];[.$AE8])" office:value-type="float"/>
          <table:table-cell table:formula="of:=MIN([.$D8];[.$R8];[.$AF8])" office:value-type="float"/>
          <table:table-cell table:formula="of:=MIN([.$E8];[.$S8];[.$AG8])" office:value-type="float"/>
          <table:table-cell table:formula="of:=MIN([.$F8];[.$T8];[.$AH8])" office:value-type="float"/>
          <table:table-cell table:formula="of:=MIN([.$G8];[.$U8];[.$AI8])" office:value-type="float"/>
          <table:table-cell table:formula="of:=MIN([.$H8];[.$V8];[.$AJ8])" office:value-type="float"/>
          <table:table-cell table:formula="of:=MIN([.$I8];[.$W8];[.$AK8])" office:value-type="float"/>
          <table:table-cell table:formula="of:=MIN([.$J8];[.$X8];[.$AL8])" office:value-type="float"/>
          <table:table-cell table:formula="of:=MIN([.$K8];[.$Y8];[.$AM8])" office:value-type="float"/>
          <table:table-cell table:formula="of:=MIN([.$L8];[.$Z8];[.$AN8])" office:value-type="float"/>
          <table:table-cell table:formula="of:=MIN([.$M8];[.$AA8];[.$AO8])" office:value-type="float"/>
          <table:table-cell table:formula="of:=MIN([.$N8];[.$AB8];[.$AP8])" office:value-type="float"/>
          <table:table-cell table:formula="of:=MIN([.$O8];[.$AC8];[.$AQ8])" office:value-type="float"/>
          <table:table-cell table:formula="of:=MEDIAN([.$B8];[.$P8];[.$AD8])" office:value-type="float"/>
          <table:table-cell table:formula="of:=MEDIAN([.$C8];[.$Q8];[.$AE8])" office:value-type="float"/>
          <table:table-cell table:formula="of:=MEDIAN([.$D8];[.$R8];[.$AF8])" office:value-type="float"/>
          <table:table-cell table:formula="of:=MEDIAN([.$E8];[.$S8];[.$AG8])" office:value-type="float"/>
          <table:table-cell table:formula="of:=MEDIAN([.$F8];[.$T8];[.$AH8])" office:value-type="float"/>
          <table:table-cell table:formula="of:=MEDIAN([.$G8];[.$U8];[.$AI8])" office:value-type="float"/>
          <table:table-cell table:formula="of:=MEDIAN([.$H8];[.$V8];[.$AJ8])" office:value-type="float"/>
          <table:table-cell table:formula="of:=MEDIAN([.$I8];[.$W8];[.$AK8])" office:value-type="float"/>
          <table:table-cell table:formula="of:=MEDIAN([.$J8];[.$X8];[.$AL8])" office:value-type="float"/>
          <table:table-cell table:formula="of:=MEDIAN([.$K8];[.$Y8];[.$AM8])" office:value-type="float"/>
          <table:table-cell table:formula="of:=MEDIAN([.$L8];[.$Z8];[.$AN8])" office:value-type="float"/>
          <table:table-cell table:formula="of:=MEDIAN([.$M8];[.$AA8];[.$AO8])" office:value-type="float"/>
          <table:table-cell table:formula="of:=MEDIAN([.$N8];[.$AB8];[.$AP8])" office:value-type="float"/>
          <table:table-cell table:formula="of:=MEDIAN([.$O8];[.$AC8];[.$AQ8])" office:value-type="float"/>
          <table:table-cell table:formula="of:=MAX([.$B8];[.$P8];[.$AD8])" office:value-type="float"/>
          <table:table-cell table:formula="of:=MAX([.$C8];[.$Q8];[.$AE8])" office:value-type="float"/>
          <table:table-cell table:formula="of:=MAX([.$D8];[.$R8];[.$AF8])" office:value-type="float"/>
          <table:table-cell table:formula="of:=MAX([.$E8];[.$S8];[.$AG8])" office:value-type="float"/>
          <table:table-cell table:formula="of:=MAX([.$F8];[.$T8];[.$AH8])" office:value-type="float"/>
          <table:table-cell table:formula="of:=MAX([.$G8];[.$U8];[.$AI8])" office:value-type="float"/>
          <table:table-cell table:formula="of:=MAX([.$H8];[.$V8];[.$AJ8])" office:value-type="float"/>
          <table:table-cell table:formula="of:=MAX([.$I8];[.$W8];[.$AK8])" office:value-type="float"/>
          <table:table-cell table:formula="of:=MAX([.$J8];[.$X8];[.$AL8])" office:value-type="float"/>
          <table:table-cell table:formula="of:=MAX([.$K8];[.$Y8];[.$AM8])" office:value-type="float"/>
          <table:table-cell table:formula="of:=MAX([.$L8];[.$Z8];[.$AN8])" office:value-type="float"/>
          <table:table-cell table:formula="of:=MAX([.$M8];[.$AA8];[.$AO8])" office:value-type="float"/>
          <table:table-cell table:formula="of:=MAX([.$N8];[.$AB8];[.$AP8])" office:value-type="float"/>
          <table:table-cell table:formula="of:=MAX([.$O8];[.$AC8];[.$AQ8])" office:value-type="float"/>
        </table:table-row>
        <table:table-row table:style-name="ro1">
          <table:table-cell office:value-type="string">
            <text:p>structured/x10_y12_r20/x10_y12_n120_r20_s20_ps1_pr20_u20_o20_l20_N002.lp</text:p>
          </table:table-cell>
          <table:table-cell office:value-type="float" office:value="89.3949"/>
          <table:table-cell office:value-type="float" office:value="88.867"/>
          <table:table-cell office:value-type="float" office:value="83.15"/>
          <table:table-cell office:value-type="float" office:value="0.0"/>
          <table:table-cell office:value-type="float" office:value="0.0"/>
          <table:table-cell office:value-type="float" office:value="343.0"/>
          <table:table-cell office:value-type="float" office:value="124640.0"/>
          <table:table-cell office:value-type="float" office:value="1165113.0"/>
          <table:table-cell office:value-type="float" office:value="590248.0"/>
          <table:table-cell office:value-type="float" office:value="2172861.0"/>
          <table:table-cell office:value-type="float" office:value="50481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6.0192"/>
          <table:table-cell office:value-type="float" office:value="15.409"/>
          <table:table-cell office:value-type="float" office:value="9.62"/>
          <table:table-cell office:value-type="float" office:value="1.0"/>
          <table:table-cell office:value-type="float" office:value="0.0"/>
          <table:table-cell office:value-type="float" office:value="47.0"/>
          <table:table-cell office:value-type="float" office:value="13357.0"/>
          <table:table-cell office:value-type="float" office:value="204556.0"/>
          <table:table-cell office:value-type="float" office:value="590248.0"/>
          <table:table-cell office:value-type="float" office:value="2172861.0"/>
          <table:table-cell office:value-type="float" office:value="50659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.12988"/>
          <table:table-cell office:value-type="float" office:value="3.638"/>
          <table:table-cell office:value-type="float" office:value="0.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71.0"/>
          <table:table-cell office:value-type="float" office:value="4448.0"/>
          <table:table-cell office:value-type="float" office:value="419575.0"/>
          <table:table-cell office:value-type="float" office:value="1625187.0"/>
          <table:table-cell office:value-type="float" office:value="33376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9];[.$P9];[.$AD9])" office:value-type="float"/>
          <table:table-cell table:formula="of:=MIN([.$C9];[.$Q9];[.$AE9])" office:value-type="float"/>
          <table:table-cell table:formula="of:=MIN([.$D9];[.$R9];[.$AF9])" office:value-type="float"/>
          <table:table-cell table:formula="of:=MIN([.$E9];[.$S9];[.$AG9])" office:value-type="float"/>
          <table:table-cell table:formula="of:=MIN([.$F9];[.$T9];[.$AH9])" office:value-type="float"/>
          <table:table-cell table:formula="of:=MIN([.$G9];[.$U9];[.$AI9])" office:value-type="float"/>
          <table:table-cell table:formula="of:=MIN([.$H9];[.$V9];[.$AJ9])" office:value-type="float"/>
          <table:table-cell table:formula="of:=MIN([.$I9];[.$W9];[.$AK9])" office:value-type="float"/>
          <table:table-cell table:formula="of:=MIN([.$J9];[.$X9];[.$AL9])" office:value-type="float"/>
          <table:table-cell table:formula="of:=MIN([.$K9];[.$Y9];[.$AM9])" office:value-type="float"/>
          <table:table-cell table:formula="of:=MIN([.$L9];[.$Z9];[.$AN9])" office:value-type="float"/>
          <table:table-cell table:formula="of:=MIN([.$M9];[.$AA9];[.$AO9])" office:value-type="float"/>
          <table:table-cell table:formula="of:=MIN([.$N9];[.$AB9];[.$AP9])" office:value-type="float"/>
          <table:table-cell table:formula="of:=MIN([.$O9];[.$AC9];[.$AQ9])" office:value-type="float"/>
          <table:table-cell table:formula="of:=MEDIAN([.$B9];[.$P9];[.$AD9])" office:value-type="float"/>
          <table:table-cell table:formula="of:=MEDIAN([.$C9];[.$Q9];[.$AE9])" office:value-type="float"/>
          <table:table-cell table:formula="of:=MEDIAN([.$D9];[.$R9];[.$AF9])" office:value-type="float"/>
          <table:table-cell table:formula="of:=MEDIAN([.$E9];[.$S9];[.$AG9])" office:value-type="float"/>
          <table:table-cell table:formula="of:=MEDIAN([.$F9];[.$T9];[.$AH9])" office:value-type="float"/>
          <table:table-cell table:formula="of:=MEDIAN([.$G9];[.$U9];[.$AI9])" office:value-type="float"/>
          <table:table-cell table:formula="of:=MEDIAN([.$H9];[.$V9];[.$AJ9])" office:value-type="float"/>
          <table:table-cell table:formula="of:=MEDIAN([.$I9];[.$W9];[.$AK9])" office:value-type="float"/>
          <table:table-cell table:formula="of:=MEDIAN([.$J9];[.$X9];[.$AL9])" office:value-type="float"/>
          <table:table-cell table:formula="of:=MEDIAN([.$K9];[.$Y9];[.$AM9])" office:value-type="float"/>
          <table:table-cell table:formula="of:=MEDIAN([.$L9];[.$Z9];[.$AN9])" office:value-type="float"/>
          <table:table-cell table:formula="of:=MEDIAN([.$M9];[.$AA9];[.$AO9])" office:value-type="float"/>
          <table:table-cell table:formula="of:=MEDIAN([.$N9];[.$AB9];[.$AP9])" office:value-type="float"/>
          <table:table-cell table:formula="of:=MEDIAN([.$O9];[.$AC9];[.$AQ9])" office:value-type="float"/>
          <table:table-cell table:formula="of:=MAX([.$B9];[.$P9];[.$AD9])" office:value-type="float"/>
          <table:table-cell table:formula="of:=MAX([.$C9];[.$Q9];[.$AE9])" office:value-type="float"/>
          <table:table-cell table:formula="of:=MAX([.$D9];[.$R9];[.$AF9])" office:value-type="float"/>
          <table:table-cell table:formula="of:=MAX([.$E9];[.$S9];[.$AG9])" office:value-type="float"/>
          <table:table-cell table:formula="of:=MAX([.$F9];[.$T9];[.$AH9])" office:value-type="float"/>
          <table:table-cell table:formula="of:=MAX([.$G9];[.$U9];[.$AI9])" office:value-type="float"/>
          <table:table-cell table:formula="of:=MAX([.$H9];[.$V9];[.$AJ9])" office:value-type="float"/>
          <table:table-cell table:formula="of:=MAX([.$I9];[.$W9];[.$AK9])" office:value-type="float"/>
          <table:table-cell table:formula="of:=MAX([.$J9];[.$X9];[.$AL9])" office:value-type="float"/>
          <table:table-cell table:formula="of:=MAX([.$K9];[.$Y9];[.$AM9])" office:value-type="float"/>
          <table:table-cell table:formula="of:=MAX([.$L9];[.$Z9];[.$AN9])" office:value-type="float"/>
          <table:table-cell table:formula="of:=MAX([.$M9];[.$AA9];[.$AO9])" office:value-type="float"/>
          <table:table-cell table:formula="of:=MAX([.$N9];[.$AB9];[.$AP9])" office:value-type="float"/>
          <table:table-cell table:formula="of:=MAX([.$O9];[.$AC9];[.$AQ9])" office:value-type="float"/>
        </table:table-row>
        <table:table-row table:style-name="ro1">
          <table:table-cell office:value-type="string">
            <text:p>structured/x10_y12_r20/x10_y12_n120_r20_s20_ps1_pr20_u20_o20_l20_N003.lp</text:p>
          </table:table-cell>
          <table:table-cell office:value-type="float" office:value="92.1831"/>
          <table:table-cell office:value-type="float" office:value="91.657"/>
          <table:table-cell office:value-type="float" office:value="85.56"/>
          <table:table-cell office:value-type="float" office:value="0.0"/>
          <table:table-cell office:value-type="float" office:value="0.0"/>
          <table:table-cell office:value-type="float" office:value="346.0"/>
          <table:table-cell office:value-type="float" office:value="128422.0"/>
          <table:table-cell office:value-type="float" office:value="1092070.0"/>
          <table:table-cell office:value-type="float" office:value="590248.0"/>
          <table:table-cell office:value-type="float" office:value="2172862.0"/>
          <table:table-cell office:value-type="float" office:value="50883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.06919"/>
          <table:table-cell office:value-type="float" office:value="8.493"/>
          <table:table-cell office:value-type="float" office:value="2.79"/>
          <table:table-cell office:value-type="float" office:value="1.0"/>
          <table:table-cell office:value-type="float" office:value="0.0"/>
          <table:table-cell office:value-type="float" office:value="11.0"/>
          <table:table-cell office:value-type="float" office:value="1993.0"/>
          <table:table-cell office:value-type="float" office:value="58519.0"/>
          <table:table-cell office:value-type="float" office:value="590248.0"/>
          <table:table-cell office:value-type="float" office:value="2172862.0"/>
          <table:table-cell office:value-type="float" office:value="50883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.23255"/>
          <table:table-cell office:value-type="float" office:value="3.735"/>
          <table:table-cell office:value-type="float" office:value="0.41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71.0"/>
          <table:table-cell office:value-type="float" office:value="5725.0"/>
          <table:table-cell office:value-type="float" office:value="419575.0"/>
          <table:table-cell office:value-type="float" office:value="1625188.0"/>
          <table:table-cell office:value-type="float" office:value="33376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0];[.$P10];[.$AD10])" office:value-type="float"/>
          <table:table-cell table:formula="of:=MIN([.$C10];[.$Q10];[.$AE10])" office:value-type="float"/>
          <table:table-cell table:formula="of:=MIN([.$D10];[.$R10];[.$AF10])" office:value-type="float"/>
          <table:table-cell table:formula="of:=MIN([.$E10];[.$S10];[.$AG10])" office:value-type="float"/>
          <table:table-cell table:formula="of:=MIN([.$F10];[.$T10];[.$AH10])" office:value-type="float"/>
          <table:table-cell table:formula="of:=MIN([.$G10];[.$U10];[.$AI10])" office:value-type="float"/>
          <table:table-cell table:formula="of:=MIN([.$H10];[.$V10];[.$AJ10])" office:value-type="float"/>
          <table:table-cell table:formula="of:=MIN([.$I10];[.$W10];[.$AK10])" office:value-type="float"/>
          <table:table-cell table:formula="of:=MIN([.$J10];[.$X10];[.$AL10])" office:value-type="float"/>
          <table:table-cell table:formula="of:=MIN([.$K10];[.$Y10];[.$AM10])" office:value-type="float"/>
          <table:table-cell table:formula="of:=MIN([.$L10];[.$Z10];[.$AN10])" office:value-type="float"/>
          <table:table-cell table:formula="of:=MIN([.$M10];[.$AA10];[.$AO10])" office:value-type="float"/>
          <table:table-cell table:formula="of:=MIN([.$N10];[.$AB10];[.$AP10])" office:value-type="float"/>
          <table:table-cell table:formula="of:=MIN([.$O10];[.$AC10];[.$AQ10])" office:value-type="float"/>
          <table:table-cell table:formula="of:=MEDIAN([.$B10];[.$P10];[.$AD10])" office:value-type="float"/>
          <table:table-cell table:formula="of:=MEDIAN([.$C10];[.$Q10];[.$AE10])" office:value-type="float"/>
          <table:table-cell table:formula="of:=MEDIAN([.$D10];[.$R10];[.$AF10])" office:value-type="float"/>
          <table:table-cell table:formula="of:=MEDIAN([.$E10];[.$S10];[.$AG10])" office:value-type="float"/>
          <table:table-cell table:formula="of:=MEDIAN([.$F10];[.$T10];[.$AH10])" office:value-type="float"/>
          <table:table-cell table:formula="of:=MEDIAN([.$G10];[.$U10];[.$AI10])" office:value-type="float"/>
          <table:table-cell table:formula="of:=MEDIAN([.$H10];[.$V10];[.$AJ10])" office:value-type="float"/>
          <table:table-cell table:formula="of:=MEDIAN([.$I10];[.$W10];[.$AK10])" office:value-type="float"/>
          <table:table-cell table:formula="of:=MEDIAN([.$J10];[.$X10];[.$AL10])" office:value-type="float"/>
          <table:table-cell table:formula="of:=MEDIAN([.$K10];[.$Y10];[.$AM10])" office:value-type="float"/>
          <table:table-cell table:formula="of:=MEDIAN([.$L10];[.$Z10];[.$AN10])" office:value-type="float"/>
          <table:table-cell table:formula="of:=MEDIAN([.$M10];[.$AA10];[.$AO10])" office:value-type="float"/>
          <table:table-cell table:formula="of:=MEDIAN([.$N10];[.$AB10];[.$AP10])" office:value-type="float"/>
          <table:table-cell table:formula="of:=MEDIAN([.$O10];[.$AC10];[.$AQ10])" office:value-type="float"/>
          <table:table-cell table:formula="of:=MAX([.$B10];[.$P10];[.$AD10])" office:value-type="float"/>
          <table:table-cell table:formula="of:=MAX([.$C10];[.$Q10];[.$AE10])" office:value-type="float"/>
          <table:table-cell table:formula="of:=MAX([.$D10];[.$R10];[.$AF10])" office:value-type="float"/>
          <table:table-cell table:formula="of:=MAX([.$E10];[.$S10];[.$AG10])" office:value-type="float"/>
          <table:table-cell table:formula="of:=MAX([.$F10];[.$T10];[.$AH10])" office:value-type="float"/>
          <table:table-cell table:formula="of:=MAX([.$G10];[.$U10];[.$AI10])" office:value-type="float"/>
          <table:table-cell table:formula="of:=MAX([.$H10];[.$V10];[.$AJ10])" office:value-type="float"/>
          <table:table-cell table:formula="of:=MAX([.$I10];[.$W10];[.$AK10])" office:value-type="float"/>
          <table:table-cell table:formula="of:=MAX([.$J10];[.$X10];[.$AL10])" office:value-type="float"/>
          <table:table-cell table:formula="of:=MAX([.$K10];[.$Y10];[.$AM10])" office:value-type="float"/>
          <table:table-cell table:formula="of:=MAX([.$L10];[.$Z10];[.$AN10])" office:value-type="float"/>
          <table:table-cell table:formula="of:=MAX([.$M10];[.$AA10];[.$AO10])" office:value-type="float"/>
          <table:table-cell table:formula="of:=MAX([.$N10];[.$AB10];[.$AP10])" office:value-type="float"/>
          <table:table-cell table:formula="of:=MAX([.$O10];[.$AC10];[.$AQ10])" office:value-type="float"/>
        </table:table-row>
        <table:table-row table:style-name="ro1">
          <table:table-cell office:value-type="string">
            <text:p>structured/x10_y12_r20/x10_y12_n120_r20_s20_ps1_pr20_u20_o20_l20_N004.lp</text:p>
          </table:table-cell>
          <table:table-cell office:value-type="float" office:value="551.863"/>
          <table:table-cell office:value-type="float" office:value="551.3"/>
          <table:table-cell office:value-type="float" office:value="545.96"/>
          <table:table-cell office:value-type="float" office:value="0.0"/>
          <table:table-cell office:value-type="float" office:value="0.0"/>
          <table:table-cell office:value-type="float" office:value="2172.0"/>
          <table:table-cell office:value-type="float" office:value="1045415.0"/>
          <table:table-cell office:value-type="float" office:value="5901043.0"/>
          <table:table-cell office:value-type="float" office:value="590248.0"/>
          <table:table-cell office:value-type="float" office:value="2172863.0"/>
          <table:table-cell office:value-type="float" office:value="50659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7.5826"/>
          <table:table-cell office:value-type="float" office:value="67.04"/>
          <table:table-cell office:value-type="float" office:value="61.5"/>
          <table:table-cell office:value-type="float" office:value="0.0"/>
          <table:table-cell office:value-type="float" office:value="0.0"/>
          <table:table-cell office:value-type="float" office:value="395.0"/>
          <table:table-cell office:value-type="float" office:value="142124.0"/>
          <table:table-cell office:value-type="float" office:value="611437.0"/>
          <table:table-cell office:value-type="float" office:value="590248.0"/>
          <table:table-cell office:value-type="float" office:value="2172863.0"/>
          <table:table-cell office:value-type="float" office:value="50830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.37462"/>
          <table:table-cell office:value-type="float" office:value="3.844"/>
          <table:table-cell office:value-type="float" office:value="0.37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28.0"/>
          <table:table-cell office:value-type="float" office:value="2978.0"/>
          <table:table-cell office:value-type="float" office:value="419575.0"/>
          <table:table-cell office:value-type="float" office:value="1625189.0"/>
          <table:table-cell office:value-type="float" office:value="33200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1];[.$P11];[.$AD11])" office:value-type="float"/>
          <table:table-cell table:formula="of:=MIN([.$C11];[.$Q11];[.$AE11])" office:value-type="float"/>
          <table:table-cell table:formula="of:=MIN([.$D11];[.$R11];[.$AF11])" office:value-type="float"/>
          <table:table-cell table:formula="of:=MIN([.$E11];[.$S11];[.$AG11])" office:value-type="float"/>
          <table:table-cell table:formula="of:=MIN([.$F11];[.$T11];[.$AH11])" office:value-type="float"/>
          <table:table-cell table:formula="of:=MIN([.$G11];[.$U11];[.$AI11])" office:value-type="float"/>
          <table:table-cell table:formula="of:=MIN([.$H11];[.$V11];[.$AJ11])" office:value-type="float"/>
          <table:table-cell table:formula="of:=MIN([.$I11];[.$W11];[.$AK11])" office:value-type="float"/>
          <table:table-cell table:formula="of:=MIN([.$J11];[.$X11];[.$AL11])" office:value-type="float"/>
          <table:table-cell table:formula="of:=MIN([.$K11];[.$Y11];[.$AM11])" office:value-type="float"/>
          <table:table-cell table:formula="of:=MIN([.$L11];[.$Z11];[.$AN11])" office:value-type="float"/>
          <table:table-cell table:formula="of:=MIN([.$M11];[.$AA11];[.$AO11])" office:value-type="float"/>
          <table:table-cell table:formula="of:=MIN([.$N11];[.$AB11];[.$AP11])" office:value-type="float"/>
          <table:table-cell table:formula="of:=MIN([.$O11];[.$AC11];[.$AQ11])" office:value-type="float"/>
          <table:table-cell table:formula="of:=MEDIAN([.$B11];[.$P11];[.$AD11])" office:value-type="float"/>
          <table:table-cell table:formula="of:=MEDIAN([.$C11];[.$Q11];[.$AE11])" office:value-type="float"/>
          <table:table-cell table:formula="of:=MEDIAN([.$D11];[.$R11];[.$AF11])" office:value-type="float"/>
          <table:table-cell table:formula="of:=MEDIAN([.$E11];[.$S11];[.$AG11])" office:value-type="float"/>
          <table:table-cell table:formula="of:=MEDIAN([.$F11];[.$T11];[.$AH11])" office:value-type="float"/>
          <table:table-cell table:formula="of:=MEDIAN([.$G11];[.$U11];[.$AI11])" office:value-type="float"/>
          <table:table-cell table:formula="of:=MEDIAN([.$H11];[.$V11];[.$AJ11])" office:value-type="float"/>
          <table:table-cell table:formula="of:=MEDIAN([.$I11];[.$W11];[.$AK11])" office:value-type="float"/>
          <table:table-cell table:formula="of:=MEDIAN([.$J11];[.$X11];[.$AL11])" office:value-type="float"/>
          <table:table-cell table:formula="of:=MEDIAN([.$K11];[.$Y11];[.$AM11])" office:value-type="float"/>
          <table:table-cell table:formula="of:=MEDIAN([.$L11];[.$Z11];[.$AN11])" office:value-type="float"/>
          <table:table-cell table:formula="of:=MEDIAN([.$M11];[.$AA11];[.$AO11])" office:value-type="float"/>
          <table:table-cell table:formula="of:=MEDIAN([.$N11];[.$AB11];[.$AP11])" office:value-type="float"/>
          <table:table-cell table:formula="of:=MEDIAN([.$O11];[.$AC11];[.$AQ11])" office:value-type="float"/>
          <table:table-cell table:formula="of:=MAX([.$B11];[.$P11];[.$AD11])" office:value-type="float"/>
          <table:table-cell table:formula="of:=MAX([.$C11];[.$Q11];[.$AE11])" office:value-type="float"/>
          <table:table-cell table:formula="of:=MAX([.$D11];[.$R11];[.$AF11])" office:value-type="float"/>
          <table:table-cell table:formula="of:=MAX([.$E11];[.$S11];[.$AG11])" office:value-type="float"/>
          <table:table-cell table:formula="of:=MAX([.$F11];[.$T11];[.$AH11])" office:value-type="float"/>
          <table:table-cell table:formula="of:=MAX([.$G11];[.$U11];[.$AI11])" office:value-type="float"/>
          <table:table-cell table:formula="of:=MAX([.$H11];[.$V11];[.$AJ11])" office:value-type="float"/>
          <table:table-cell table:formula="of:=MAX([.$I11];[.$W11];[.$AK11])" office:value-type="float"/>
          <table:table-cell table:formula="of:=MAX([.$J11];[.$X11];[.$AL11])" office:value-type="float"/>
          <table:table-cell table:formula="of:=MAX([.$K11];[.$Y11];[.$AM11])" office:value-type="float"/>
          <table:table-cell table:formula="of:=MAX([.$L11];[.$Z11];[.$AN11])" office:value-type="float"/>
          <table:table-cell table:formula="of:=MAX([.$M11];[.$AA11];[.$AO11])" office:value-type="float"/>
          <table:table-cell table:formula="of:=MAX([.$N11];[.$AB11];[.$AP11])" office:value-type="float"/>
          <table:table-cell table:formula="of:=MAX([.$O11];[.$AC11];[.$AQ11])" office:value-type="float"/>
        </table:table-row>
        <table:table-row table:style-name="ro1">
          <table:table-cell office:value-type="string">
            <text:p>structured/x10_y12_r20/x10_y12_n120_r20_s20_ps1_pr20_u20_o20_l20_N005.lp</text:p>
          </table:table-cell>
          <table:table-cell office:value-type="float" office:value="57.616"/>
          <table:table-cell office:value-type="float" office:value="57.106"/>
          <table:table-cell office:value-type="float" office:value="51.59"/>
          <table:table-cell office:value-type="float" office:value="0.0"/>
          <table:table-cell office:value-type="float" office:value="0.0"/>
          <table:table-cell office:value-type="float" office:value="254.0"/>
          <table:table-cell office:value-type="float" office:value="89579.0"/>
          <table:table-cell office:value-type="float" office:value="646222.0"/>
          <table:table-cell office:value-type="float" office:value="590248.0"/>
          <table:table-cell office:value-type="float" office:value="2172863.0"/>
          <table:table-cell office:value-type="float" office:value="50659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4.9288"/>
          <table:table-cell office:value-type="float" office:value="44.38"/>
          <table:table-cell office:value-type="float" office:value="38.75"/>
          <table:table-cell office:value-type="float" office:value="0.0"/>
          <table:table-cell office:value-type="float" office:value="0.0"/>
          <table:table-cell office:value-type="float" office:value="315.0"/>
          <table:table-cell office:value-type="float" office:value="103464.0"/>
          <table:table-cell office:value-type="float" office:value="489867.0"/>
          <table:table-cell office:value-type="float" office:value="590248.0"/>
          <table:table-cell office:value-type="float" office:value="2172863.0"/>
          <table:table-cell office:value-type="float" office:value="50751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.05479"/>
          <table:table-cell office:value-type="float" office:value="3.554"/>
          <table:table-cell office:value-type="float" office:value="0.7"/>
          <table:table-cell office:value-type="float" office:value="1.0"/>
          <table:table-cell office:value-type="float" office:value="0.0"/>
          <table:table-cell office:value-type="float" office:value="3.0"/>
          <table:table-cell office:value-type="float" office:value="405.0"/>
          <table:table-cell office:value-type="float" office:value="16760.0"/>
          <table:table-cell office:value-type="float" office:value="419575.0"/>
          <table:table-cell office:value-type="float" office:value="1625189.0"/>
          <table:table-cell office:value-type="float" office:value="33200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2];[.$P12];[.$AD12])" office:value-type="float"/>
          <table:table-cell table:formula="of:=MIN([.$C12];[.$Q12];[.$AE12])" office:value-type="float"/>
          <table:table-cell table:formula="of:=MIN([.$D12];[.$R12];[.$AF12])" office:value-type="float"/>
          <table:table-cell table:formula="of:=MIN([.$E12];[.$S12];[.$AG12])" office:value-type="float"/>
          <table:table-cell table:formula="of:=MIN([.$F12];[.$T12];[.$AH12])" office:value-type="float"/>
          <table:table-cell table:formula="of:=MIN([.$G12];[.$U12];[.$AI12])" office:value-type="float"/>
          <table:table-cell table:formula="of:=MIN([.$H12];[.$V12];[.$AJ12])" office:value-type="float"/>
          <table:table-cell table:formula="of:=MIN([.$I12];[.$W12];[.$AK12])" office:value-type="float"/>
          <table:table-cell table:formula="of:=MIN([.$J12];[.$X12];[.$AL12])" office:value-type="float"/>
          <table:table-cell table:formula="of:=MIN([.$K12];[.$Y12];[.$AM12])" office:value-type="float"/>
          <table:table-cell table:formula="of:=MIN([.$L12];[.$Z12];[.$AN12])" office:value-type="float"/>
          <table:table-cell table:formula="of:=MIN([.$M12];[.$AA12];[.$AO12])" office:value-type="float"/>
          <table:table-cell table:formula="of:=MIN([.$N12];[.$AB12];[.$AP12])" office:value-type="float"/>
          <table:table-cell table:formula="of:=MIN([.$O12];[.$AC12];[.$AQ12])" office:value-type="float"/>
          <table:table-cell table:formula="of:=MEDIAN([.$B12];[.$P12];[.$AD12])" office:value-type="float"/>
          <table:table-cell table:formula="of:=MEDIAN([.$C12];[.$Q12];[.$AE12])" office:value-type="float"/>
          <table:table-cell table:formula="of:=MEDIAN([.$D12];[.$R12];[.$AF12])" office:value-type="float"/>
          <table:table-cell table:formula="of:=MEDIAN([.$E12];[.$S12];[.$AG12])" office:value-type="float"/>
          <table:table-cell table:formula="of:=MEDIAN([.$F12];[.$T12];[.$AH12])" office:value-type="float"/>
          <table:table-cell table:formula="of:=MEDIAN([.$G12];[.$U12];[.$AI12])" office:value-type="float"/>
          <table:table-cell table:formula="of:=MEDIAN([.$H12];[.$V12];[.$AJ12])" office:value-type="float"/>
          <table:table-cell table:formula="of:=MEDIAN([.$I12];[.$W12];[.$AK12])" office:value-type="float"/>
          <table:table-cell table:formula="of:=MEDIAN([.$J12];[.$X12];[.$AL12])" office:value-type="float"/>
          <table:table-cell table:formula="of:=MEDIAN([.$K12];[.$Y12];[.$AM12])" office:value-type="float"/>
          <table:table-cell table:formula="of:=MEDIAN([.$L12];[.$Z12];[.$AN12])" office:value-type="float"/>
          <table:table-cell table:formula="of:=MEDIAN([.$M12];[.$AA12];[.$AO12])" office:value-type="float"/>
          <table:table-cell table:formula="of:=MEDIAN([.$N12];[.$AB12];[.$AP12])" office:value-type="float"/>
          <table:table-cell table:formula="of:=MEDIAN([.$O12];[.$AC12];[.$AQ12])" office:value-type="float"/>
          <table:table-cell table:formula="of:=MAX([.$B12];[.$P12];[.$AD12])" office:value-type="float"/>
          <table:table-cell table:formula="of:=MAX([.$C12];[.$Q12];[.$AE12])" office:value-type="float"/>
          <table:table-cell table:formula="of:=MAX([.$D12];[.$R12];[.$AF12])" office:value-type="float"/>
          <table:table-cell table:formula="of:=MAX([.$E12];[.$S12];[.$AG12])" office:value-type="float"/>
          <table:table-cell table:formula="of:=MAX([.$F12];[.$T12];[.$AH12])" office:value-type="float"/>
          <table:table-cell table:formula="of:=MAX([.$G12];[.$U12];[.$AI12])" office:value-type="float"/>
          <table:table-cell table:formula="of:=MAX([.$H12];[.$V12];[.$AJ12])" office:value-type="float"/>
          <table:table-cell table:formula="of:=MAX([.$I12];[.$W12];[.$AK12])" office:value-type="float"/>
          <table:table-cell table:formula="of:=MAX([.$J12];[.$X12];[.$AL12])" office:value-type="float"/>
          <table:table-cell table:formula="of:=MAX([.$K12];[.$Y12];[.$AM12])" office:value-type="float"/>
          <table:table-cell table:formula="of:=MAX([.$L12];[.$Z12];[.$AN12])" office:value-type="float"/>
          <table:table-cell table:formula="of:=MAX([.$M12];[.$AA12];[.$AO12])" office:value-type="float"/>
          <table:table-cell table:formula="of:=MAX([.$N12];[.$AB12];[.$AP12])" office:value-type="float"/>
          <table:table-cell table:formula="of:=MAX([.$O12];[.$AC12];[.$AQ12])" office:value-type="float"/>
        </table:table-row>
        <table:table-row table:style-name="ro1">
          <table:table-cell office:value-type="string">
            <text:p>structured/x10_y6_r10/x10_y6_n60_r10_s10_ps1_pr10_u10_o10_l10_N001.lp</text:p>
          </table:table-cell>
          <table:table-cell office:value-type="float" office:value="54.546"/>
          <table:table-cell office:value-type="float" office:value="54.128"/>
          <table:table-cell office:value-type="float" office:value="52.01"/>
          <table:table-cell office:value-type="float" office:value="0.0"/>
          <table:table-cell office:value-type="float" office:value="0.0"/>
          <table:table-cell office:value-type="float" office:value="370.0"/>
          <table:table-cell office:value-type="float" office:value="129160.0"/>
          <table:table-cell office:value-type="float" office:value="749718.0"/>
          <table:table-cell office:value-type="float" office:value="217731.0"/>
          <table:table-cell office:value-type="float" office:value="768390.0"/>
          <table:table-cell office:value-type="float" office:value="26657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51.525"/>
          <table:table-cell office:value-type="float" office:value="251.127"/>
          <table:table-cell office:value-type="float" office:value="248.84"/>
          <table:table-cell office:value-type="float" office:value="0.0"/>
          <table:table-cell office:value-type="float" office:value="0.0"/>
          <table:table-cell office:value-type="float" office:value="1691.0"/>
          <table:table-cell office:value-type="float" office:value="714034.0"/>
          <table:table-cell office:value-type="float" office:value="2698251.0"/>
          <table:table-cell office:value-type="float" office:value="217731.0"/>
          <table:table-cell office:value-type="float" office:value="768390.0"/>
          <table:table-cell office:value-type="float" office:value="26406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69791"/>
          <table:table-cell office:value-type="float" office:value="1.35"/>
          <table:table-cell office:value-type="float" office:value="0.13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27.0"/>
          <table:table-cell office:value-type="float" office:value="2090.0"/>
          <table:table-cell office:value-type="float" office:value="124953.0"/>
          <table:table-cell office:value-type="float" office:value="472786.0"/>
          <table:table-cell office:value-type="float" office:value="17382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3];[.$P13];[.$AD13])" office:value-type="float"/>
          <table:table-cell table:formula="of:=MIN([.$C13];[.$Q13];[.$AE13])" office:value-type="float"/>
          <table:table-cell table:formula="of:=MIN([.$D13];[.$R13];[.$AF13])" office:value-type="float"/>
          <table:table-cell table:formula="of:=MIN([.$E13];[.$S13];[.$AG13])" office:value-type="float"/>
          <table:table-cell table:formula="of:=MIN([.$F13];[.$T13];[.$AH13])" office:value-type="float"/>
          <table:table-cell table:formula="of:=MIN([.$G13];[.$U13];[.$AI13])" office:value-type="float"/>
          <table:table-cell table:formula="of:=MIN([.$H13];[.$V13];[.$AJ13])" office:value-type="float"/>
          <table:table-cell table:formula="of:=MIN([.$I13];[.$W13];[.$AK13])" office:value-type="float"/>
          <table:table-cell table:formula="of:=MIN([.$J13];[.$X13];[.$AL13])" office:value-type="float"/>
          <table:table-cell table:formula="of:=MIN([.$K13];[.$Y13];[.$AM13])" office:value-type="float"/>
          <table:table-cell table:formula="of:=MIN([.$L13];[.$Z13];[.$AN13])" office:value-type="float"/>
          <table:table-cell table:formula="of:=MIN([.$M13];[.$AA13];[.$AO13])" office:value-type="float"/>
          <table:table-cell table:formula="of:=MIN([.$N13];[.$AB13];[.$AP13])" office:value-type="float"/>
          <table:table-cell table:formula="of:=MIN([.$O13];[.$AC13];[.$AQ13])" office:value-type="float"/>
          <table:table-cell table:formula="of:=MEDIAN([.$B13];[.$P13];[.$AD13])" office:value-type="float"/>
          <table:table-cell table:formula="of:=MEDIAN([.$C13];[.$Q13];[.$AE13])" office:value-type="float"/>
          <table:table-cell table:formula="of:=MEDIAN([.$D13];[.$R13];[.$AF13])" office:value-type="float"/>
          <table:table-cell table:formula="of:=MEDIAN([.$E13];[.$S13];[.$AG13])" office:value-type="float"/>
          <table:table-cell table:formula="of:=MEDIAN([.$F13];[.$T13];[.$AH13])" office:value-type="float"/>
          <table:table-cell table:formula="of:=MEDIAN([.$G13];[.$U13];[.$AI13])" office:value-type="float"/>
          <table:table-cell table:formula="of:=MEDIAN([.$H13];[.$V13];[.$AJ13])" office:value-type="float"/>
          <table:table-cell table:formula="of:=MEDIAN([.$I13];[.$W13];[.$AK13])" office:value-type="float"/>
          <table:table-cell table:formula="of:=MEDIAN([.$J13];[.$X13];[.$AL13])" office:value-type="float"/>
          <table:table-cell table:formula="of:=MEDIAN([.$K13];[.$Y13];[.$AM13])" office:value-type="float"/>
          <table:table-cell table:formula="of:=MEDIAN([.$L13];[.$Z13];[.$AN13])" office:value-type="float"/>
          <table:table-cell table:formula="of:=MEDIAN([.$M13];[.$AA13];[.$AO13])" office:value-type="float"/>
          <table:table-cell table:formula="of:=MEDIAN([.$N13];[.$AB13];[.$AP13])" office:value-type="float"/>
          <table:table-cell table:formula="of:=MEDIAN([.$O13];[.$AC13];[.$AQ13])" office:value-type="float"/>
          <table:table-cell table:formula="of:=MAX([.$B13];[.$P13];[.$AD13])" office:value-type="float"/>
          <table:table-cell table:formula="of:=MAX([.$C13];[.$Q13];[.$AE13])" office:value-type="float"/>
          <table:table-cell table:formula="of:=MAX([.$D13];[.$R13];[.$AF13])" office:value-type="float"/>
          <table:table-cell table:formula="of:=MAX([.$E13];[.$S13];[.$AG13])" office:value-type="float"/>
          <table:table-cell table:formula="of:=MAX([.$F13];[.$T13];[.$AH13])" office:value-type="float"/>
          <table:table-cell table:formula="of:=MAX([.$G13];[.$U13];[.$AI13])" office:value-type="float"/>
          <table:table-cell table:formula="of:=MAX([.$H13];[.$V13];[.$AJ13])" office:value-type="float"/>
          <table:table-cell table:formula="of:=MAX([.$I13];[.$W13];[.$AK13])" office:value-type="float"/>
          <table:table-cell table:formula="of:=MAX([.$J13];[.$X13];[.$AL13])" office:value-type="float"/>
          <table:table-cell table:formula="of:=MAX([.$K13];[.$Y13];[.$AM13])" office:value-type="float"/>
          <table:table-cell table:formula="of:=MAX([.$L13];[.$Z13];[.$AN13])" office:value-type="float"/>
          <table:table-cell table:formula="of:=MAX([.$M13];[.$AA13];[.$AO13])" office:value-type="float"/>
          <table:table-cell table:formula="of:=MAX([.$N13];[.$AB13];[.$AP13])" office:value-type="float"/>
          <table:table-cell table:formula="of:=MAX([.$O13];[.$AC13];[.$AQ13])" office:value-type="float"/>
        </table:table-row>
        <table:table-row table:style-name="ro1">
          <table:table-cell office:value-type="string">
            <text:p>structured/x10_y6_r10/x10_y6_n60_r10_s10_ps1_pr10_u10_o10_l10_N002.lp</text:p>
          </table:table-cell>
          <table:table-cell office:value-type="float" office:value="52.7031"/>
          <table:table-cell office:value-type="float" office:value="52.311"/>
          <table:table-cell office:value-type="float" office:value="50.14"/>
          <table:table-cell office:value-type="float" office:value="0.0"/>
          <table:table-cell office:value-type="float" office:value="0.0"/>
          <table:table-cell office:value-type="float" office:value="347.0"/>
          <table:table-cell office:value-type="float" office:value="128481.0"/>
          <table:table-cell office:value-type="float" office:value="840640.0"/>
          <table:table-cell office:value-type="float" office:value="217731.0"/>
          <table:table-cell office:value-type="float" office:value="768390.0"/>
          <table:table-cell office:value-type="float" office:value="26578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.30046"/>
          <table:table-cell office:value-type="float" office:value="4.852"/>
          <table:table-cell office:value-type="float" office:value="2.66"/>
          <table:table-cell office:value-type="float" office:value="1.0"/>
          <table:table-cell office:value-type="float" office:value="0.0"/>
          <table:table-cell office:value-type="float" office:value="26.0"/>
          <table:table-cell office:value-type="float" office:value="6016.0"/>
          <table:table-cell office:value-type="float" office:value="66888.0"/>
          <table:table-cell office:value-type="float" office:value="217731.0"/>
          <table:table-cell office:value-type="float" office:value="768390.0"/>
          <table:table-cell office:value-type="float" office:value="26332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42908"/>
          <table:table-cell office:value-type="float" office:value="1.086"/>
          <table:table-cell office:value-type="float" office:value="0.06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1.0"/>
          <table:table-cell office:value-type="float" office:value="752.0"/>
          <table:table-cell office:value-type="float" office:value="124953.0"/>
          <table:table-cell office:value-type="float" office:value="472786.0"/>
          <table:table-cell office:value-type="float" office:value="17382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4];[.$P14];[.$AD14])" office:value-type="float"/>
          <table:table-cell table:formula="of:=MIN([.$C14];[.$Q14];[.$AE14])" office:value-type="float"/>
          <table:table-cell table:formula="of:=MIN([.$D14];[.$R14];[.$AF14])" office:value-type="float"/>
          <table:table-cell table:formula="of:=MIN([.$E14];[.$S14];[.$AG14])" office:value-type="float"/>
          <table:table-cell table:formula="of:=MIN([.$F14];[.$T14];[.$AH14])" office:value-type="float"/>
          <table:table-cell table:formula="of:=MIN([.$G14];[.$U14];[.$AI14])" office:value-type="float"/>
          <table:table-cell table:formula="of:=MIN([.$H14];[.$V14];[.$AJ14])" office:value-type="float"/>
          <table:table-cell table:formula="of:=MIN([.$I14];[.$W14];[.$AK14])" office:value-type="float"/>
          <table:table-cell table:formula="of:=MIN([.$J14];[.$X14];[.$AL14])" office:value-type="float"/>
          <table:table-cell table:formula="of:=MIN([.$K14];[.$Y14];[.$AM14])" office:value-type="float"/>
          <table:table-cell table:formula="of:=MIN([.$L14];[.$Z14];[.$AN14])" office:value-type="float"/>
          <table:table-cell table:formula="of:=MIN([.$M14];[.$AA14];[.$AO14])" office:value-type="float"/>
          <table:table-cell table:formula="of:=MIN([.$N14];[.$AB14];[.$AP14])" office:value-type="float"/>
          <table:table-cell table:formula="of:=MIN([.$O14];[.$AC14];[.$AQ14])" office:value-type="float"/>
          <table:table-cell table:formula="of:=MEDIAN([.$B14];[.$P14];[.$AD14])" office:value-type="float"/>
          <table:table-cell table:formula="of:=MEDIAN([.$C14];[.$Q14];[.$AE14])" office:value-type="float"/>
          <table:table-cell table:formula="of:=MEDIAN([.$D14];[.$R14];[.$AF14])" office:value-type="float"/>
          <table:table-cell table:formula="of:=MEDIAN([.$E14];[.$S14];[.$AG14])" office:value-type="float"/>
          <table:table-cell table:formula="of:=MEDIAN([.$F14];[.$T14];[.$AH14])" office:value-type="float"/>
          <table:table-cell table:formula="of:=MEDIAN([.$G14];[.$U14];[.$AI14])" office:value-type="float"/>
          <table:table-cell table:formula="of:=MEDIAN([.$H14];[.$V14];[.$AJ14])" office:value-type="float"/>
          <table:table-cell table:formula="of:=MEDIAN([.$I14];[.$W14];[.$AK14])" office:value-type="float"/>
          <table:table-cell table:formula="of:=MEDIAN([.$J14];[.$X14];[.$AL14])" office:value-type="float"/>
          <table:table-cell table:formula="of:=MEDIAN([.$K14];[.$Y14];[.$AM14])" office:value-type="float"/>
          <table:table-cell table:formula="of:=MEDIAN([.$L14];[.$Z14];[.$AN14])" office:value-type="float"/>
          <table:table-cell table:formula="of:=MEDIAN([.$M14];[.$AA14];[.$AO14])" office:value-type="float"/>
          <table:table-cell table:formula="of:=MEDIAN([.$N14];[.$AB14];[.$AP14])" office:value-type="float"/>
          <table:table-cell table:formula="of:=MEDIAN([.$O14];[.$AC14];[.$AQ14])" office:value-type="float"/>
          <table:table-cell table:formula="of:=MAX([.$B14];[.$P14];[.$AD14])" office:value-type="float"/>
          <table:table-cell table:formula="of:=MAX([.$C14];[.$Q14];[.$AE14])" office:value-type="float"/>
          <table:table-cell table:formula="of:=MAX([.$D14];[.$R14];[.$AF14])" office:value-type="float"/>
          <table:table-cell table:formula="of:=MAX([.$E14];[.$S14];[.$AG14])" office:value-type="float"/>
          <table:table-cell table:formula="of:=MAX([.$F14];[.$T14];[.$AH14])" office:value-type="float"/>
          <table:table-cell table:formula="of:=MAX([.$G14];[.$U14];[.$AI14])" office:value-type="float"/>
          <table:table-cell table:formula="of:=MAX([.$H14];[.$V14];[.$AJ14])" office:value-type="float"/>
          <table:table-cell table:formula="of:=MAX([.$I14];[.$W14];[.$AK14])" office:value-type="float"/>
          <table:table-cell table:formula="of:=MAX([.$J14];[.$X14];[.$AL14])" office:value-type="float"/>
          <table:table-cell table:formula="of:=MAX([.$K14];[.$Y14];[.$AM14])" office:value-type="float"/>
          <table:table-cell table:formula="of:=MAX([.$L14];[.$Z14];[.$AN14])" office:value-type="float"/>
          <table:table-cell table:formula="of:=MAX([.$M14];[.$AA14];[.$AO14])" office:value-type="float"/>
          <table:table-cell table:formula="of:=MAX([.$N14];[.$AB14];[.$AP14])" office:value-type="float"/>
          <table:table-cell table:formula="of:=MAX([.$O14];[.$AC14];[.$AQ14])" office:value-type="float"/>
        </table:table-row>
        <table:table-row table:style-name="ro1">
          <table:table-cell office:value-type="string">
            <text:p>structured/x10_y6_r10/x10_y6_n60_r10_s10_ps1_pr10_u10_o10_l10_N003.lp</text:p>
          </table:table-cell>
          <table:table-cell office:value-type="float" office:value="55.5976"/>
          <table:table-cell office:value-type="float" office:value="55.243"/>
          <table:table-cell office:value-type="float" office:value="53.1"/>
          <table:table-cell office:value-type="float" office:value="0.0"/>
          <table:table-cell office:value-type="float" office:value="0.0"/>
          <table:table-cell office:value-type="float" office:value="379.0"/>
          <table:table-cell office:value-type="float" office:value="138215.0"/>
          <table:table-cell office:value-type="float" office:value="840735.0"/>
          <table:table-cell office:value-type="float" office:value="217731.0"/>
          <table:table-cell office:value-type="float" office:value="768390.0"/>
          <table:table-cell office:value-type="float" office:value="26367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.39382"/>
          <table:table-cell office:value-type="float" office:value="3.924"/>
          <table:table-cell office:value-type="float" office:value="1.77"/>
          <table:table-cell office:value-type="float" office:value="1.0"/>
          <table:table-cell office:value-type="float" office:value="0.0"/>
          <table:table-cell office:value-type="float" office:value="14.0"/>
          <table:table-cell office:value-type="float" office:value="2901.0"/>
          <table:table-cell office:value-type="float" office:value="27706.0"/>
          <table:table-cell office:value-type="float" office:value="217731.0"/>
          <table:table-cell office:value-type="float" office:value="768390.0"/>
          <table:table-cell office:value-type="float" office:value="26354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66164"/>
          <table:table-cell office:value-type="float" office:value="1.33"/>
          <table:table-cell office:value-type="float" office:value="0.13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39.0"/>
          <table:table-cell office:value-type="float" office:value="2929.0"/>
          <table:table-cell office:value-type="float" office:value="124953.0"/>
          <table:table-cell office:value-type="float" office:value="472786.0"/>
          <table:table-cell office:value-type="float" office:value="17626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5];[.$P15];[.$AD15])" office:value-type="float"/>
          <table:table-cell table:formula="of:=MIN([.$C15];[.$Q15];[.$AE15])" office:value-type="float"/>
          <table:table-cell table:formula="of:=MIN([.$D15];[.$R15];[.$AF15])" office:value-type="float"/>
          <table:table-cell table:formula="of:=MIN([.$E15];[.$S15];[.$AG15])" office:value-type="float"/>
          <table:table-cell table:formula="of:=MIN([.$F15];[.$T15];[.$AH15])" office:value-type="float"/>
          <table:table-cell table:formula="of:=MIN([.$G15];[.$U15];[.$AI15])" office:value-type="float"/>
          <table:table-cell table:formula="of:=MIN([.$H15];[.$V15];[.$AJ15])" office:value-type="float"/>
          <table:table-cell table:formula="of:=MIN([.$I15];[.$W15];[.$AK15])" office:value-type="float"/>
          <table:table-cell table:formula="of:=MIN([.$J15];[.$X15];[.$AL15])" office:value-type="float"/>
          <table:table-cell table:formula="of:=MIN([.$K15];[.$Y15];[.$AM15])" office:value-type="float"/>
          <table:table-cell table:formula="of:=MIN([.$L15];[.$Z15];[.$AN15])" office:value-type="float"/>
          <table:table-cell table:formula="of:=MIN([.$M15];[.$AA15];[.$AO15])" office:value-type="float"/>
          <table:table-cell table:formula="of:=MIN([.$N15];[.$AB15];[.$AP15])" office:value-type="float"/>
          <table:table-cell table:formula="of:=MIN([.$O15];[.$AC15];[.$AQ15])" office:value-type="float"/>
          <table:table-cell table:formula="of:=MEDIAN([.$B15];[.$P15];[.$AD15])" office:value-type="float"/>
          <table:table-cell table:formula="of:=MEDIAN([.$C15];[.$Q15];[.$AE15])" office:value-type="float"/>
          <table:table-cell table:formula="of:=MEDIAN([.$D15];[.$R15];[.$AF15])" office:value-type="float"/>
          <table:table-cell table:formula="of:=MEDIAN([.$E15];[.$S15];[.$AG15])" office:value-type="float"/>
          <table:table-cell table:formula="of:=MEDIAN([.$F15];[.$T15];[.$AH15])" office:value-type="float"/>
          <table:table-cell table:formula="of:=MEDIAN([.$G15];[.$U15];[.$AI15])" office:value-type="float"/>
          <table:table-cell table:formula="of:=MEDIAN([.$H15];[.$V15];[.$AJ15])" office:value-type="float"/>
          <table:table-cell table:formula="of:=MEDIAN([.$I15];[.$W15];[.$AK15])" office:value-type="float"/>
          <table:table-cell table:formula="of:=MEDIAN([.$J15];[.$X15];[.$AL15])" office:value-type="float"/>
          <table:table-cell table:formula="of:=MEDIAN([.$K15];[.$Y15];[.$AM15])" office:value-type="float"/>
          <table:table-cell table:formula="of:=MEDIAN([.$L15];[.$Z15];[.$AN15])" office:value-type="float"/>
          <table:table-cell table:formula="of:=MEDIAN([.$M15];[.$AA15];[.$AO15])" office:value-type="float"/>
          <table:table-cell table:formula="of:=MEDIAN([.$N15];[.$AB15];[.$AP15])" office:value-type="float"/>
          <table:table-cell table:formula="of:=MEDIAN([.$O15];[.$AC15];[.$AQ15])" office:value-type="float"/>
          <table:table-cell table:formula="of:=MAX([.$B15];[.$P15];[.$AD15])" office:value-type="float"/>
          <table:table-cell table:formula="of:=MAX([.$C15];[.$Q15];[.$AE15])" office:value-type="float"/>
          <table:table-cell table:formula="of:=MAX([.$D15];[.$R15];[.$AF15])" office:value-type="float"/>
          <table:table-cell table:formula="of:=MAX([.$E15];[.$S15];[.$AG15])" office:value-type="float"/>
          <table:table-cell table:formula="of:=MAX([.$F15];[.$T15];[.$AH15])" office:value-type="float"/>
          <table:table-cell table:formula="of:=MAX([.$G15];[.$U15];[.$AI15])" office:value-type="float"/>
          <table:table-cell table:formula="of:=MAX([.$H15];[.$V15];[.$AJ15])" office:value-type="float"/>
          <table:table-cell table:formula="of:=MAX([.$I15];[.$W15];[.$AK15])" office:value-type="float"/>
          <table:table-cell table:formula="of:=MAX([.$J15];[.$X15];[.$AL15])" office:value-type="float"/>
          <table:table-cell table:formula="of:=MAX([.$K15];[.$Y15];[.$AM15])" office:value-type="float"/>
          <table:table-cell table:formula="of:=MAX([.$L15];[.$Z15];[.$AN15])" office:value-type="float"/>
          <table:table-cell table:formula="of:=MAX([.$M15];[.$AA15];[.$AO15])" office:value-type="float"/>
          <table:table-cell table:formula="of:=MAX([.$N15];[.$AB15];[.$AP15])" office:value-type="float"/>
          <table:table-cell table:formula="of:=MAX([.$O15];[.$AC15];[.$AQ15])" office:value-type="float"/>
        </table:table-row>
        <table:table-row table:style-name="ro1">
          <table:table-cell office:value-type="string">
            <text:p>structured/x10_y6_r10/x10_y6_n60_r10_s10_ps1_pr10_u10_o10_l10_N004.lp</text:p>
          </table:table-cell>
          <table:table-cell office:value-type="float" office:value="96.8531"/>
          <table:table-cell office:value-type="float" office:value="96.457"/>
          <table:table-cell office:value-type="float" office:value="94.34"/>
          <table:table-cell office:value-type="float" office:value="0.0"/>
          <table:table-cell office:value-type="float" office:value="0.0"/>
          <table:table-cell office:value-type="float" office:value="572.0"/>
          <table:table-cell office:value-type="float" office:value="236599.0"/>
          <table:table-cell office:value-type="float" office:value="1093392.0"/>
          <table:table-cell office:value-type="float" office:value="217731.0"/>
          <table:table-cell office:value-type="float" office:value="768390.0"/>
          <table:table-cell office:value-type="float" office:value="26332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88355"/>
          <table:table-cell office:value-type="float" office:value="2.437"/>
          <table:table-cell office:value-type="float" office:value="0.26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398.0"/>
          <table:table-cell office:value-type="float" office:value="5951.0"/>
          <table:table-cell office:value-type="float" office:value="217731.0"/>
          <table:table-cell office:value-type="float" office:value="768390.0"/>
          <table:table-cell office:value-type="float" office:value="26332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4633"/>
          <table:table-cell office:value-type="float" office:value="1.133"/>
          <table:table-cell office:value-type="float" office:value="0.04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1.0"/>
          <table:table-cell office:value-type="float" office:value="550.0"/>
          <table:table-cell office:value-type="float" office:value="124953.0"/>
          <table:table-cell office:value-type="float" office:value="472786.0"/>
          <table:table-cell office:value-type="float" office:value="17639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6];[.$P16];[.$AD16])" office:value-type="float"/>
          <table:table-cell table:formula="of:=MIN([.$C16];[.$Q16];[.$AE16])" office:value-type="float"/>
          <table:table-cell table:formula="of:=MIN([.$D16];[.$R16];[.$AF16])" office:value-type="float"/>
          <table:table-cell table:formula="of:=MIN([.$E16];[.$S16];[.$AG16])" office:value-type="float"/>
          <table:table-cell table:formula="of:=MIN([.$F16];[.$T16];[.$AH16])" office:value-type="float"/>
          <table:table-cell table:formula="of:=MIN([.$G16];[.$U16];[.$AI16])" office:value-type="float"/>
          <table:table-cell table:formula="of:=MIN([.$H16];[.$V16];[.$AJ16])" office:value-type="float"/>
          <table:table-cell table:formula="of:=MIN([.$I16];[.$W16];[.$AK16])" office:value-type="float"/>
          <table:table-cell table:formula="of:=MIN([.$J16];[.$X16];[.$AL16])" office:value-type="float"/>
          <table:table-cell table:formula="of:=MIN([.$K16];[.$Y16];[.$AM16])" office:value-type="float"/>
          <table:table-cell table:formula="of:=MIN([.$L16];[.$Z16];[.$AN16])" office:value-type="float"/>
          <table:table-cell table:formula="of:=MIN([.$M16];[.$AA16];[.$AO16])" office:value-type="float"/>
          <table:table-cell table:formula="of:=MIN([.$N16];[.$AB16];[.$AP16])" office:value-type="float"/>
          <table:table-cell table:formula="of:=MIN([.$O16];[.$AC16];[.$AQ16])" office:value-type="float"/>
          <table:table-cell table:formula="of:=MEDIAN([.$B16];[.$P16];[.$AD16])" office:value-type="float"/>
          <table:table-cell table:formula="of:=MEDIAN([.$C16];[.$Q16];[.$AE16])" office:value-type="float"/>
          <table:table-cell table:formula="of:=MEDIAN([.$D16];[.$R16];[.$AF16])" office:value-type="float"/>
          <table:table-cell table:formula="of:=MEDIAN([.$E16];[.$S16];[.$AG16])" office:value-type="float"/>
          <table:table-cell table:formula="of:=MEDIAN([.$F16];[.$T16];[.$AH16])" office:value-type="float"/>
          <table:table-cell table:formula="of:=MEDIAN([.$G16];[.$U16];[.$AI16])" office:value-type="float"/>
          <table:table-cell table:formula="of:=MEDIAN([.$H16];[.$V16];[.$AJ16])" office:value-type="float"/>
          <table:table-cell table:formula="of:=MEDIAN([.$I16];[.$W16];[.$AK16])" office:value-type="float"/>
          <table:table-cell table:formula="of:=MEDIAN([.$J16];[.$X16];[.$AL16])" office:value-type="float"/>
          <table:table-cell table:formula="of:=MEDIAN([.$K16];[.$Y16];[.$AM16])" office:value-type="float"/>
          <table:table-cell table:formula="of:=MEDIAN([.$L16];[.$Z16];[.$AN16])" office:value-type="float"/>
          <table:table-cell table:formula="of:=MEDIAN([.$M16];[.$AA16];[.$AO16])" office:value-type="float"/>
          <table:table-cell table:formula="of:=MEDIAN([.$N16];[.$AB16];[.$AP16])" office:value-type="float"/>
          <table:table-cell table:formula="of:=MEDIAN([.$O16];[.$AC16];[.$AQ16])" office:value-type="float"/>
          <table:table-cell table:formula="of:=MAX([.$B16];[.$P16];[.$AD16])" office:value-type="float"/>
          <table:table-cell table:formula="of:=MAX([.$C16];[.$Q16];[.$AE16])" office:value-type="float"/>
          <table:table-cell table:formula="of:=MAX([.$D16];[.$R16];[.$AF16])" office:value-type="float"/>
          <table:table-cell table:formula="of:=MAX([.$E16];[.$S16];[.$AG16])" office:value-type="float"/>
          <table:table-cell table:formula="of:=MAX([.$F16];[.$T16];[.$AH16])" office:value-type="float"/>
          <table:table-cell table:formula="of:=MAX([.$G16];[.$U16];[.$AI16])" office:value-type="float"/>
          <table:table-cell table:formula="of:=MAX([.$H16];[.$V16];[.$AJ16])" office:value-type="float"/>
          <table:table-cell table:formula="of:=MAX([.$I16];[.$W16];[.$AK16])" office:value-type="float"/>
          <table:table-cell table:formula="of:=MAX([.$J16];[.$X16];[.$AL16])" office:value-type="float"/>
          <table:table-cell table:formula="of:=MAX([.$K16];[.$Y16];[.$AM16])" office:value-type="float"/>
          <table:table-cell table:formula="of:=MAX([.$L16];[.$Z16];[.$AN16])" office:value-type="float"/>
          <table:table-cell table:formula="of:=MAX([.$M16];[.$AA16];[.$AO16])" office:value-type="float"/>
          <table:table-cell table:formula="of:=MAX([.$N16];[.$AB16];[.$AP16])" office:value-type="float"/>
          <table:table-cell table:formula="of:=MAX([.$O16];[.$AC16];[.$AQ16])" office:value-type="float"/>
        </table:table-row>
        <table:table-row table:style-name="ro1">
          <table:table-cell office:value-type="string">
            <text:p>structured/x10_y6_r10/x10_y6_n60_r10_s10_ps1_pr10_u10_o10_l10_N005.lp</text:p>
          </table:table-cell>
          <table:table-cell office:value-type="float" office:value="41.6511"/>
          <table:table-cell office:value-type="float" office:value="41.284"/>
          <table:table-cell office:value-type="float" office:value="39.06"/>
          <table:table-cell office:value-type="float" office:value="0.0"/>
          <table:table-cell office:value-type="float" office:value="0.0"/>
          <table:table-cell office:value-type="float" office:value="287.0"/>
          <table:table-cell office:value-type="float" office:value="102283.0"/>
          <table:table-cell office:value-type="float" office:value="701974.0"/>
          <table:table-cell office:value-type="float" office:value="217731.0"/>
          <table:table-cell office:value-type="float" office:value="768390.0"/>
          <table:table-cell office:value-type="float" office:value="26380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.35464"/>
          <table:table-cell office:value-type="float" office:value="7.925"/>
          <table:table-cell office:value-type="float" office:value="5.64"/>
          <table:table-cell office:value-type="float" office:value="1.0"/>
          <table:table-cell office:value-type="float" office:value="0.0"/>
          <table:table-cell office:value-type="float" office:value="55.0"/>
          <table:table-cell office:value-type="float" office:value="12178.0"/>
          <table:table-cell office:value-type="float" office:value="101483.0"/>
          <table:table-cell office:value-type="float" office:value="217731.0"/>
          <table:table-cell office:value-type="float" office:value="768390.0"/>
          <table:table-cell office:value-type="float" office:value="26354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57416"/>
          <table:table-cell office:value-type="float" office:value="1.259"/>
          <table:table-cell office:value-type="float" office:value="0.13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85.0"/>
          <table:table-cell office:value-type="float" office:value="1940.0"/>
          <table:table-cell office:value-type="float" office:value="124953.0"/>
          <table:table-cell office:value-type="float" office:value="472786.0"/>
          <table:table-cell office:value-type="float" office:value="17444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7];[.$P17];[.$AD17])" office:value-type="float"/>
          <table:table-cell table:formula="of:=MIN([.$C17];[.$Q17];[.$AE17])" office:value-type="float"/>
          <table:table-cell table:formula="of:=MIN([.$D17];[.$R17];[.$AF17])" office:value-type="float"/>
          <table:table-cell table:formula="of:=MIN([.$E17];[.$S17];[.$AG17])" office:value-type="float"/>
          <table:table-cell table:formula="of:=MIN([.$F17];[.$T17];[.$AH17])" office:value-type="float"/>
          <table:table-cell table:formula="of:=MIN([.$G17];[.$U17];[.$AI17])" office:value-type="float"/>
          <table:table-cell table:formula="of:=MIN([.$H17];[.$V17];[.$AJ17])" office:value-type="float"/>
          <table:table-cell table:formula="of:=MIN([.$I17];[.$W17];[.$AK17])" office:value-type="float"/>
          <table:table-cell table:formula="of:=MIN([.$J17];[.$X17];[.$AL17])" office:value-type="float"/>
          <table:table-cell table:formula="of:=MIN([.$K17];[.$Y17];[.$AM17])" office:value-type="float"/>
          <table:table-cell table:formula="of:=MIN([.$L17];[.$Z17];[.$AN17])" office:value-type="float"/>
          <table:table-cell table:formula="of:=MIN([.$M17];[.$AA17];[.$AO17])" office:value-type="float"/>
          <table:table-cell table:formula="of:=MIN([.$N17];[.$AB17];[.$AP17])" office:value-type="float"/>
          <table:table-cell table:formula="of:=MIN([.$O17];[.$AC17];[.$AQ17])" office:value-type="float"/>
          <table:table-cell table:formula="of:=MEDIAN([.$B17];[.$P17];[.$AD17])" office:value-type="float"/>
          <table:table-cell table:formula="of:=MEDIAN([.$C17];[.$Q17];[.$AE17])" office:value-type="float"/>
          <table:table-cell table:formula="of:=MEDIAN([.$D17];[.$R17];[.$AF17])" office:value-type="float"/>
          <table:table-cell table:formula="of:=MEDIAN([.$E17];[.$S17];[.$AG17])" office:value-type="float"/>
          <table:table-cell table:formula="of:=MEDIAN([.$F17];[.$T17];[.$AH17])" office:value-type="float"/>
          <table:table-cell table:formula="of:=MEDIAN([.$G17];[.$U17];[.$AI17])" office:value-type="float"/>
          <table:table-cell table:formula="of:=MEDIAN([.$H17];[.$V17];[.$AJ17])" office:value-type="float"/>
          <table:table-cell table:formula="of:=MEDIAN([.$I17];[.$W17];[.$AK17])" office:value-type="float"/>
          <table:table-cell table:formula="of:=MEDIAN([.$J17];[.$X17];[.$AL17])" office:value-type="float"/>
          <table:table-cell table:formula="of:=MEDIAN([.$K17];[.$Y17];[.$AM17])" office:value-type="float"/>
          <table:table-cell table:formula="of:=MEDIAN([.$L17];[.$Z17];[.$AN17])" office:value-type="float"/>
          <table:table-cell table:formula="of:=MEDIAN([.$M17];[.$AA17];[.$AO17])" office:value-type="float"/>
          <table:table-cell table:formula="of:=MEDIAN([.$N17];[.$AB17];[.$AP17])" office:value-type="float"/>
          <table:table-cell table:formula="of:=MEDIAN([.$O17];[.$AC17];[.$AQ17])" office:value-type="float"/>
          <table:table-cell table:formula="of:=MAX([.$B17];[.$P17];[.$AD17])" office:value-type="float"/>
          <table:table-cell table:formula="of:=MAX([.$C17];[.$Q17];[.$AE17])" office:value-type="float"/>
          <table:table-cell table:formula="of:=MAX([.$D17];[.$R17];[.$AF17])" office:value-type="float"/>
          <table:table-cell table:formula="of:=MAX([.$E17];[.$S17];[.$AG17])" office:value-type="float"/>
          <table:table-cell table:formula="of:=MAX([.$F17];[.$T17];[.$AH17])" office:value-type="float"/>
          <table:table-cell table:formula="of:=MAX([.$G17];[.$U17];[.$AI17])" office:value-type="float"/>
          <table:table-cell table:formula="of:=MAX([.$H17];[.$V17];[.$AJ17])" office:value-type="float"/>
          <table:table-cell table:formula="of:=MAX([.$I17];[.$W17];[.$AK17])" office:value-type="float"/>
          <table:table-cell table:formula="of:=MAX([.$J17];[.$X17];[.$AL17])" office:value-type="float"/>
          <table:table-cell table:formula="of:=MAX([.$K17];[.$Y17];[.$AM17])" office:value-type="float"/>
          <table:table-cell table:formula="of:=MAX([.$L17];[.$Z17];[.$AN17])" office:value-type="float"/>
          <table:table-cell table:formula="of:=MAX([.$M17];[.$AA17];[.$AO17])" office:value-type="float"/>
          <table:table-cell table:formula="of:=MAX([.$N17];[.$AB17];[.$AP17])" office:value-type="float"/>
          <table:table-cell table:formula="of:=MAX([.$O17];[.$AC17];[.$AQ17])" office:value-type="float"/>
        </table:table-row>
        <table:table-row table:style-name="ro1">
          <table:table-cell office:value-type="string">
            <text:p>structured/x10_y9_r20/x10_y9_n90_r20_s20_ps1_pr20_u20_o20_l20_N001.lp</text:p>
          </table:table-cell>
          <table:table-cell office:value-type="float" office:value="90.6571"/>
          <table:table-cell office:value-type="float" office:value="90.147"/>
          <table:table-cell office:value-type="float" office:value="84.96"/>
          <table:table-cell office:value-type="float" office:value="0.0"/>
          <table:table-cell office:value-type="float" office:value="0.0"/>
          <table:table-cell office:value-type="float" office:value="462.0"/>
          <table:table-cell office:value-type="float" office:value="158840.0"/>
          <table:table-cell office:value-type="float" office:value="1437165.0"/>
          <table:table-cell office:value-type="float" office:value="508835.0"/>
          <table:table-cell office:value-type="float" office:value="1853420.0"/>
          <table:table-cell office:value-type="float" office:value="46669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0.1536"/>
          <table:table-cell office:value-type="float" office:value="29.712"/>
          <table:table-cell office:value-type="float" office:value="24.41"/>
          <table:table-cell office:value-type="float" office:value="0.0"/>
          <table:table-cell office:value-type="float" office:value="0.0"/>
          <table:table-cell office:value-type="float" office:value="220.0"/>
          <table:table-cell office:value-type="float" office:value="62581.0"/>
          <table:table-cell office:value-type="float" office:value="267443.0"/>
          <table:table-cell office:value-type="float" office:value="508835.0"/>
          <table:table-cell office:value-type="float" office:value="1853420.0"/>
          <table:table-cell office:value-type="float" office:value="46870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.14442"/>
          <table:table-cell office:value-type="float" office:value="3.792"/>
          <table:table-cell office:value-type="float" office:value="0.95"/>
          <table:table-cell office:value-type="float" office:value="1.0"/>
          <table:table-cell office:value-type="float" office:value="0.0"/>
          <table:table-cell office:value-type="float" office:value="3.0"/>
          <table:table-cell office:value-type="float" office:value="585.0"/>
          <table:table-cell office:value-type="float" office:value="20800.0"/>
          <table:table-cell office:value-type="float" office:value="338155.0"/>
          <table:table-cell office:value-type="float" office:value="1305870.0"/>
          <table:table-cell office:value-type="float" office:value="29440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8];[.$P18];[.$AD18])" office:value-type="float"/>
          <table:table-cell table:formula="of:=MIN([.$C18];[.$Q18];[.$AE18])" office:value-type="float"/>
          <table:table-cell table:formula="of:=MIN([.$D18];[.$R18];[.$AF18])" office:value-type="float"/>
          <table:table-cell table:formula="of:=MIN([.$E18];[.$S18];[.$AG18])" office:value-type="float"/>
          <table:table-cell table:formula="of:=MIN([.$F18];[.$T18];[.$AH18])" office:value-type="float"/>
          <table:table-cell table:formula="of:=MIN([.$G18];[.$U18];[.$AI18])" office:value-type="float"/>
          <table:table-cell table:formula="of:=MIN([.$H18];[.$V18];[.$AJ18])" office:value-type="float"/>
          <table:table-cell table:formula="of:=MIN([.$I18];[.$W18];[.$AK18])" office:value-type="float"/>
          <table:table-cell table:formula="of:=MIN([.$J18];[.$X18];[.$AL18])" office:value-type="float"/>
          <table:table-cell table:formula="of:=MIN([.$K18];[.$Y18];[.$AM18])" office:value-type="float"/>
          <table:table-cell table:formula="of:=MIN([.$L18];[.$Z18];[.$AN18])" office:value-type="float"/>
          <table:table-cell table:formula="of:=MIN([.$M18];[.$AA18];[.$AO18])" office:value-type="float"/>
          <table:table-cell table:formula="of:=MIN([.$N18];[.$AB18];[.$AP18])" office:value-type="float"/>
          <table:table-cell table:formula="of:=MIN([.$O18];[.$AC18];[.$AQ18])" office:value-type="float"/>
          <table:table-cell table:formula="of:=MEDIAN([.$B18];[.$P18];[.$AD18])" office:value-type="float"/>
          <table:table-cell table:formula="of:=MEDIAN([.$C18];[.$Q18];[.$AE18])" office:value-type="float"/>
          <table:table-cell table:formula="of:=MEDIAN([.$D18];[.$R18];[.$AF18])" office:value-type="float"/>
          <table:table-cell table:formula="of:=MEDIAN([.$E18];[.$S18];[.$AG18])" office:value-type="float"/>
          <table:table-cell table:formula="of:=MEDIAN([.$F18];[.$T18];[.$AH18])" office:value-type="float"/>
          <table:table-cell table:formula="of:=MEDIAN([.$G18];[.$U18];[.$AI18])" office:value-type="float"/>
          <table:table-cell table:formula="of:=MEDIAN([.$H18];[.$V18];[.$AJ18])" office:value-type="float"/>
          <table:table-cell table:formula="of:=MEDIAN([.$I18];[.$W18];[.$AK18])" office:value-type="float"/>
          <table:table-cell table:formula="of:=MEDIAN([.$J18];[.$X18];[.$AL18])" office:value-type="float"/>
          <table:table-cell table:formula="of:=MEDIAN([.$K18];[.$Y18];[.$AM18])" office:value-type="float"/>
          <table:table-cell table:formula="of:=MEDIAN([.$L18];[.$Z18];[.$AN18])" office:value-type="float"/>
          <table:table-cell table:formula="of:=MEDIAN([.$M18];[.$AA18];[.$AO18])" office:value-type="float"/>
          <table:table-cell table:formula="of:=MEDIAN([.$N18];[.$AB18];[.$AP18])" office:value-type="float"/>
          <table:table-cell table:formula="of:=MEDIAN([.$O18];[.$AC18];[.$AQ18])" office:value-type="float"/>
          <table:table-cell table:formula="of:=MAX([.$B18];[.$P18];[.$AD18])" office:value-type="float"/>
          <table:table-cell table:formula="of:=MAX([.$C18];[.$Q18];[.$AE18])" office:value-type="float"/>
          <table:table-cell table:formula="of:=MAX([.$D18];[.$R18];[.$AF18])" office:value-type="float"/>
          <table:table-cell table:formula="of:=MAX([.$E18];[.$S18];[.$AG18])" office:value-type="float"/>
          <table:table-cell table:formula="of:=MAX([.$F18];[.$T18];[.$AH18])" office:value-type="float"/>
          <table:table-cell table:formula="of:=MAX([.$G18];[.$U18];[.$AI18])" office:value-type="float"/>
          <table:table-cell table:formula="of:=MAX([.$H18];[.$V18];[.$AJ18])" office:value-type="float"/>
          <table:table-cell table:formula="of:=MAX([.$I18];[.$W18];[.$AK18])" office:value-type="float"/>
          <table:table-cell table:formula="of:=MAX([.$J18];[.$X18];[.$AL18])" office:value-type="float"/>
          <table:table-cell table:formula="of:=MAX([.$K18];[.$Y18];[.$AM18])" office:value-type="float"/>
          <table:table-cell table:formula="of:=MAX([.$L18];[.$Z18];[.$AN18])" office:value-type="float"/>
          <table:table-cell table:formula="of:=MAX([.$M18];[.$AA18];[.$AO18])" office:value-type="float"/>
          <table:table-cell table:formula="of:=MAX([.$N18];[.$AB18];[.$AP18])" office:value-type="float"/>
          <table:table-cell table:formula="of:=MAX([.$O18];[.$AC18];[.$AQ18])" office:value-type="float"/>
        </table:table-row>
        <table:table-row table:style-name="ro1">
          <table:table-cell office:value-type="string">
            <text:p>structured/x10_y9_r20/x10_y9_n90_r20_s20_ps1_pr20_u20_o20_l20_N002.lp</text:p>
          </table:table-cell>
          <table:table-cell office:value-type="float" office:value="64.5642"/>
          <table:table-cell office:value-type="float" office:value="64.045"/>
          <table:table-cell office:value-type="float" office:value="59.06"/>
          <table:table-cell office:value-type="float" office:value="0.0"/>
          <table:table-cell office:value-type="float" office:value="0.0"/>
          <table:table-cell office:value-type="float" office:value="315.0"/>
          <table:table-cell office:value-type="float" office:value="117641.0"/>
          <table:table-cell office:value-type="float" office:value="831138.0"/>
          <table:table-cell office:value-type="float" office:value="508835.0"/>
          <table:table-cell office:value-type="float" office:value="1853419.0"/>
          <table:table-cell office:value-type="float" office:value="46418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1.8774"/>
          <table:table-cell office:value-type="float" office:value="41.429"/>
          <table:table-cell office:value-type="float" office:value="36.14"/>
          <table:table-cell office:value-type="float" office:value="0.0"/>
          <table:table-cell office:value-type="float" office:value="0.0"/>
          <table:table-cell office:value-type="float" office:value="254.0"/>
          <table:table-cell office:value-type="float" office:value="87821.0"/>
          <table:table-cell office:value-type="float" office:value="367083.0"/>
          <table:table-cell office:value-type="float" office:value="508835.0"/>
          <table:table-cell office:value-type="float" office:value="1853419.0"/>
          <table:table-cell office:value-type="float" office:value="46870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57369"/>
          <table:table-cell office:value-type="float" office:value="3.211"/>
          <table:table-cell office:value-type="float" office:value="0.36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26.0"/>
          <table:table-cell office:value-type="float" office:value="4194.0"/>
          <table:table-cell office:value-type="float" office:value="338155.0"/>
          <table:table-cell office:value-type="float" office:value="1305869.0"/>
          <table:table-cell office:value-type="float" office:value="29439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9];[.$P19];[.$AD19])" office:value-type="float"/>
          <table:table-cell table:formula="of:=MIN([.$C19];[.$Q19];[.$AE19])" office:value-type="float"/>
          <table:table-cell table:formula="of:=MIN([.$D19];[.$R19];[.$AF19])" office:value-type="float"/>
          <table:table-cell table:formula="of:=MIN([.$E19];[.$S19];[.$AG19])" office:value-type="float"/>
          <table:table-cell table:formula="of:=MIN([.$F19];[.$T19];[.$AH19])" office:value-type="float"/>
          <table:table-cell table:formula="of:=MIN([.$G19];[.$U19];[.$AI19])" office:value-type="float"/>
          <table:table-cell table:formula="of:=MIN([.$H19];[.$V19];[.$AJ19])" office:value-type="float"/>
          <table:table-cell table:formula="of:=MIN([.$I19];[.$W19];[.$AK19])" office:value-type="float"/>
          <table:table-cell table:formula="of:=MIN([.$J19];[.$X19];[.$AL19])" office:value-type="float"/>
          <table:table-cell table:formula="of:=MIN([.$K19];[.$Y19];[.$AM19])" office:value-type="float"/>
          <table:table-cell table:formula="of:=MIN([.$L19];[.$Z19];[.$AN19])" office:value-type="float"/>
          <table:table-cell table:formula="of:=MIN([.$M19];[.$AA19];[.$AO19])" office:value-type="float"/>
          <table:table-cell table:formula="of:=MIN([.$N19];[.$AB19];[.$AP19])" office:value-type="float"/>
          <table:table-cell table:formula="of:=MIN([.$O19];[.$AC19];[.$AQ19])" office:value-type="float"/>
          <table:table-cell table:formula="of:=MEDIAN([.$B19];[.$P19];[.$AD19])" office:value-type="float"/>
          <table:table-cell table:formula="of:=MEDIAN([.$C19];[.$Q19];[.$AE19])" office:value-type="float"/>
          <table:table-cell table:formula="of:=MEDIAN([.$D19];[.$R19];[.$AF19])" office:value-type="float"/>
          <table:table-cell table:formula="of:=MEDIAN([.$E19];[.$S19];[.$AG19])" office:value-type="float"/>
          <table:table-cell table:formula="of:=MEDIAN([.$F19];[.$T19];[.$AH19])" office:value-type="float"/>
          <table:table-cell table:formula="of:=MEDIAN([.$G19];[.$U19];[.$AI19])" office:value-type="float"/>
          <table:table-cell table:formula="of:=MEDIAN([.$H19];[.$V19];[.$AJ19])" office:value-type="float"/>
          <table:table-cell table:formula="of:=MEDIAN([.$I19];[.$W19];[.$AK19])" office:value-type="float"/>
          <table:table-cell table:formula="of:=MEDIAN([.$J19];[.$X19];[.$AL19])" office:value-type="float"/>
          <table:table-cell table:formula="of:=MEDIAN([.$K19];[.$Y19];[.$AM19])" office:value-type="float"/>
          <table:table-cell table:formula="of:=MEDIAN([.$L19];[.$Z19];[.$AN19])" office:value-type="float"/>
          <table:table-cell table:formula="of:=MEDIAN([.$M19];[.$AA19];[.$AO19])" office:value-type="float"/>
          <table:table-cell table:formula="of:=MEDIAN([.$N19];[.$AB19];[.$AP19])" office:value-type="float"/>
          <table:table-cell table:formula="of:=MEDIAN([.$O19];[.$AC19];[.$AQ19])" office:value-type="float"/>
          <table:table-cell table:formula="of:=MAX([.$B19];[.$P19];[.$AD19])" office:value-type="float"/>
          <table:table-cell table:formula="of:=MAX([.$C19];[.$Q19];[.$AE19])" office:value-type="float"/>
          <table:table-cell table:formula="of:=MAX([.$D19];[.$R19];[.$AF19])" office:value-type="float"/>
          <table:table-cell table:formula="of:=MAX([.$E19];[.$S19];[.$AG19])" office:value-type="float"/>
          <table:table-cell table:formula="of:=MAX([.$F19];[.$T19];[.$AH19])" office:value-type="float"/>
          <table:table-cell table:formula="of:=MAX([.$G19];[.$U19];[.$AI19])" office:value-type="float"/>
          <table:table-cell table:formula="of:=MAX([.$H19];[.$V19];[.$AJ19])" office:value-type="float"/>
          <table:table-cell table:formula="of:=MAX([.$I19];[.$W19];[.$AK19])" office:value-type="float"/>
          <table:table-cell table:formula="of:=MAX([.$J19];[.$X19];[.$AL19])" office:value-type="float"/>
          <table:table-cell table:formula="of:=MAX([.$K19];[.$Y19];[.$AM19])" office:value-type="float"/>
          <table:table-cell table:formula="of:=MAX([.$L19];[.$Z19];[.$AN19])" office:value-type="float"/>
          <table:table-cell table:formula="of:=MAX([.$M19];[.$AA19];[.$AO19])" office:value-type="float"/>
          <table:table-cell table:formula="of:=MAX([.$N19];[.$AB19];[.$AP19])" office:value-type="float"/>
          <table:table-cell table:formula="of:=MAX([.$O19];[.$AC19];[.$AQ19])" office:value-type="float"/>
        </table:table-row>
        <table:table-row table:style-name="ro1">
          <table:table-cell office:value-type="string">
            <text:p>structured/x10_y9_r20/x10_y9_n90_r20_s20_ps1_pr20_u20_o20_l20_N003.lp</text:p>
          </table:table-cell>
          <table:table-cell office:value-type="float" office:value="58.0912"/>
          <table:table-cell office:value-type="float" office:value="57.574"/>
          <table:table-cell office:value-type="float" office:value="52.5"/>
          <table:table-cell office:value-type="float" office:value="0.0"/>
          <table:table-cell office:value-type="float" office:value="0.0"/>
          <table:table-cell office:value-type="float" office:value="254.0"/>
          <table:table-cell office:value-type="float" office:value="91234.0"/>
          <table:table-cell office:value-type="float" office:value="1029092.0"/>
          <table:table-cell office:value-type="float" office:value="508835.0"/>
          <table:table-cell office:value-type="float" office:value="1853419.0"/>
          <table:table-cell office:value-type="float" office:value="46656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1.7463"/>
          <table:table-cell office:value-type="float" office:value="61.264"/>
          <table:table-cell office:value-type="float" office:value="57.02"/>
          <table:table-cell office:value-type="float" office:value="1.0"/>
          <table:table-cell office:value-type="float" office:value="0.0"/>
          <table:table-cell office:value-type="float" office:value="291.0"/>
          <table:table-cell office:value-type="float" office:value="108301.0"/>
          <table:table-cell office:value-type="float" office:value="1376135.0"/>
          <table:table-cell office:value-type="float" office:value="508835.0"/>
          <table:table-cell office:value-type="float" office:value="1853419.0"/>
          <table:table-cell office:value-type="float" office:value="46392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.58166"/>
          <table:table-cell office:value-type="float" office:value="5.207"/>
          <table:table-cell office:value-type="float" office:value="2.43"/>
          <table:table-cell office:value-type="float" office:value="1.0"/>
          <table:table-cell office:value-type="float" office:value="0.0"/>
          <table:table-cell office:value-type="float" office:value="10.0"/>
          <table:table-cell office:value-type="float" office:value="1686.0"/>
          <table:table-cell office:value-type="float" office:value="73374.0"/>
          <table:table-cell office:value-type="float" office:value="338155.0"/>
          <table:table-cell office:value-type="float" office:value="1305869.0"/>
          <table:table-cell office:value-type="float" office:value="29440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0];[.$P20];[.$AD20])" office:value-type="float"/>
          <table:table-cell table:formula="of:=MIN([.$C20];[.$Q20];[.$AE20])" office:value-type="float"/>
          <table:table-cell table:formula="of:=MIN([.$D20];[.$R20];[.$AF20])" office:value-type="float"/>
          <table:table-cell table:formula="of:=MIN([.$E20];[.$S20];[.$AG20])" office:value-type="float"/>
          <table:table-cell table:formula="of:=MIN([.$F20];[.$T20];[.$AH20])" office:value-type="float"/>
          <table:table-cell table:formula="of:=MIN([.$G20];[.$U20];[.$AI20])" office:value-type="float"/>
          <table:table-cell table:formula="of:=MIN([.$H20];[.$V20];[.$AJ20])" office:value-type="float"/>
          <table:table-cell table:formula="of:=MIN([.$I20];[.$W20];[.$AK20])" office:value-type="float"/>
          <table:table-cell table:formula="of:=MIN([.$J20];[.$X20];[.$AL20])" office:value-type="float"/>
          <table:table-cell table:formula="of:=MIN([.$K20];[.$Y20];[.$AM20])" office:value-type="float"/>
          <table:table-cell table:formula="of:=MIN([.$L20];[.$Z20];[.$AN20])" office:value-type="float"/>
          <table:table-cell table:formula="of:=MIN([.$M20];[.$AA20];[.$AO20])" office:value-type="float"/>
          <table:table-cell table:formula="of:=MIN([.$N20];[.$AB20];[.$AP20])" office:value-type="float"/>
          <table:table-cell table:formula="of:=MIN([.$O20];[.$AC20];[.$AQ20])" office:value-type="float"/>
          <table:table-cell table:formula="of:=MEDIAN([.$B20];[.$P20];[.$AD20])" office:value-type="float"/>
          <table:table-cell table:formula="of:=MEDIAN([.$C20];[.$Q20];[.$AE20])" office:value-type="float"/>
          <table:table-cell table:formula="of:=MEDIAN([.$D20];[.$R20];[.$AF20])" office:value-type="float"/>
          <table:table-cell table:formula="of:=MEDIAN([.$E20];[.$S20];[.$AG20])" office:value-type="float"/>
          <table:table-cell table:formula="of:=MEDIAN([.$F20];[.$T20];[.$AH20])" office:value-type="float"/>
          <table:table-cell table:formula="of:=MEDIAN([.$G20];[.$U20];[.$AI20])" office:value-type="float"/>
          <table:table-cell table:formula="of:=MEDIAN([.$H20];[.$V20];[.$AJ20])" office:value-type="float"/>
          <table:table-cell table:formula="of:=MEDIAN([.$I20];[.$W20];[.$AK20])" office:value-type="float"/>
          <table:table-cell table:formula="of:=MEDIAN([.$J20];[.$X20];[.$AL20])" office:value-type="float"/>
          <table:table-cell table:formula="of:=MEDIAN([.$K20];[.$Y20];[.$AM20])" office:value-type="float"/>
          <table:table-cell table:formula="of:=MEDIAN([.$L20];[.$Z20];[.$AN20])" office:value-type="float"/>
          <table:table-cell table:formula="of:=MEDIAN([.$M20];[.$AA20];[.$AO20])" office:value-type="float"/>
          <table:table-cell table:formula="of:=MEDIAN([.$N20];[.$AB20];[.$AP20])" office:value-type="float"/>
          <table:table-cell table:formula="of:=MEDIAN([.$O20];[.$AC20];[.$AQ20])" office:value-type="float"/>
          <table:table-cell table:formula="of:=MAX([.$B20];[.$P20];[.$AD20])" office:value-type="float"/>
          <table:table-cell table:formula="of:=MAX([.$C20];[.$Q20];[.$AE20])" office:value-type="float"/>
          <table:table-cell table:formula="of:=MAX([.$D20];[.$R20];[.$AF20])" office:value-type="float"/>
          <table:table-cell table:formula="of:=MAX([.$E20];[.$S20];[.$AG20])" office:value-type="float"/>
          <table:table-cell table:formula="of:=MAX([.$F20];[.$T20];[.$AH20])" office:value-type="float"/>
          <table:table-cell table:formula="of:=MAX([.$G20];[.$U20];[.$AI20])" office:value-type="float"/>
          <table:table-cell table:formula="of:=MAX([.$H20];[.$V20];[.$AJ20])" office:value-type="float"/>
          <table:table-cell table:formula="of:=MAX([.$I20];[.$W20];[.$AK20])" office:value-type="float"/>
          <table:table-cell table:formula="of:=MAX([.$J20];[.$X20];[.$AL20])" office:value-type="float"/>
          <table:table-cell table:formula="of:=MAX([.$K20];[.$Y20];[.$AM20])" office:value-type="float"/>
          <table:table-cell table:formula="of:=MAX([.$L20];[.$Z20];[.$AN20])" office:value-type="float"/>
          <table:table-cell table:formula="of:=MAX([.$M20];[.$AA20];[.$AO20])" office:value-type="float"/>
          <table:table-cell table:formula="of:=MAX([.$N20];[.$AB20];[.$AP20])" office:value-type="float"/>
          <table:table-cell table:formula="of:=MAX([.$O20];[.$AC20];[.$AQ20])" office:value-type="float"/>
        </table:table-row>
        <table:table-row table:style-name="ro1">
          <table:table-cell office:value-type="string">
            <text:p>structured/x10_y9_r20/x10_y9_n90_r20_s20_ps1_pr20_u20_o20_l20_N004.lp</text:p>
          </table:table-cell>
          <table:table-cell office:value-type="float" office:value="670.668"/>
          <table:table-cell office:value-type="float" office:value="670.187"/>
          <table:table-cell office:value-type="float" office:value="665.16"/>
          <table:table-cell office:value-type="float" office:value="0.0"/>
          <table:table-cell office:value-type="float" office:value="0.0"/>
          <table:table-cell office:value-type="float" office:value="3067.0"/>
          <table:table-cell office:value-type="float" office:value="1348505.0"/>
          <table:table-cell office:value-type="float" office:value="5811926.0"/>
          <table:table-cell office:value-type="float" office:value="508835.0"/>
          <table:table-cell office:value-type="float" office:value="1853419.0"/>
          <table:table-cell office:value-type="float" office:value="46418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5.1265"/>
          <table:table-cell office:value-type="float" office:value="64.586"/>
          <table:table-cell office:value-type="float" office:value="59.29"/>
          <table:table-cell office:value-type="float" office:value="1.0"/>
          <table:table-cell office:value-type="float" office:value="0.0"/>
          <table:table-cell office:value-type="float" office:value="257.0"/>
          <table:table-cell office:value-type="float" office:value="95625.0"/>
          <table:table-cell office:value-type="float" office:value="1232027.0"/>
          <table:table-cell office:value-type="float" office:value="508835.0"/>
          <table:table-cell office:value-type="float" office:value="1853419.0"/>
          <table:table-cell office:value-type="float" office:value="46870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.83215"/>
          <table:table-cell office:value-type="float" office:value="3.449"/>
          <table:table-cell office:value-type="float" office:value="0.68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419.0"/>
          <table:table-cell office:value-type="float" office:value="8175.0"/>
          <table:table-cell office:value-type="float" office:value="338155.0"/>
          <table:table-cell office:value-type="float" office:value="1305869.0"/>
          <table:table-cell office:value-type="float" office:value="29440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1];[.$P21];[.$AD21])" office:value-type="float"/>
          <table:table-cell table:formula="of:=MIN([.$C21];[.$Q21];[.$AE21])" office:value-type="float"/>
          <table:table-cell table:formula="of:=MIN([.$D21];[.$R21];[.$AF21])" office:value-type="float"/>
          <table:table-cell table:formula="of:=MIN([.$E21];[.$S21];[.$AG21])" office:value-type="float"/>
          <table:table-cell table:formula="of:=MIN([.$F21];[.$T21];[.$AH21])" office:value-type="float"/>
          <table:table-cell table:formula="of:=MIN([.$G21];[.$U21];[.$AI21])" office:value-type="float"/>
          <table:table-cell table:formula="of:=MIN([.$H21];[.$V21];[.$AJ21])" office:value-type="float"/>
          <table:table-cell table:formula="of:=MIN([.$I21];[.$W21];[.$AK21])" office:value-type="float"/>
          <table:table-cell table:formula="of:=MIN([.$J21];[.$X21];[.$AL21])" office:value-type="float"/>
          <table:table-cell table:formula="of:=MIN([.$K21];[.$Y21];[.$AM21])" office:value-type="float"/>
          <table:table-cell table:formula="of:=MIN([.$L21];[.$Z21];[.$AN21])" office:value-type="float"/>
          <table:table-cell table:formula="of:=MIN([.$M21];[.$AA21];[.$AO21])" office:value-type="float"/>
          <table:table-cell table:formula="of:=MIN([.$N21];[.$AB21];[.$AP21])" office:value-type="float"/>
          <table:table-cell table:formula="of:=MIN([.$O21];[.$AC21];[.$AQ21])" office:value-type="float"/>
          <table:table-cell table:formula="of:=MEDIAN([.$B21];[.$P21];[.$AD21])" office:value-type="float"/>
          <table:table-cell table:formula="of:=MEDIAN([.$C21];[.$Q21];[.$AE21])" office:value-type="float"/>
          <table:table-cell table:formula="of:=MEDIAN([.$D21];[.$R21];[.$AF21])" office:value-type="float"/>
          <table:table-cell table:formula="of:=MEDIAN([.$E21];[.$S21];[.$AG21])" office:value-type="float"/>
          <table:table-cell table:formula="of:=MEDIAN([.$F21];[.$T21];[.$AH21])" office:value-type="float"/>
          <table:table-cell table:formula="of:=MEDIAN([.$G21];[.$U21];[.$AI21])" office:value-type="float"/>
          <table:table-cell table:formula="of:=MEDIAN([.$H21];[.$V21];[.$AJ21])" office:value-type="float"/>
          <table:table-cell table:formula="of:=MEDIAN([.$I21];[.$W21];[.$AK21])" office:value-type="float"/>
          <table:table-cell table:formula="of:=MEDIAN([.$J21];[.$X21];[.$AL21])" office:value-type="float"/>
          <table:table-cell table:formula="of:=MEDIAN([.$K21];[.$Y21];[.$AM21])" office:value-type="float"/>
          <table:table-cell table:formula="of:=MEDIAN([.$L21];[.$Z21];[.$AN21])" office:value-type="float"/>
          <table:table-cell table:formula="of:=MEDIAN([.$M21];[.$AA21];[.$AO21])" office:value-type="float"/>
          <table:table-cell table:formula="of:=MEDIAN([.$N21];[.$AB21];[.$AP21])" office:value-type="float"/>
          <table:table-cell table:formula="of:=MEDIAN([.$O21];[.$AC21];[.$AQ21])" office:value-type="float"/>
          <table:table-cell table:formula="of:=MAX([.$B21];[.$P21];[.$AD21])" office:value-type="float"/>
          <table:table-cell table:formula="of:=MAX([.$C21];[.$Q21];[.$AE21])" office:value-type="float"/>
          <table:table-cell table:formula="of:=MAX([.$D21];[.$R21];[.$AF21])" office:value-type="float"/>
          <table:table-cell table:formula="of:=MAX([.$E21];[.$S21];[.$AG21])" office:value-type="float"/>
          <table:table-cell table:formula="of:=MAX([.$F21];[.$T21];[.$AH21])" office:value-type="float"/>
          <table:table-cell table:formula="of:=MAX([.$G21];[.$U21];[.$AI21])" office:value-type="float"/>
          <table:table-cell table:formula="of:=MAX([.$H21];[.$V21];[.$AJ21])" office:value-type="float"/>
          <table:table-cell table:formula="of:=MAX([.$I21];[.$W21];[.$AK21])" office:value-type="float"/>
          <table:table-cell table:formula="of:=MAX([.$J21];[.$X21];[.$AL21])" office:value-type="float"/>
          <table:table-cell table:formula="of:=MAX([.$K21];[.$Y21];[.$AM21])" office:value-type="float"/>
          <table:table-cell table:formula="of:=MAX([.$L21];[.$Z21];[.$AN21])" office:value-type="float"/>
          <table:table-cell table:formula="of:=MAX([.$M21];[.$AA21];[.$AO21])" office:value-type="float"/>
          <table:table-cell table:formula="of:=MAX([.$N21];[.$AB21];[.$AP21])" office:value-type="float"/>
          <table:table-cell table:formula="of:=MAX([.$O21];[.$AC21];[.$AQ21])" office:value-type="float"/>
        </table:table-row>
        <table:table-row table:style-name="ro1">
          <table:table-cell office:value-type="string">
            <text:p>structured/x10_y9_r20/x10_y9_n90_r20_s20_ps1_pr20_u20_o20_l20_N005.lp</text:p>
          </table:table-cell>
          <table:table-cell office:value-type="float" office:value="64.724"/>
          <table:table-cell office:value-type="float" office:value="64.057"/>
          <table:table-cell office:value-type="float" office:value="55.22"/>
          <table:table-cell office:value-type="float" office:value="0.0"/>
          <table:table-cell office:value-type="float" office:value="0.0"/>
          <table:table-cell office:value-type="float" office:value="187.0"/>
          <table:table-cell office:value-type="float" office:value="60768.0"/>
          <table:table-cell office:value-type="float" office:value="652315.0"/>
          <table:table-cell office:value-type="float" office:value="508835.0"/>
          <table:table-cell office:value-type="float" office:value="1853421.0"/>
          <table:table-cell office:value-type="float" office:value="46880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3.7076"/>
          <table:table-cell office:value-type="float" office:value="63.254"/>
          <table:table-cell office:value-type="float" office:value="58.0"/>
          <table:table-cell office:value-type="float" office:value="1.0"/>
          <table:table-cell office:value-type="float" office:value="0.0"/>
          <table:table-cell office:value-type="float" office:value="331.0"/>
          <table:table-cell office:value-type="float" office:value="123577.0"/>
          <table:table-cell office:value-type="float" office:value="1041985.0"/>
          <table:table-cell office:value-type="float" office:value="508835.0"/>
          <table:table-cell office:value-type="float" office:value="1853421.0"/>
          <table:table-cell office:value-type="float" office:value="46870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.81325"/>
          <table:table-cell office:value-type="float" office:value="4.43"/>
          <table:table-cell office:value-type="float" office:value="1.67"/>
          <table:table-cell office:value-type="float" office:value="1.0"/>
          <table:table-cell office:value-type="float" office:value="0.0"/>
          <table:table-cell office:value-type="float" office:value="9.0"/>
          <table:table-cell office:value-type="float" office:value="1458.0"/>
          <table:table-cell office:value-type="float" office:value="42175.0"/>
          <table:table-cell office:value-type="float" office:value="338155.0"/>
          <table:table-cell office:value-type="float" office:value="1305871.0"/>
          <table:table-cell office:value-type="float" office:value="292772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2];[.$P22];[.$AD22])" office:value-type="float"/>
          <table:table-cell table:formula="of:=MIN([.$C22];[.$Q22];[.$AE22])" office:value-type="float"/>
          <table:table-cell table:formula="of:=MIN([.$D22];[.$R22];[.$AF22])" office:value-type="float"/>
          <table:table-cell table:formula="of:=MIN([.$E22];[.$S22];[.$AG22])" office:value-type="float"/>
          <table:table-cell table:formula="of:=MIN([.$F22];[.$T22];[.$AH22])" office:value-type="float"/>
          <table:table-cell table:formula="of:=MIN([.$G22];[.$U22];[.$AI22])" office:value-type="float"/>
          <table:table-cell table:formula="of:=MIN([.$H22];[.$V22];[.$AJ22])" office:value-type="float"/>
          <table:table-cell table:formula="of:=MIN([.$I22];[.$W22];[.$AK22])" office:value-type="float"/>
          <table:table-cell table:formula="of:=MIN([.$J22];[.$X22];[.$AL22])" office:value-type="float"/>
          <table:table-cell table:formula="of:=MIN([.$K22];[.$Y22];[.$AM22])" office:value-type="float"/>
          <table:table-cell table:formula="of:=MIN([.$L22];[.$Z22];[.$AN22])" office:value-type="float"/>
          <table:table-cell table:formula="of:=MIN([.$M22];[.$AA22];[.$AO22])" office:value-type="float"/>
          <table:table-cell table:formula="of:=MIN([.$N22];[.$AB22];[.$AP22])" office:value-type="float"/>
          <table:table-cell table:formula="of:=MIN([.$O22];[.$AC22];[.$AQ22])" office:value-type="float"/>
          <table:table-cell table:formula="of:=MEDIAN([.$B22];[.$P22];[.$AD22])" office:value-type="float"/>
          <table:table-cell table:formula="of:=MEDIAN([.$C22];[.$Q22];[.$AE22])" office:value-type="float"/>
          <table:table-cell table:formula="of:=MEDIAN([.$D22];[.$R22];[.$AF22])" office:value-type="float"/>
          <table:table-cell table:formula="of:=MEDIAN([.$E22];[.$S22];[.$AG22])" office:value-type="float"/>
          <table:table-cell table:formula="of:=MEDIAN([.$F22];[.$T22];[.$AH22])" office:value-type="float"/>
          <table:table-cell table:formula="of:=MEDIAN([.$G22];[.$U22];[.$AI22])" office:value-type="float"/>
          <table:table-cell table:formula="of:=MEDIAN([.$H22];[.$V22];[.$AJ22])" office:value-type="float"/>
          <table:table-cell table:formula="of:=MEDIAN([.$I22];[.$W22];[.$AK22])" office:value-type="float"/>
          <table:table-cell table:formula="of:=MEDIAN([.$J22];[.$X22];[.$AL22])" office:value-type="float"/>
          <table:table-cell table:formula="of:=MEDIAN([.$K22];[.$Y22];[.$AM22])" office:value-type="float"/>
          <table:table-cell table:formula="of:=MEDIAN([.$L22];[.$Z22];[.$AN22])" office:value-type="float"/>
          <table:table-cell table:formula="of:=MEDIAN([.$M22];[.$AA22];[.$AO22])" office:value-type="float"/>
          <table:table-cell table:formula="of:=MEDIAN([.$N22];[.$AB22];[.$AP22])" office:value-type="float"/>
          <table:table-cell table:formula="of:=MEDIAN([.$O22];[.$AC22];[.$AQ22])" office:value-type="float"/>
          <table:table-cell table:formula="of:=MAX([.$B22];[.$P22];[.$AD22])" office:value-type="float"/>
          <table:table-cell table:formula="of:=MAX([.$C22];[.$Q22];[.$AE22])" office:value-type="float"/>
          <table:table-cell table:formula="of:=MAX([.$D22];[.$R22];[.$AF22])" office:value-type="float"/>
          <table:table-cell table:formula="of:=MAX([.$E22];[.$S22];[.$AG22])" office:value-type="float"/>
          <table:table-cell table:formula="of:=MAX([.$F22];[.$T22];[.$AH22])" office:value-type="float"/>
          <table:table-cell table:formula="of:=MAX([.$G22];[.$U22];[.$AI22])" office:value-type="float"/>
          <table:table-cell table:formula="of:=MAX([.$H22];[.$V22];[.$AJ22])" office:value-type="float"/>
          <table:table-cell table:formula="of:=MAX([.$I22];[.$W22];[.$AK22])" office:value-type="float"/>
          <table:table-cell table:formula="of:=MAX([.$J22];[.$X22];[.$AL22])" office:value-type="float"/>
          <table:table-cell table:formula="of:=MAX([.$K22];[.$Y22];[.$AM22])" office:value-type="float"/>
          <table:table-cell table:formula="of:=MAX([.$L22];[.$Z22];[.$AN22])" office:value-type="float"/>
          <table:table-cell table:formula="of:=MAX([.$M22];[.$AA22];[.$AO22])" office:value-type="float"/>
          <table:table-cell table:formula="of:=MAX([.$N22];[.$AB22];[.$AP22])" office:value-type="float"/>
          <table:table-cell table:formula="of:=MAX([.$O22];[.$AC22];[.$AQ22])" office:value-type="float"/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1.34246"/>
          <table:table-cell office:value-type="float" office:value="1.037"/>
          <table:table-cell office:value-type="float" office:value="0.16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261.0"/>
          <table:table-cell office:value-type="float" office:value="9642.0"/>
          <table:table-cell office:value-type="float" office:value="81686.0"/>
          <table:table-cell office:value-type="float" office:value="282833.0"/>
          <table:table-cell office:value-type="float" office:value="15912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14645"/>
          <table:table-cell office:value-type="float" office:value="0.777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578.0"/>
          <table:table-cell office:value-type="float" office:value="81686.0"/>
          <table:table-cell office:value-type="float" office:value="282833.0"/>
          <table:table-cell office:value-type="float" office:value="16217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811774"/>
          <table:table-cell office:value-type="float" office:value="0.559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195.0"/>
          <table:table-cell office:value-type="float" office:value="50493.0"/>
          <table:table-cell office:value-type="float" office:value="181851.0"/>
          <table:table-cell office:value-type="float" office:value="11754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3];[.$P23];[.$AD23])" office:value-type="float"/>
          <table:table-cell table:formula="of:=MIN([.$C23];[.$Q23];[.$AE23])" office:value-type="float"/>
          <table:table-cell table:formula="of:=MIN([.$D23];[.$R23];[.$AF23])" office:value-type="float"/>
          <table:table-cell table:formula="of:=MIN([.$E23];[.$S23];[.$AG23])" office:value-type="float"/>
          <table:table-cell table:formula="of:=MIN([.$F23];[.$T23];[.$AH23])" office:value-type="float"/>
          <table:table-cell table:formula="of:=MIN([.$G23];[.$U23];[.$AI23])" office:value-type="float"/>
          <table:table-cell table:formula="of:=MIN([.$H23];[.$V23];[.$AJ23])" office:value-type="float"/>
          <table:table-cell table:formula="of:=MIN([.$I23];[.$W23];[.$AK23])" office:value-type="float"/>
          <table:table-cell table:formula="of:=MIN([.$J23];[.$X23];[.$AL23])" office:value-type="float"/>
          <table:table-cell table:formula="of:=MIN([.$K23];[.$Y23];[.$AM23])" office:value-type="float"/>
          <table:table-cell table:formula="of:=MIN([.$L23];[.$Z23];[.$AN23])" office:value-type="float"/>
          <table:table-cell table:formula="of:=MIN([.$M23];[.$AA23];[.$AO23])" office:value-type="float"/>
          <table:table-cell table:formula="of:=MIN([.$N23];[.$AB23];[.$AP23])" office:value-type="float"/>
          <table:table-cell table:formula="of:=MIN([.$O23];[.$AC23];[.$AQ23])" office:value-type="float"/>
          <table:table-cell table:formula="of:=MEDIAN([.$B23];[.$P23];[.$AD23])" office:value-type="float"/>
          <table:table-cell table:formula="of:=MEDIAN([.$C23];[.$Q23];[.$AE23])" office:value-type="float"/>
          <table:table-cell table:formula="of:=MEDIAN([.$D23];[.$R23];[.$AF23])" office:value-type="float"/>
          <table:table-cell table:formula="of:=MEDIAN([.$E23];[.$S23];[.$AG23])" office:value-type="float"/>
          <table:table-cell table:formula="of:=MEDIAN([.$F23];[.$T23];[.$AH23])" office:value-type="float"/>
          <table:table-cell table:formula="of:=MEDIAN([.$G23];[.$U23];[.$AI23])" office:value-type="float"/>
          <table:table-cell table:formula="of:=MEDIAN([.$H23];[.$V23];[.$AJ23])" office:value-type="float"/>
          <table:table-cell table:formula="of:=MEDIAN([.$I23];[.$W23];[.$AK23])" office:value-type="float"/>
          <table:table-cell table:formula="of:=MEDIAN([.$J23];[.$X23];[.$AL23])" office:value-type="float"/>
          <table:table-cell table:formula="of:=MEDIAN([.$K23];[.$Y23];[.$AM23])" office:value-type="float"/>
          <table:table-cell table:formula="of:=MEDIAN([.$L23];[.$Z23];[.$AN23])" office:value-type="float"/>
          <table:table-cell table:formula="of:=MEDIAN([.$M23];[.$AA23];[.$AO23])" office:value-type="float"/>
          <table:table-cell table:formula="of:=MEDIAN([.$N23];[.$AB23];[.$AP23])" office:value-type="float"/>
          <table:table-cell table:formula="of:=MEDIAN([.$O23];[.$AC23];[.$AQ23])" office:value-type="float"/>
          <table:table-cell table:formula="of:=MAX([.$B23];[.$P23];[.$AD23])" office:value-type="float"/>
          <table:table-cell table:formula="of:=MAX([.$C23];[.$Q23];[.$AE23])" office:value-type="float"/>
          <table:table-cell table:formula="of:=MAX([.$D23];[.$R23];[.$AF23])" office:value-type="float"/>
          <table:table-cell table:formula="of:=MAX([.$E23];[.$S23];[.$AG23])" office:value-type="float"/>
          <table:table-cell table:formula="of:=MAX([.$F23];[.$T23];[.$AH23])" office:value-type="float"/>
          <table:table-cell table:formula="of:=MAX([.$G23];[.$U23];[.$AI23])" office:value-type="float"/>
          <table:table-cell table:formula="of:=MAX([.$H23];[.$V23];[.$AJ23])" office:value-type="float"/>
          <table:table-cell table:formula="of:=MAX([.$I23];[.$W23];[.$AK23])" office:value-type="float"/>
          <table:table-cell table:formula="of:=MAX([.$J23];[.$X23];[.$AL23])" office:value-type="float"/>
          <table:table-cell table:formula="of:=MAX([.$K23];[.$Y23];[.$AM23])" office:value-type="float"/>
          <table:table-cell table:formula="of:=MAX([.$L23];[.$Z23];[.$AN23])" office:value-type="float"/>
          <table:table-cell table:formula="of:=MAX([.$M23];[.$AA23];[.$AO23])" office:value-type="float"/>
          <table:table-cell table:formula="of:=MAX([.$N23];[.$AB23];[.$AP23])" office:value-type="float"/>
          <table:table-cell table:formula="of:=MAX([.$O23];[.$AC23];[.$AQ23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3.82957"/>
          <table:table-cell office:value-type="float" office:value="3.472"/>
          <table:table-cell office:value-type="float" office:value="2.65"/>
          <table:table-cell office:value-type="float" office:value="1.0"/>
          <table:table-cell office:value-type="float" office:value="0.0"/>
          <table:table-cell office:value-type="float" office:value="35.0"/>
          <table:table-cell office:value-type="float" office:value="8853.0"/>
          <table:table-cell office:value-type="float" office:value="84672.0"/>
          <table:table-cell office:value-type="float" office:value="81686.0"/>
          <table:table-cell office:value-type="float" office:value="282833.0"/>
          <table:table-cell office:value-type="float" office:value="15966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17786"/>
          <table:table-cell office:value-type="float" office:value="0.787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756.0"/>
          <table:table-cell office:value-type="float" office:value="81686.0"/>
          <table:table-cell office:value-type="float" office:value="282833.0"/>
          <table:table-cell office:value-type="float" office:value="16092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785033"/>
          <table:table-cell office:value-type="float" office:value="0.5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198.0"/>
          <table:table-cell office:value-type="float" office:value="50493.0"/>
          <table:table-cell office:value-type="float" office:value="181851.0"/>
          <table:table-cell office:value-type="float" office:value="128132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4];[.$P24];[.$AD24])" office:value-type="float"/>
          <table:table-cell table:formula="of:=MIN([.$C24];[.$Q24];[.$AE24])" office:value-type="float"/>
          <table:table-cell table:formula="of:=MIN([.$D24];[.$R24];[.$AF24])" office:value-type="float"/>
          <table:table-cell table:formula="of:=MIN([.$E24];[.$S24];[.$AG24])" office:value-type="float"/>
          <table:table-cell table:formula="of:=MIN([.$F24];[.$T24];[.$AH24])" office:value-type="float"/>
          <table:table-cell table:formula="of:=MIN([.$G24];[.$U24];[.$AI24])" office:value-type="float"/>
          <table:table-cell table:formula="of:=MIN([.$H24];[.$V24];[.$AJ24])" office:value-type="float"/>
          <table:table-cell table:formula="of:=MIN([.$I24];[.$W24];[.$AK24])" office:value-type="float"/>
          <table:table-cell table:formula="of:=MIN([.$J24];[.$X24];[.$AL24])" office:value-type="float"/>
          <table:table-cell table:formula="of:=MIN([.$K24];[.$Y24];[.$AM24])" office:value-type="float"/>
          <table:table-cell table:formula="of:=MIN([.$L24];[.$Z24];[.$AN24])" office:value-type="float"/>
          <table:table-cell table:formula="of:=MIN([.$M24];[.$AA24];[.$AO24])" office:value-type="float"/>
          <table:table-cell table:formula="of:=MIN([.$N24];[.$AB24];[.$AP24])" office:value-type="float"/>
          <table:table-cell table:formula="of:=MIN([.$O24];[.$AC24];[.$AQ24])" office:value-type="float"/>
          <table:table-cell table:formula="of:=MEDIAN([.$B24];[.$P24];[.$AD24])" office:value-type="float"/>
          <table:table-cell table:formula="of:=MEDIAN([.$C24];[.$Q24];[.$AE24])" office:value-type="float"/>
          <table:table-cell table:formula="of:=MEDIAN([.$D24];[.$R24];[.$AF24])" office:value-type="float"/>
          <table:table-cell table:formula="of:=MEDIAN([.$E24];[.$S24];[.$AG24])" office:value-type="float"/>
          <table:table-cell table:formula="of:=MEDIAN([.$F24];[.$T24];[.$AH24])" office:value-type="float"/>
          <table:table-cell table:formula="of:=MEDIAN([.$G24];[.$U24];[.$AI24])" office:value-type="float"/>
          <table:table-cell table:formula="of:=MEDIAN([.$H24];[.$V24];[.$AJ24])" office:value-type="float"/>
          <table:table-cell table:formula="of:=MEDIAN([.$I24];[.$W24];[.$AK24])" office:value-type="float"/>
          <table:table-cell table:formula="of:=MEDIAN([.$J24];[.$X24];[.$AL24])" office:value-type="float"/>
          <table:table-cell table:formula="of:=MEDIAN([.$K24];[.$Y24];[.$AM24])" office:value-type="float"/>
          <table:table-cell table:formula="of:=MEDIAN([.$L24];[.$Z24];[.$AN24])" office:value-type="float"/>
          <table:table-cell table:formula="of:=MEDIAN([.$M24];[.$AA24];[.$AO24])" office:value-type="float"/>
          <table:table-cell table:formula="of:=MEDIAN([.$N24];[.$AB24];[.$AP24])" office:value-type="float"/>
          <table:table-cell table:formula="of:=MEDIAN([.$O24];[.$AC24];[.$AQ24])" office:value-type="float"/>
          <table:table-cell table:formula="of:=MAX([.$B24];[.$P24];[.$AD24])" office:value-type="float"/>
          <table:table-cell table:formula="of:=MAX([.$C24];[.$Q24];[.$AE24])" office:value-type="float"/>
          <table:table-cell table:formula="of:=MAX([.$D24];[.$R24];[.$AF24])" office:value-type="float"/>
          <table:table-cell table:formula="of:=MAX([.$E24];[.$S24];[.$AG24])" office:value-type="float"/>
          <table:table-cell table:formula="of:=MAX([.$F24];[.$T24];[.$AH24])" office:value-type="float"/>
          <table:table-cell table:formula="of:=MAX([.$G24];[.$U24];[.$AI24])" office:value-type="float"/>
          <table:table-cell table:formula="of:=MAX([.$H24];[.$V24];[.$AJ24])" office:value-type="float"/>
          <table:table-cell table:formula="of:=MAX([.$I24];[.$W24];[.$AK24])" office:value-type="float"/>
          <table:table-cell table:formula="of:=MAX([.$J24];[.$X24];[.$AL24])" office:value-type="float"/>
          <table:table-cell table:formula="of:=MAX([.$K24];[.$Y24];[.$AM24])" office:value-type="float"/>
          <table:table-cell table:formula="of:=MAX([.$L24];[.$Z24];[.$AN24])" office:value-type="float"/>
          <table:table-cell table:formula="of:=MAX([.$M24];[.$AA24];[.$AO24])" office:value-type="float"/>
          <table:table-cell table:formula="of:=MAX([.$N24];[.$AB24];[.$AP24])" office:value-type="float"/>
          <table:table-cell table:formula="of:=MAX([.$O24];[.$AC24];[.$AQ24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1.2852"/>
          <table:table-cell office:value-type="float" office:value="0.947"/>
          <table:table-cell office:value-type="float" office:value="0.07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68.0"/>
          <table:table-cell office:value-type="float" office:value="1768.0"/>
          <table:table-cell office:value-type="float" office:value="81686.0"/>
          <table:table-cell office:value-type="float" office:value="282833.0"/>
          <table:table-cell office:value-type="float" office:value="15912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1568"/>
          <table:table-cell office:value-type="float" office:value="0.788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07.0"/>
          <table:table-cell office:value-type="float" office:value="81686.0"/>
          <table:table-cell office:value-type="float" office:value="282833.0"/>
          <table:table-cell office:value-type="float" office:value="16204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769022"/>
          <table:table-cell office:value-type="float" office:value="0.501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56.0"/>
          <table:table-cell office:value-type="float" office:value="50493.0"/>
          <table:table-cell office:value-type="float" office:value="181851.0"/>
          <table:table-cell office:value-type="float" office:value="129352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5];[.$P25];[.$AD25])" office:value-type="float"/>
          <table:table-cell table:formula="of:=MIN([.$C25];[.$Q25];[.$AE25])" office:value-type="float"/>
          <table:table-cell table:formula="of:=MIN([.$D25];[.$R25];[.$AF25])" office:value-type="float"/>
          <table:table-cell table:formula="of:=MIN([.$E25];[.$S25];[.$AG25])" office:value-type="float"/>
          <table:table-cell table:formula="of:=MIN([.$F25];[.$T25];[.$AH25])" office:value-type="float"/>
          <table:table-cell table:formula="of:=MIN([.$G25];[.$U25];[.$AI25])" office:value-type="float"/>
          <table:table-cell table:formula="of:=MIN([.$H25];[.$V25];[.$AJ25])" office:value-type="float"/>
          <table:table-cell table:formula="of:=MIN([.$I25];[.$W25];[.$AK25])" office:value-type="float"/>
          <table:table-cell table:formula="of:=MIN([.$J25];[.$X25];[.$AL25])" office:value-type="float"/>
          <table:table-cell table:formula="of:=MIN([.$K25];[.$Y25];[.$AM25])" office:value-type="float"/>
          <table:table-cell table:formula="of:=MIN([.$L25];[.$Z25];[.$AN25])" office:value-type="float"/>
          <table:table-cell table:formula="of:=MIN([.$M25];[.$AA25];[.$AO25])" office:value-type="float"/>
          <table:table-cell table:formula="of:=MIN([.$N25];[.$AB25];[.$AP25])" office:value-type="float"/>
          <table:table-cell table:formula="of:=MIN([.$O25];[.$AC25];[.$AQ25])" office:value-type="float"/>
          <table:table-cell table:formula="of:=MEDIAN([.$B25];[.$P25];[.$AD25])" office:value-type="float"/>
          <table:table-cell table:formula="of:=MEDIAN([.$C25];[.$Q25];[.$AE25])" office:value-type="float"/>
          <table:table-cell table:formula="of:=MEDIAN([.$D25];[.$R25];[.$AF25])" office:value-type="float"/>
          <table:table-cell table:formula="of:=MEDIAN([.$E25];[.$S25];[.$AG25])" office:value-type="float"/>
          <table:table-cell table:formula="of:=MEDIAN([.$F25];[.$T25];[.$AH25])" office:value-type="float"/>
          <table:table-cell table:formula="of:=MEDIAN([.$G25];[.$U25];[.$AI25])" office:value-type="float"/>
          <table:table-cell table:formula="of:=MEDIAN([.$H25];[.$V25];[.$AJ25])" office:value-type="float"/>
          <table:table-cell table:formula="of:=MEDIAN([.$I25];[.$W25];[.$AK25])" office:value-type="float"/>
          <table:table-cell table:formula="of:=MEDIAN([.$J25];[.$X25];[.$AL25])" office:value-type="float"/>
          <table:table-cell table:formula="of:=MEDIAN([.$K25];[.$Y25];[.$AM25])" office:value-type="float"/>
          <table:table-cell table:formula="of:=MEDIAN([.$L25];[.$Z25];[.$AN25])" office:value-type="float"/>
          <table:table-cell table:formula="of:=MEDIAN([.$M25];[.$AA25];[.$AO25])" office:value-type="float"/>
          <table:table-cell table:formula="of:=MEDIAN([.$N25];[.$AB25];[.$AP25])" office:value-type="float"/>
          <table:table-cell table:formula="of:=MEDIAN([.$O25];[.$AC25];[.$AQ25])" office:value-type="float"/>
          <table:table-cell table:formula="of:=MAX([.$B25];[.$P25];[.$AD25])" office:value-type="float"/>
          <table:table-cell table:formula="of:=MAX([.$C25];[.$Q25];[.$AE25])" office:value-type="float"/>
          <table:table-cell table:formula="of:=MAX([.$D25];[.$R25];[.$AF25])" office:value-type="float"/>
          <table:table-cell table:formula="of:=MAX([.$E25];[.$S25];[.$AG25])" office:value-type="float"/>
          <table:table-cell table:formula="of:=MAX([.$F25];[.$T25];[.$AH25])" office:value-type="float"/>
          <table:table-cell table:formula="of:=MAX([.$G25];[.$U25];[.$AI25])" office:value-type="float"/>
          <table:table-cell table:formula="of:=MAX([.$H25];[.$V25];[.$AJ25])" office:value-type="float"/>
          <table:table-cell table:formula="of:=MAX([.$I25];[.$W25];[.$AK25])" office:value-type="float"/>
          <table:table-cell table:formula="of:=MAX([.$J25];[.$X25];[.$AL25])" office:value-type="float"/>
          <table:table-cell table:formula="of:=MAX([.$K25];[.$Y25];[.$AM25])" office:value-type="float"/>
          <table:table-cell table:formula="of:=MAX([.$L25];[.$Z25];[.$AN25])" office:value-type="float"/>
          <table:table-cell table:formula="of:=MAX([.$M25];[.$AA25];[.$AO25])" office:value-type="float"/>
          <table:table-cell table:formula="of:=MAX([.$N25];[.$AB25];[.$AP25])" office:value-type="float"/>
          <table:table-cell table:formula="of:=MAX([.$O25];[.$AC25];[.$AQ25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1.27803"/>
          <table:table-cell office:value-type="float" office:value="0.908"/>
          <table:table-cell office:value-type="float" office:value="0.08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16.0"/>
          <table:table-cell office:value-type="float" office:value="3748.0"/>
          <table:table-cell office:value-type="float" office:value="81686.0"/>
          <table:table-cell office:value-type="float" office:value="282833.0"/>
          <table:table-cell office:value-type="float" office:value="15912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17299"/>
          <table:table-cell office:value-type="float" office:value="0.83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98.0"/>
          <table:table-cell office:value-type="float" office:value="81686.0"/>
          <table:table-cell office:value-type="float" office:value="282833.0"/>
          <table:table-cell office:value-type="float" office:value="16032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783691"/>
          <table:table-cell office:value-type="float" office:value="0.48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61.0"/>
          <table:table-cell office:value-type="float" office:value="50493.0"/>
          <table:table-cell office:value-type="float" office:value="181851.0"/>
          <table:table-cell office:value-type="float" office:value="12839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6];[.$P26];[.$AD26])" office:value-type="float"/>
          <table:table-cell table:formula="of:=MIN([.$C26];[.$Q26];[.$AE26])" office:value-type="float"/>
          <table:table-cell table:formula="of:=MIN([.$D26];[.$R26];[.$AF26])" office:value-type="float"/>
          <table:table-cell table:formula="of:=MIN([.$E26];[.$S26];[.$AG26])" office:value-type="float"/>
          <table:table-cell table:formula="of:=MIN([.$F26];[.$T26];[.$AH26])" office:value-type="float"/>
          <table:table-cell table:formula="of:=MIN([.$G26];[.$U26];[.$AI26])" office:value-type="float"/>
          <table:table-cell table:formula="of:=MIN([.$H26];[.$V26];[.$AJ26])" office:value-type="float"/>
          <table:table-cell table:formula="of:=MIN([.$I26];[.$W26];[.$AK26])" office:value-type="float"/>
          <table:table-cell table:formula="of:=MIN([.$J26];[.$X26];[.$AL26])" office:value-type="float"/>
          <table:table-cell table:formula="of:=MIN([.$K26];[.$Y26];[.$AM26])" office:value-type="float"/>
          <table:table-cell table:formula="of:=MIN([.$L26];[.$Z26];[.$AN26])" office:value-type="float"/>
          <table:table-cell table:formula="of:=MIN([.$M26];[.$AA26];[.$AO26])" office:value-type="float"/>
          <table:table-cell table:formula="of:=MIN([.$N26];[.$AB26];[.$AP26])" office:value-type="float"/>
          <table:table-cell table:formula="of:=MIN([.$O26];[.$AC26];[.$AQ26])" office:value-type="float"/>
          <table:table-cell table:formula="of:=MEDIAN([.$B26];[.$P26];[.$AD26])" office:value-type="float"/>
          <table:table-cell table:formula="of:=MEDIAN([.$C26];[.$Q26];[.$AE26])" office:value-type="float"/>
          <table:table-cell table:formula="of:=MEDIAN([.$D26];[.$R26];[.$AF26])" office:value-type="float"/>
          <table:table-cell table:formula="of:=MEDIAN([.$E26];[.$S26];[.$AG26])" office:value-type="float"/>
          <table:table-cell table:formula="of:=MEDIAN([.$F26];[.$T26];[.$AH26])" office:value-type="float"/>
          <table:table-cell table:formula="of:=MEDIAN([.$G26];[.$U26];[.$AI26])" office:value-type="float"/>
          <table:table-cell table:formula="of:=MEDIAN([.$H26];[.$V26];[.$AJ26])" office:value-type="float"/>
          <table:table-cell table:formula="of:=MEDIAN([.$I26];[.$W26];[.$AK26])" office:value-type="float"/>
          <table:table-cell table:formula="of:=MEDIAN([.$J26];[.$X26];[.$AL26])" office:value-type="float"/>
          <table:table-cell table:formula="of:=MEDIAN([.$K26];[.$Y26];[.$AM26])" office:value-type="float"/>
          <table:table-cell table:formula="of:=MEDIAN([.$L26];[.$Z26];[.$AN26])" office:value-type="float"/>
          <table:table-cell table:formula="of:=MEDIAN([.$M26];[.$AA26];[.$AO26])" office:value-type="float"/>
          <table:table-cell table:formula="of:=MEDIAN([.$N26];[.$AB26];[.$AP26])" office:value-type="float"/>
          <table:table-cell table:formula="of:=MEDIAN([.$O26];[.$AC26];[.$AQ26])" office:value-type="float"/>
          <table:table-cell table:formula="of:=MAX([.$B26];[.$P26];[.$AD26])" office:value-type="float"/>
          <table:table-cell table:formula="of:=MAX([.$C26];[.$Q26];[.$AE26])" office:value-type="float"/>
          <table:table-cell table:formula="of:=MAX([.$D26];[.$R26];[.$AF26])" office:value-type="float"/>
          <table:table-cell table:formula="of:=MAX([.$E26];[.$S26];[.$AG26])" office:value-type="float"/>
          <table:table-cell table:formula="of:=MAX([.$F26];[.$T26];[.$AH26])" office:value-type="float"/>
          <table:table-cell table:formula="of:=MAX([.$G26];[.$U26];[.$AI26])" office:value-type="float"/>
          <table:table-cell table:formula="of:=MAX([.$H26];[.$V26];[.$AJ26])" office:value-type="float"/>
          <table:table-cell table:formula="of:=MAX([.$I26];[.$W26];[.$AK26])" office:value-type="float"/>
          <table:table-cell table:formula="of:=MAX([.$J26];[.$X26];[.$AL26])" office:value-type="float"/>
          <table:table-cell table:formula="of:=MAX([.$K26];[.$Y26];[.$AM26])" office:value-type="float"/>
          <table:table-cell table:formula="of:=MAX([.$L26];[.$Z26];[.$AN26])" office:value-type="float"/>
          <table:table-cell table:formula="of:=MAX([.$M26];[.$AA26];[.$AO26])" office:value-type="float"/>
          <table:table-cell table:formula="of:=MAX([.$N26];[.$AB26];[.$AP26])" office:value-type="float"/>
          <table:table-cell table:formula="of:=MAX([.$O26];[.$AC26];[.$AQ26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1.12883"/>
          <table:table-cell office:value-type="float" office:value="0.831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7.0"/>
          <table:table-cell office:value-type="float" office:value="702.0"/>
          <table:table-cell office:value-type="float" office:value="81686.0"/>
          <table:table-cell office:value-type="float" office:value="282833.0"/>
          <table:table-cell office:value-type="float" office:value="15901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13131"/>
          <table:table-cell office:value-type="float" office:value="0.819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780.0"/>
          <table:table-cell office:value-type="float" office:value="81686.0"/>
          <table:table-cell office:value-type="float" office:value="282833.0"/>
          <table:table-cell office:value-type="float" office:value="16108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76394"/>
          <table:table-cell office:value-type="float" office:value="0.513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56.0"/>
          <table:table-cell office:value-type="float" office:value="50493.0"/>
          <table:table-cell office:value-type="float" office:value="181851.0"/>
          <table:table-cell office:value-type="float" office:value="129432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7];[.$P27];[.$AD27])" office:value-type="float"/>
          <table:table-cell table:formula="of:=MIN([.$C27];[.$Q27];[.$AE27])" office:value-type="float"/>
          <table:table-cell table:formula="of:=MIN([.$D27];[.$R27];[.$AF27])" office:value-type="float"/>
          <table:table-cell table:formula="of:=MIN([.$E27];[.$S27];[.$AG27])" office:value-type="float"/>
          <table:table-cell table:formula="of:=MIN([.$F27];[.$T27];[.$AH27])" office:value-type="float"/>
          <table:table-cell table:formula="of:=MIN([.$G27];[.$U27];[.$AI27])" office:value-type="float"/>
          <table:table-cell table:formula="of:=MIN([.$H27];[.$V27];[.$AJ27])" office:value-type="float"/>
          <table:table-cell table:formula="of:=MIN([.$I27];[.$W27];[.$AK27])" office:value-type="float"/>
          <table:table-cell table:formula="of:=MIN([.$J27];[.$X27];[.$AL27])" office:value-type="float"/>
          <table:table-cell table:formula="of:=MIN([.$K27];[.$Y27];[.$AM27])" office:value-type="float"/>
          <table:table-cell table:formula="of:=MIN([.$L27];[.$Z27];[.$AN27])" office:value-type="float"/>
          <table:table-cell table:formula="of:=MIN([.$M27];[.$AA27];[.$AO27])" office:value-type="float"/>
          <table:table-cell table:formula="of:=MIN([.$N27];[.$AB27];[.$AP27])" office:value-type="float"/>
          <table:table-cell table:formula="of:=MIN([.$O27];[.$AC27];[.$AQ27])" office:value-type="float"/>
          <table:table-cell table:formula="of:=MEDIAN([.$B27];[.$P27];[.$AD27])" office:value-type="float"/>
          <table:table-cell table:formula="of:=MEDIAN([.$C27];[.$Q27];[.$AE27])" office:value-type="float"/>
          <table:table-cell table:formula="of:=MEDIAN([.$D27];[.$R27];[.$AF27])" office:value-type="float"/>
          <table:table-cell table:formula="of:=MEDIAN([.$E27];[.$S27];[.$AG27])" office:value-type="float"/>
          <table:table-cell table:formula="of:=MEDIAN([.$F27];[.$T27];[.$AH27])" office:value-type="float"/>
          <table:table-cell table:formula="of:=MEDIAN([.$G27];[.$U27];[.$AI27])" office:value-type="float"/>
          <table:table-cell table:formula="of:=MEDIAN([.$H27];[.$V27];[.$AJ27])" office:value-type="float"/>
          <table:table-cell table:formula="of:=MEDIAN([.$I27];[.$W27];[.$AK27])" office:value-type="float"/>
          <table:table-cell table:formula="of:=MEDIAN([.$J27];[.$X27];[.$AL27])" office:value-type="float"/>
          <table:table-cell table:formula="of:=MEDIAN([.$K27];[.$Y27];[.$AM27])" office:value-type="float"/>
          <table:table-cell table:formula="of:=MEDIAN([.$L27];[.$Z27];[.$AN27])" office:value-type="float"/>
          <table:table-cell table:formula="of:=MEDIAN([.$M27];[.$AA27];[.$AO27])" office:value-type="float"/>
          <table:table-cell table:formula="of:=MEDIAN([.$N27];[.$AB27];[.$AP27])" office:value-type="float"/>
          <table:table-cell table:formula="of:=MEDIAN([.$O27];[.$AC27];[.$AQ27])" office:value-type="float"/>
          <table:table-cell table:formula="of:=MAX([.$B27];[.$P27];[.$AD27])" office:value-type="float"/>
          <table:table-cell table:formula="of:=MAX([.$C27];[.$Q27];[.$AE27])" office:value-type="float"/>
          <table:table-cell table:formula="of:=MAX([.$D27];[.$R27];[.$AF27])" office:value-type="float"/>
          <table:table-cell table:formula="of:=MAX([.$E27];[.$S27];[.$AG27])" office:value-type="float"/>
          <table:table-cell table:formula="of:=MAX([.$F27];[.$T27];[.$AH27])" office:value-type="float"/>
          <table:table-cell table:formula="of:=MAX([.$G27];[.$U27];[.$AI27])" office:value-type="float"/>
          <table:table-cell table:formula="of:=MAX([.$H27];[.$V27];[.$AJ27])" office:value-type="float"/>
          <table:table-cell table:formula="of:=MAX([.$I27];[.$W27];[.$AK27])" office:value-type="float"/>
          <table:table-cell table:formula="of:=MAX([.$J27];[.$X27];[.$AL27])" office:value-type="float"/>
          <table:table-cell table:formula="of:=MAX([.$K27];[.$Y27];[.$AM27])" office:value-type="float"/>
          <table:table-cell table:formula="of:=MAX([.$L27];[.$Z27];[.$AN27])" office:value-type="float"/>
          <table:table-cell table:formula="of:=MAX([.$M27];[.$AA27];[.$AO27])" office:value-type="float"/>
          <table:table-cell table:formula="of:=MAX([.$N27];[.$AB27];[.$AP27])" office:value-type="float"/>
          <table:table-cell table:formula="of:=MAX([.$O27];[.$AC27];[.$AQ2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27])" office:value-type="float"/>
          <table:table-cell table:formula="of:=SUM([.C3:.C27])" office:value-type="float"/>
          <table:table-cell table:formula="of:=SUM([.D3:.D27])" office:value-type="float"/>
          <table:table-cell table:formula="of:=SUM([.E3:.E27])" office:value-type="float"/>
          <table:table-cell table:formula="of:=SUM([.F3:.F27])" office:value-type="float"/>
          <table:table-cell table:formula="of:=SUM([.G3:.G27])" office:value-type="float"/>
          <table:table-cell table:formula="of:=SUM([.H3:.H27])" office:value-type="float"/>
          <table:table-cell table:formula="of:=SUM([.I3:.I27])" office:value-type="float"/>
          <table:table-cell table:formula="of:=SUM([.J3:.J27])" office:value-type="float"/>
          <table:table-cell table:formula="of:=SUM([.K3:.K27])" office:value-type="float"/>
          <table:table-cell table:formula="of:=SUM([.L3:.L27])" office:value-type="float"/>
          <table:table-cell table:formula="of:=SUM([.M3:.M27])" office:value-type="float"/>
          <table:table-cell table:formula="of:=SUM([.N3:.N27])" office:value-type="float"/>
          <table:table-cell table:formula="of:=SUM([.O3:.O27])" office:value-type="float"/>
          <table:table-cell table:formula="of:=SUM([.P3:.P27])" office:value-type="float"/>
          <table:table-cell table:formula="of:=SUM([.Q3:.Q27])" office:value-type="float"/>
          <table:table-cell table:formula="of:=SUM([.R3:.R27])" office:value-type="float"/>
          <table:table-cell table:formula="of:=SUM([.S3:.S27])" office:value-type="float"/>
          <table:table-cell table:formula="of:=SUM([.T3:.T27])" office:value-type="float"/>
          <table:table-cell table:formula="of:=SUM([.U3:.U27])" office:value-type="float"/>
          <table:table-cell table:formula="of:=SUM([.V3:.V27])" office:value-type="float"/>
          <table:table-cell table:formula="of:=SUM([.W3:.W27])" office:value-type="float"/>
          <table:table-cell table:formula="of:=SUM([.X3:.X27])" office:value-type="float"/>
          <table:table-cell table:formula="of:=SUM([.Y3:.Y27])" office:value-type="float"/>
          <table:table-cell table:formula="of:=SUM([.Z3:.Z27])" office:value-type="float"/>
          <table:table-cell table:formula="of:=SUM([.AA3:.AA27])" office:value-type="float"/>
          <table:table-cell table:formula="of:=SUM([.AB3:.AB27])" office:value-type="float"/>
          <table:table-cell table:formula="of:=SUM([.AC3:.AC27])" office:value-type="float"/>
          <table:table-cell table:formula="of:=SUM([.AD3:.AD27])" office:value-type="float"/>
          <table:table-cell table:formula="of:=SUM([.AE3:.AE27])" office:value-type="float"/>
          <table:table-cell table:formula="of:=SUM([.AF3:.AF27])" office:value-type="float"/>
          <table:table-cell table:formula="of:=SUM([.AG3:.AG27])" office:value-type="float"/>
          <table:table-cell table:formula="of:=SUM([.AH3:.AH27])" office:value-type="float"/>
          <table:table-cell table:formula="of:=SUM([.AI3:.AI27])" office:value-type="float"/>
          <table:table-cell table:formula="of:=SUM([.AJ3:.AJ27])" office:value-type="float"/>
          <table:table-cell table:formula="of:=SUM([.AK3:.AK27])" office:value-type="float"/>
          <table:table-cell table:formula="of:=SUM([.AL3:.AL27])" office:value-type="float"/>
          <table:table-cell table:formula="of:=SUM([.AM3:.AM27])" office:value-type="float"/>
          <table:table-cell table:formula="of:=SUM([.AN3:.AN27])" office:value-type="float"/>
          <table:table-cell table:formula="of:=SUM([.AO3:.AO27])" office:value-type="float"/>
          <table:table-cell table:formula="of:=SUM([.AP3:.AP27])" office:value-type="float"/>
          <table:table-cell table:formula="of:=SUM([.AQ3:.AQ27])" office:value-type="float"/>
          <table:table-cell table:formula="of:=SUM([.AR3:.AR27])" office:value-type="float"/>
          <table:table-cell table:formula="of:=SUM([.AS3:.AS27])" office:value-type="float"/>
          <table:table-cell table:formula="of:=SUM([.AT3:.AT27])" office:value-type="float"/>
          <table:table-cell table:formula="of:=SUM([.AU3:.AU27])" office:value-type="float"/>
          <table:table-cell table:formula="of:=SUM([.AV3:.AV27])" office:value-type="float"/>
          <table:table-cell table:formula="of:=SUM([.AW3:.AW27])" office:value-type="float"/>
          <table:table-cell table:formula="of:=SUM([.AX3:.AX27])" office:value-type="float"/>
          <table:table-cell table:formula="of:=SUM([.AY3:.AY27])" office:value-type="float"/>
          <table:table-cell table:formula="of:=SUM([.AZ3:.AZ27])" office:value-type="float"/>
          <table:table-cell table:formula="of:=SUM([.BA3:.BA27])" office:value-type="float"/>
          <table:table-cell table:formula="of:=SUM([.BB3:.BB27])" office:value-type="float"/>
          <table:table-cell table:formula="of:=SUM([.BC3:.BC27])" office:value-type="float"/>
          <table:table-cell table:formula="of:=SUM([.BD3:.BD27])" office:value-type="float"/>
          <table:table-cell table:formula="of:=SUM([.BE3:.BE27])" office:value-type="float"/>
          <table:table-cell table:formula="of:=SUM([.BF3:.BF27])" office:value-type="float"/>
          <table:table-cell table:formula="of:=SUM([.BG3:.BG27])" office:value-type="float"/>
          <table:table-cell table:formula="of:=SUM([.BH3:.BH27])" office:value-type="float"/>
          <table:table-cell table:formula="of:=SUM([.BI3:.BI27])" office:value-type="float"/>
          <table:table-cell table:formula="of:=SUM([.BJ3:.BJ27])" office:value-type="float"/>
          <table:table-cell table:formula="of:=SUM([.BK3:.BK27])" office:value-type="float"/>
          <table:table-cell table:formula="of:=SUM([.BL3:.BL27])" office:value-type="float"/>
          <table:table-cell table:formula="of:=SUM([.BM3:.BM27])" office:value-type="float"/>
          <table:table-cell table:formula="of:=SUM([.BN3:.BN27])" office:value-type="float"/>
          <table:table-cell table:formula="of:=SUM([.BO3:.BO27])" office:value-type="float"/>
          <table:table-cell table:formula="of:=SUM([.BP3:.BP27])" office:value-type="float"/>
          <table:table-cell table:formula="of:=SUM([.BQ3:.BQ27])" office:value-type="float"/>
          <table:table-cell table:formula="of:=SUM([.BR3:.BR27])" office:value-type="float"/>
          <table:table-cell table:formula="of:=SUM([.BS3:.BS27])" office:value-type="float"/>
          <table:table-cell table:formula="of:=SUM([.BT3:.BT27])" office:value-type="float"/>
          <table:table-cell table:formula="of:=SUM([.BU3:.BU27])" office:value-type="float"/>
          <table:table-cell table:formula="of:=SUM([.BV3:.BV27])" office:value-type="float"/>
          <table:table-cell table:formula="of:=SUM([.BW3:.BW27])" office:value-type="float"/>
          <table:table-cell table:formula="of:=SUM([.BX3:.BX27])" office:value-type="float"/>
          <table:table-cell table:formula="of:=SUM([.BY3:.BY27])" office:value-type="float"/>
          <table:table-cell table:formula="of:=SUM([.BZ3:.BZ27])" office:value-type="float"/>
          <table:table-cell table:formula="of:=SUM([.CA3:.CA27])" office:value-type="float"/>
          <table:table-cell table:formula="of:=SUM([.CB3:.CB27])" office:value-type="float"/>
          <table:table-cell table:formula="of:=SUM([.CC3:.CC27])" office:value-type="float"/>
          <table:table-cell table:formula="of:=SUM([.CD3:.CD27])" office:value-type="float"/>
          <table:table-cell table:formula="of:=SUM([.CE3:.CE27])" office:value-type="float"/>
          <table:table-cell table:formula="of:=SUM([.CF3:.CF27])" office:value-type="float"/>
          <table:table-cell table:formula="of:=SUM([.CG3:.CG2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27])" office:value-type="float"/>
          <table:table-cell table:formula="of:=AVERAGE([.C3:.C27])" office:value-type="float"/>
          <table:table-cell table:formula="of:=AVERAGE([.D3:.D27])" office:value-type="float"/>
          <table:table-cell table:formula="of:=AVERAGE([.E3:.E27])" office:value-type="float"/>
          <table:table-cell table:formula="of:=AVERAGE([.F3:.F27])" office:value-type="float"/>
          <table:table-cell table:formula="of:=AVERAGE([.G3:.G27])" office:value-type="float"/>
          <table:table-cell table:formula="of:=AVERAGE([.H3:.H27])" office:value-type="float"/>
          <table:table-cell table:formula="of:=AVERAGE([.I3:.I27])" office:value-type="float"/>
          <table:table-cell table:formula="of:=AVERAGE([.J3:.J27])" office:value-type="float"/>
          <table:table-cell table:formula="of:=AVERAGE([.K3:.K27])" office:value-type="float"/>
          <table:table-cell table:formula="of:=AVERAGE([.L3:.L27])" office:value-type="float"/>
          <table:table-cell table:formula="of:=AVERAGE([.M3:.M27])" office:value-type="float"/>
          <table:table-cell table:formula="of:=AVERAGE([.N3:.N27])" office:value-type="float"/>
          <table:table-cell table:formula="of:=AVERAGE([.O3:.O27])" office:value-type="float"/>
          <table:table-cell table:formula="of:=AVERAGE([.P3:.P27])" office:value-type="float"/>
          <table:table-cell table:formula="of:=AVERAGE([.Q3:.Q27])" office:value-type="float"/>
          <table:table-cell table:formula="of:=AVERAGE([.R3:.R27])" office:value-type="float"/>
          <table:table-cell table:formula="of:=AVERAGE([.S3:.S27])" office:value-type="float"/>
          <table:table-cell table:formula="of:=AVERAGE([.T3:.T27])" office:value-type="float"/>
          <table:table-cell table:formula="of:=AVERAGE([.U3:.U27])" office:value-type="float"/>
          <table:table-cell table:formula="of:=AVERAGE([.V3:.V27])" office:value-type="float"/>
          <table:table-cell table:formula="of:=AVERAGE([.W3:.W27])" office:value-type="float"/>
          <table:table-cell table:formula="of:=AVERAGE([.X3:.X27])" office:value-type="float"/>
          <table:table-cell table:formula="of:=AVERAGE([.Y3:.Y27])" office:value-type="float"/>
          <table:table-cell table:formula="of:=AVERAGE([.Z3:.Z27])" office:value-type="float"/>
          <table:table-cell table:formula="of:=AVERAGE([.AA3:.AA27])" office:value-type="float"/>
          <table:table-cell table:formula="of:=AVERAGE([.AB3:.AB27])" office:value-type="float"/>
          <table:table-cell table:formula="of:=AVERAGE([.AC3:.AC27])" office:value-type="float"/>
          <table:table-cell table:formula="of:=AVERAGE([.AD3:.AD27])" office:value-type="float"/>
          <table:table-cell table:formula="of:=AVERAGE([.AE3:.AE27])" office:value-type="float"/>
          <table:table-cell table:formula="of:=AVERAGE([.AF3:.AF27])" office:value-type="float"/>
          <table:table-cell table:formula="of:=AVERAGE([.AG3:.AG27])" office:value-type="float"/>
          <table:table-cell table:formula="of:=AVERAGE([.AH3:.AH27])" office:value-type="float"/>
          <table:table-cell table:formula="of:=AVERAGE([.AI3:.AI27])" office:value-type="float"/>
          <table:table-cell table:formula="of:=AVERAGE([.AJ3:.AJ27])" office:value-type="float"/>
          <table:table-cell table:formula="of:=AVERAGE([.AK3:.AK27])" office:value-type="float"/>
          <table:table-cell table:formula="of:=AVERAGE([.AL3:.AL27])" office:value-type="float"/>
          <table:table-cell table:formula="of:=AVERAGE([.AM3:.AM27])" office:value-type="float"/>
          <table:table-cell table:formula="of:=AVERAGE([.AN3:.AN27])" office:value-type="float"/>
          <table:table-cell table:formula="of:=AVERAGE([.AO3:.AO27])" office:value-type="float"/>
          <table:table-cell table:formula="of:=AVERAGE([.AP3:.AP27])" office:value-type="float"/>
          <table:table-cell table:formula="of:=AVERAGE([.AQ3:.AQ27])" office:value-type="float"/>
          <table:table-cell table:formula="of:=AVERAGE([.AR3:.AR27])" office:value-type="float"/>
          <table:table-cell table:formula="of:=AVERAGE([.AS3:.AS27])" office:value-type="float"/>
          <table:table-cell table:formula="of:=AVERAGE([.AT3:.AT27])" office:value-type="float"/>
          <table:table-cell table:formula="of:=AVERAGE([.AU3:.AU27])" office:value-type="float"/>
          <table:table-cell table:formula="of:=AVERAGE([.AV3:.AV27])" office:value-type="float"/>
          <table:table-cell table:formula="of:=AVERAGE([.AW3:.AW27])" office:value-type="float"/>
          <table:table-cell table:formula="of:=AVERAGE([.AX3:.AX27])" office:value-type="float"/>
          <table:table-cell table:formula="of:=AVERAGE([.AY3:.AY27])" office:value-type="float"/>
          <table:table-cell table:formula="of:=AVERAGE([.AZ3:.AZ27])" office:value-type="float"/>
          <table:table-cell table:formula="of:=AVERAGE([.BA3:.BA27])" office:value-type="float"/>
          <table:table-cell table:formula="of:=AVERAGE([.BB3:.BB27])" office:value-type="float"/>
          <table:table-cell table:formula="of:=AVERAGE([.BC3:.BC27])" office:value-type="float"/>
          <table:table-cell table:formula="of:=AVERAGE([.BD3:.BD27])" office:value-type="float"/>
          <table:table-cell table:formula="of:=AVERAGE([.BE3:.BE27])" office:value-type="float"/>
          <table:table-cell table:formula="of:=AVERAGE([.BF3:.BF27])" office:value-type="float"/>
          <table:table-cell table:formula="of:=AVERAGE([.BG3:.BG27])" office:value-type="float"/>
          <table:table-cell table:formula="of:=AVERAGE([.BH3:.BH27])" office:value-type="float"/>
          <table:table-cell table:formula="of:=AVERAGE([.BI3:.BI27])" office:value-type="float"/>
          <table:table-cell table:formula="of:=AVERAGE([.BJ3:.BJ27])" office:value-type="float"/>
          <table:table-cell table:formula="of:=AVERAGE([.BK3:.BK27])" office:value-type="float"/>
          <table:table-cell table:formula="of:=AVERAGE([.BL3:.BL27])" office:value-type="float"/>
          <table:table-cell table:formula="of:=AVERAGE([.BM3:.BM27])" office:value-type="float"/>
          <table:table-cell table:formula="of:=AVERAGE([.BN3:.BN27])" office:value-type="float"/>
          <table:table-cell table:formula="of:=AVERAGE([.BO3:.BO27])" office:value-type="float"/>
          <table:table-cell table:formula="of:=AVERAGE([.BP3:.BP27])" office:value-type="float"/>
          <table:table-cell table:formula="of:=AVERAGE([.BQ3:.BQ27])" office:value-type="float"/>
          <table:table-cell table:formula="of:=AVERAGE([.BR3:.BR27])" office:value-type="float"/>
          <table:table-cell table:formula="of:=AVERAGE([.BS3:.BS27])" office:value-type="float"/>
          <table:table-cell table:formula="of:=AVERAGE([.BT3:.BT27])" office:value-type="float"/>
          <table:table-cell table:formula="of:=AVERAGE([.BU3:.BU27])" office:value-type="float"/>
          <table:table-cell table:formula="of:=AVERAGE([.BV3:.BV27])" office:value-type="float"/>
          <table:table-cell table:formula="of:=AVERAGE([.BW3:.BW27])" office:value-type="float"/>
          <table:table-cell table:formula="of:=AVERAGE([.BX3:.BX27])" office:value-type="float"/>
          <table:table-cell table:formula="of:=AVERAGE([.BY3:.BY27])" office:value-type="float"/>
          <table:table-cell table:formula="of:=AVERAGE([.BZ3:.BZ27])" office:value-type="float"/>
          <table:table-cell table:formula="of:=AVERAGE([.CA3:.CA27])" office:value-type="float"/>
          <table:table-cell table:formula="of:=AVERAGE([.CB3:.CB27])" office:value-type="float"/>
          <table:table-cell table:formula="of:=AVERAGE([.CC3:.CC27])" office:value-type="float"/>
          <table:table-cell table:formula="of:=AVERAGE([.CD3:.CD27])" office:value-type="float"/>
          <table:table-cell table:formula="of:=AVERAGE([.CE3:.CE27])" office:value-type="float"/>
          <table:table-cell table:formula="of:=AVERAGE([.CF3:.CF27])" office:value-type="float"/>
          <table:table-cell table:formula="of:=AVERAGE([.CG3:.CG2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27])" office:value-type="float"/>
          <table:table-cell table:formula="of:=STDEV([.C3:.C27])" office:value-type="float"/>
          <table:table-cell table:formula="of:=STDEV([.D3:.D27])" office:value-type="float"/>
          <table:table-cell table:formula="of:=STDEV([.E3:.E27])" office:value-type="float"/>
          <table:table-cell table:formula="of:=STDEV([.F3:.F27])" office:value-type="float"/>
          <table:table-cell table:formula="of:=STDEV([.G3:.G27])" office:value-type="float"/>
          <table:table-cell table:formula="of:=STDEV([.H3:.H27])" office:value-type="float"/>
          <table:table-cell table:formula="of:=STDEV([.I3:.I27])" office:value-type="float"/>
          <table:table-cell table:formula="of:=STDEV([.J3:.J27])" office:value-type="float"/>
          <table:table-cell table:formula="of:=STDEV([.K3:.K27])" office:value-type="float"/>
          <table:table-cell table:formula="of:=STDEV([.L3:.L27])" office:value-type="float"/>
          <table:table-cell table:formula="of:=STDEV([.M3:.M27])" office:value-type="float"/>
          <table:table-cell table:formula="of:=STDEV([.N3:.N27])" office:value-type="float"/>
          <table:table-cell table:formula="of:=STDEV([.O3:.O27])" office:value-type="float"/>
          <table:table-cell table:formula="of:=STDEV([.P3:.P27])" office:value-type="float"/>
          <table:table-cell table:formula="of:=STDEV([.Q3:.Q27])" office:value-type="float"/>
          <table:table-cell table:formula="of:=STDEV([.R3:.R27])" office:value-type="float"/>
          <table:table-cell table:formula="of:=STDEV([.S3:.S27])" office:value-type="float"/>
          <table:table-cell table:formula="of:=STDEV([.T3:.T27])" office:value-type="float"/>
          <table:table-cell table:formula="of:=STDEV([.U3:.U27])" office:value-type="float"/>
          <table:table-cell table:formula="of:=STDEV([.V3:.V27])" office:value-type="float"/>
          <table:table-cell table:formula="of:=STDEV([.W3:.W27])" office:value-type="float"/>
          <table:table-cell table:formula="of:=STDEV([.X3:.X27])" office:value-type="float"/>
          <table:table-cell table:formula="of:=STDEV([.Y3:.Y27])" office:value-type="float"/>
          <table:table-cell table:formula="of:=STDEV([.Z3:.Z27])" office:value-type="float"/>
          <table:table-cell table:formula="of:=STDEV([.AA3:.AA27])" office:value-type="float"/>
          <table:table-cell table:formula="of:=STDEV([.AB3:.AB27])" office:value-type="float"/>
          <table:table-cell table:formula="of:=STDEV([.AC3:.AC27])" office:value-type="float"/>
          <table:table-cell table:formula="of:=STDEV([.AD3:.AD27])" office:value-type="float"/>
          <table:table-cell table:formula="of:=STDEV([.AE3:.AE27])" office:value-type="float"/>
          <table:table-cell table:formula="of:=STDEV([.AF3:.AF27])" office:value-type="float"/>
          <table:table-cell table:formula="of:=STDEV([.AG3:.AG27])" office:value-type="float"/>
          <table:table-cell table:formula="of:=STDEV([.AH3:.AH27])" office:value-type="float"/>
          <table:table-cell table:formula="of:=STDEV([.AI3:.AI27])" office:value-type="float"/>
          <table:table-cell table:formula="of:=STDEV([.AJ3:.AJ27])" office:value-type="float"/>
          <table:table-cell table:formula="of:=STDEV([.AK3:.AK27])" office:value-type="float"/>
          <table:table-cell table:formula="of:=STDEV([.AL3:.AL27])" office:value-type="float"/>
          <table:table-cell table:formula="of:=STDEV([.AM3:.AM27])" office:value-type="float"/>
          <table:table-cell table:formula="of:=STDEV([.AN3:.AN27])" office:value-type="float"/>
          <table:table-cell table:formula="of:=STDEV([.AO3:.AO27])" office:value-type="float"/>
          <table:table-cell table:formula="of:=STDEV([.AP3:.AP27])" office:value-type="float"/>
          <table:table-cell table:formula="of:=STDEV([.AQ3:.AQ27])" office:value-type="float"/>
          <table:table-cell table:formula="of:=STDEV([.AR3:.AR27])" office:value-type="float"/>
          <table:table-cell table:formula="of:=STDEV([.AS3:.AS27])" office:value-type="float"/>
          <table:table-cell table:formula="of:=STDEV([.AT3:.AT27])" office:value-type="float"/>
          <table:table-cell table:formula="of:=STDEV([.AU3:.AU27])" office:value-type="float"/>
          <table:table-cell table:formula="of:=STDEV([.AV3:.AV27])" office:value-type="float"/>
          <table:table-cell table:formula="of:=STDEV([.AW3:.AW27])" office:value-type="float"/>
          <table:table-cell table:formula="of:=STDEV([.AX3:.AX27])" office:value-type="float"/>
          <table:table-cell table:formula="of:=STDEV([.AY3:.AY27])" office:value-type="float"/>
          <table:table-cell table:formula="of:=STDEV([.AZ3:.AZ27])" office:value-type="float"/>
          <table:table-cell table:formula="of:=STDEV([.BA3:.BA27])" office:value-type="float"/>
          <table:table-cell table:formula="of:=STDEV([.BB3:.BB27])" office:value-type="float"/>
          <table:table-cell table:formula="of:=STDEV([.BC3:.BC27])" office:value-type="float"/>
          <table:table-cell table:formula="of:=STDEV([.BD3:.BD27])" office:value-type="float"/>
          <table:table-cell table:formula="of:=STDEV([.BE3:.BE27])" office:value-type="float"/>
          <table:table-cell table:formula="of:=STDEV([.BF3:.BF27])" office:value-type="float"/>
          <table:table-cell table:formula="of:=STDEV([.BG3:.BG27])" office:value-type="float"/>
          <table:table-cell table:formula="of:=STDEV([.BH3:.BH27])" office:value-type="float"/>
          <table:table-cell table:formula="of:=STDEV([.BI3:.BI27])" office:value-type="float"/>
          <table:table-cell table:formula="of:=STDEV([.BJ3:.BJ27])" office:value-type="float"/>
          <table:table-cell table:formula="of:=STDEV([.BK3:.BK27])" office:value-type="float"/>
          <table:table-cell table:formula="of:=STDEV([.BL3:.BL27])" office:value-type="float"/>
          <table:table-cell table:formula="of:=STDEV([.BM3:.BM27])" office:value-type="float"/>
          <table:table-cell table:formula="of:=STDEV([.BN3:.BN27])" office:value-type="float"/>
          <table:table-cell table:formula="of:=STDEV([.BO3:.BO27])" office:value-type="float"/>
          <table:table-cell table:formula="of:=STDEV([.BP3:.BP27])" office:value-type="float"/>
          <table:table-cell table:formula="of:=STDEV([.BQ3:.BQ27])" office:value-type="float"/>
          <table:table-cell table:formula="of:=STDEV([.BR3:.BR27])" office:value-type="float"/>
          <table:table-cell table:formula="of:=STDEV([.BS3:.BS27])" office:value-type="float"/>
          <table:table-cell table:formula="of:=STDEV([.BT3:.BT27])" office:value-type="float"/>
          <table:table-cell table:formula="of:=STDEV([.BU3:.BU27])" office:value-type="float"/>
          <table:table-cell table:formula="of:=STDEV([.BV3:.BV27])" office:value-type="float"/>
          <table:table-cell table:formula="of:=STDEV([.BW3:.BW27])" office:value-type="float"/>
          <table:table-cell table:formula="of:=STDEV([.BX3:.BX27])" office:value-type="float"/>
          <table:table-cell table:formula="of:=STDEV([.BY3:.BY27])" office:value-type="float"/>
          <table:table-cell table:formula="of:=STDEV([.BZ3:.BZ27])" office:value-type="float"/>
          <table:table-cell table:formula="of:=STDEV([.CA3:.CA27])" office:value-type="float"/>
          <table:table-cell table:formula="of:=STDEV([.CB3:.CB27])" office:value-type="float"/>
          <table:table-cell table:formula="of:=STDEV([.CC3:.CC27])" office:value-type="float"/>
          <table:table-cell table:formula="of:=STDEV([.CD3:.CD27])" office:value-type="float"/>
          <table:table-cell table:formula="of:=STDEV([.CE3:.CE27])" office:value-type="float"/>
          <table:table-cell table:formula="of:=STDEV([.CF3:.CF27])" office:value-type="float"/>
          <table:table-cell table:formula="of:=STDEV([.CG3:.CG2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27]-[.$AR3:.$AR27])^2)^0.5" office:value-type="float"/>
          <table:table-cell table:number-matrix-columns-spanned="1" table:number-matrix-rows-spanned="1" table:formula="of:=SUM(([.C3:.C27]-[.$AS3:.$AS27])^2)^0.5" office:value-type="float"/>
          <table:table-cell table:number-matrix-columns-spanned="1" table:number-matrix-rows-spanned="1" table:formula="of:=SUM(([.D3:.D27]-[.$AT3:.$AT27])^2)^0.5" office:value-type="float"/>
          <table:table-cell table:number-matrix-columns-spanned="1" table:number-matrix-rows-spanned="1" table:formula="of:=SUM(([.E3:.E27]-[.$AU3:.$AU27])^2)^0.5" office:value-type="float"/>
          <table:table-cell table:number-matrix-columns-spanned="1" table:number-matrix-rows-spanned="1" table:formula="of:=SUM(([.F3:.F27]-[.$AV3:.$AV27])^2)^0.5" office:value-type="float"/>
          <table:table-cell table:number-matrix-columns-spanned="1" table:number-matrix-rows-spanned="1" table:formula="of:=SUM(([.G3:.G27]-[.$AW3:.$AW27])^2)^0.5" office:value-type="float"/>
          <table:table-cell table:number-matrix-columns-spanned="1" table:number-matrix-rows-spanned="1" table:formula="of:=SUM(([.H3:.H27]-[.$AX3:.$AX27])^2)^0.5" office:value-type="float"/>
          <table:table-cell table:number-matrix-columns-spanned="1" table:number-matrix-rows-spanned="1" table:formula="of:=SUM(([.I3:.I27]-[.$AY3:.$AY27])^2)^0.5" office:value-type="float"/>
          <table:table-cell table:number-matrix-columns-spanned="1" table:number-matrix-rows-spanned="1" table:formula="of:=SUM(([.J3:.J27]-[.$AZ3:.$AZ27])^2)^0.5" office:value-type="float"/>
          <table:table-cell table:number-matrix-columns-spanned="1" table:number-matrix-rows-spanned="1" table:formula="of:=SUM(([.K3:.K27]-[.$BA3:.$BA27])^2)^0.5" office:value-type="float"/>
          <table:table-cell table:number-matrix-columns-spanned="1" table:number-matrix-rows-spanned="1" table:formula="of:=SUM(([.L3:.L27]-[.$BB3:.$BB27])^2)^0.5" office:value-type="float"/>
          <table:table-cell table:number-matrix-columns-spanned="1" table:number-matrix-rows-spanned="1" table:formula="of:=SUM(([.M3:.M27]-[.$BC3:.$BC27])^2)^0.5" office:value-type="float"/>
          <table:table-cell table:number-matrix-columns-spanned="1" table:number-matrix-rows-spanned="1" table:formula="of:=SUM(([.N3:.N27]-[.$BD3:.$BD27])^2)^0.5" office:value-type="float"/>
          <table:table-cell table:number-matrix-columns-spanned="1" table:number-matrix-rows-spanned="1" table:formula="of:=SUM(([.O3:.O27]-[.$BE3:.$BE27])^2)^0.5" office:value-type="float"/>
          <table:table-cell table:number-matrix-columns-spanned="1" table:number-matrix-rows-spanned="1" table:formula="of:=SUM(([.P3:.P27]-[.$AR3:.$AR27])^2)^0.5" office:value-type="float"/>
          <table:table-cell table:number-matrix-columns-spanned="1" table:number-matrix-rows-spanned="1" table:formula="of:=SUM(([.Q3:.Q27]-[.$AS3:.$AS27])^2)^0.5" office:value-type="float"/>
          <table:table-cell table:number-matrix-columns-spanned="1" table:number-matrix-rows-spanned="1" table:formula="of:=SUM(([.R3:.R27]-[.$AT3:.$AT27])^2)^0.5" office:value-type="float"/>
          <table:table-cell table:number-matrix-columns-spanned="1" table:number-matrix-rows-spanned="1" table:formula="of:=SUM(([.S3:.S27]-[.$AU3:.$AU27])^2)^0.5" office:value-type="float"/>
          <table:table-cell table:number-matrix-columns-spanned="1" table:number-matrix-rows-spanned="1" table:formula="of:=SUM(([.T3:.T27]-[.$AV3:.$AV27])^2)^0.5" office:value-type="float"/>
          <table:table-cell table:number-matrix-columns-spanned="1" table:number-matrix-rows-spanned="1" table:formula="of:=SUM(([.U3:.U27]-[.$AW3:.$AW27])^2)^0.5" office:value-type="float"/>
          <table:table-cell table:number-matrix-columns-spanned="1" table:number-matrix-rows-spanned="1" table:formula="of:=SUM(([.V3:.V27]-[.$AX3:.$AX27])^2)^0.5" office:value-type="float"/>
          <table:table-cell table:number-matrix-columns-spanned="1" table:number-matrix-rows-spanned="1" table:formula="of:=SUM(([.W3:.W27]-[.$AY3:.$AY27])^2)^0.5" office:value-type="float"/>
          <table:table-cell table:number-matrix-columns-spanned="1" table:number-matrix-rows-spanned="1" table:formula="of:=SUM(([.X3:.X27]-[.$AZ3:.$AZ27])^2)^0.5" office:value-type="float"/>
          <table:table-cell table:number-matrix-columns-spanned="1" table:number-matrix-rows-spanned="1" table:formula="of:=SUM(([.Y3:.Y27]-[.$BA3:.$BA27])^2)^0.5" office:value-type="float"/>
          <table:table-cell table:number-matrix-columns-spanned="1" table:number-matrix-rows-spanned="1" table:formula="of:=SUM(([.Z3:.Z27]-[.$BB3:.$BB27])^2)^0.5" office:value-type="float"/>
          <table:table-cell table:number-matrix-columns-spanned="1" table:number-matrix-rows-spanned="1" table:formula="of:=SUM(([.AA3:.AA27]-[.$BC3:.$BC27])^2)^0.5" office:value-type="float"/>
          <table:table-cell table:number-matrix-columns-spanned="1" table:number-matrix-rows-spanned="1" table:formula="of:=SUM(([.AB3:.AB27]-[.$BD3:.$BD27])^2)^0.5" office:value-type="float"/>
          <table:table-cell table:number-matrix-columns-spanned="1" table:number-matrix-rows-spanned="1" table:formula="of:=SUM(([.AC3:.AC27]-[.$BE3:.$BE27])^2)^0.5" office:value-type="float"/>
          <table:table-cell table:number-matrix-columns-spanned="1" table:number-matrix-rows-spanned="1" table:formula="of:=SUM(([.AD3:.AD27]-[.$AR3:.$AR27])^2)^0.5" office:value-type="float"/>
          <table:table-cell table:number-matrix-columns-spanned="1" table:number-matrix-rows-spanned="1" table:formula="of:=SUM(([.AE3:.AE27]-[.$AS3:.$AS27])^2)^0.5" office:value-type="float"/>
          <table:table-cell table:number-matrix-columns-spanned="1" table:number-matrix-rows-spanned="1" table:formula="of:=SUM(([.AF3:.AF27]-[.$AT3:.$AT27])^2)^0.5" office:value-type="float"/>
          <table:table-cell table:number-matrix-columns-spanned="1" table:number-matrix-rows-spanned="1" table:formula="of:=SUM(([.AG3:.AG27]-[.$AU3:.$AU27])^2)^0.5" office:value-type="float"/>
          <table:table-cell table:number-matrix-columns-spanned="1" table:number-matrix-rows-spanned="1" table:formula="of:=SUM(([.AH3:.AH27]-[.$AV3:.$AV27])^2)^0.5" office:value-type="float"/>
          <table:table-cell table:number-matrix-columns-spanned="1" table:number-matrix-rows-spanned="1" table:formula="of:=SUM(([.AI3:.AI27]-[.$AW3:.$AW27])^2)^0.5" office:value-type="float"/>
          <table:table-cell table:number-matrix-columns-spanned="1" table:number-matrix-rows-spanned="1" table:formula="of:=SUM(([.AJ3:.AJ27]-[.$AX3:.$AX27])^2)^0.5" office:value-type="float"/>
          <table:table-cell table:number-matrix-columns-spanned="1" table:number-matrix-rows-spanned="1" table:formula="of:=SUM(([.AK3:.AK27]-[.$AY3:.$AY27])^2)^0.5" office:value-type="float"/>
          <table:table-cell table:number-matrix-columns-spanned="1" table:number-matrix-rows-spanned="1" table:formula="of:=SUM(([.AL3:.AL27]-[.$AZ3:.$AZ27])^2)^0.5" office:value-type="float"/>
          <table:table-cell table:number-matrix-columns-spanned="1" table:number-matrix-rows-spanned="1" table:formula="of:=SUM(([.AM3:.AM27]-[.$BA3:.$BA27])^2)^0.5" office:value-type="float"/>
          <table:table-cell table:number-matrix-columns-spanned="1" table:number-matrix-rows-spanned="1" table:formula="of:=SUM(([.AN3:.AN27]-[.$BB3:.$BB27])^2)^0.5" office:value-type="float"/>
          <table:table-cell table:number-matrix-columns-spanned="1" table:number-matrix-rows-spanned="1" table:formula="of:=SUM(([.AO3:.AO27]-[.$BC3:.$BC27])^2)^0.5" office:value-type="float"/>
          <table:table-cell table:number-matrix-columns-spanned="1" table:number-matrix-rows-spanned="1" table:formula="of:=SUM(([.AP3:.AP27]-[.$BD3:.$BD27])^2)^0.5" office:value-type="float"/>
          <table:table-cell table:number-matrix-columns-spanned="1" table:number-matrix-rows-spanned="1" table:formula="of:=SUM(([.AQ3:.AQ27]-[.$BE3:.$BE2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27]=[.$AR3:.$AR27])" office:value-type="float"/>
          <table:table-cell table:number-matrix-columns-spanned="1" table:number-matrix-rows-spanned="1" table:formula="of:=SUM([.C3:.C27]=[.$AS3:.$AS27])" office:value-type="float"/>
          <table:table-cell table:number-matrix-columns-spanned="1" table:number-matrix-rows-spanned="1" table:formula="of:=SUM([.D3:.D27]=[.$AT3:.$AT27])" office:value-type="float"/>
          <table:table-cell table:number-matrix-columns-spanned="1" table:number-matrix-rows-spanned="1" table:formula="of:=SUM([.E3:.E27]=[.$AU3:.$AU27])" office:value-type="float"/>
          <table:table-cell table:number-matrix-columns-spanned="1" table:number-matrix-rows-spanned="1" table:formula="of:=SUM([.F3:.F27]=[.$AV3:.$AV27])" office:value-type="float"/>
          <table:table-cell table:number-matrix-columns-spanned="1" table:number-matrix-rows-spanned="1" table:formula="of:=SUM([.G3:.G27]=[.$AW3:.$AW27])" office:value-type="float"/>
          <table:table-cell table:number-matrix-columns-spanned="1" table:number-matrix-rows-spanned="1" table:formula="of:=SUM([.H3:.H27]=[.$AX3:.$AX27])" office:value-type="float"/>
          <table:table-cell table:number-matrix-columns-spanned="1" table:number-matrix-rows-spanned="1" table:formula="of:=SUM([.I3:.I27]=[.$AY3:.$AY27])" office:value-type="float"/>
          <table:table-cell table:number-matrix-columns-spanned="1" table:number-matrix-rows-spanned="1" table:formula="of:=SUM([.J3:.J27]=[.$AZ3:.$AZ27])" office:value-type="float"/>
          <table:table-cell table:number-matrix-columns-spanned="1" table:number-matrix-rows-spanned="1" table:formula="of:=SUM([.K3:.K27]=[.$BA3:.$BA27])" office:value-type="float"/>
          <table:table-cell table:number-matrix-columns-spanned="1" table:number-matrix-rows-spanned="1" table:formula="of:=SUM([.L3:.L27]=[.$BB3:.$BB27])" office:value-type="float"/>
          <table:table-cell table:number-matrix-columns-spanned="1" table:number-matrix-rows-spanned="1" table:formula="of:=SUM([.M3:.M27]=[.$BC3:.$BC27])" office:value-type="float"/>
          <table:table-cell table:number-matrix-columns-spanned="1" table:number-matrix-rows-spanned="1" table:formula="of:=SUM([.N3:.N27]=[.$BD3:.$BD27])" office:value-type="float"/>
          <table:table-cell table:number-matrix-columns-spanned="1" table:number-matrix-rows-spanned="1" table:formula="of:=SUM([.O3:.O27]=[.$BE3:.$BE27])" office:value-type="float"/>
          <table:table-cell table:number-matrix-columns-spanned="1" table:number-matrix-rows-spanned="1" table:formula="of:=SUM([.P3:.P27]=[.$AR3:.$AR27])" office:value-type="float"/>
          <table:table-cell table:number-matrix-columns-spanned="1" table:number-matrix-rows-spanned="1" table:formula="of:=SUM([.Q3:.Q27]=[.$AS3:.$AS27])" office:value-type="float"/>
          <table:table-cell table:number-matrix-columns-spanned="1" table:number-matrix-rows-spanned="1" table:formula="of:=SUM([.R3:.R27]=[.$AT3:.$AT27])" office:value-type="float"/>
          <table:table-cell table:number-matrix-columns-spanned="1" table:number-matrix-rows-spanned="1" table:formula="of:=SUM([.S3:.S27]=[.$AU3:.$AU27])" office:value-type="float"/>
          <table:table-cell table:number-matrix-columns-spanned="1" table:number-matrix-rows-spanned="1" table:formula="of:=SUM([.T3:.T27]=[.$AV3:.$AV27])" office:value-type="float"/>
          <table:table-cell table:number-matrix-columns-spanned="1" table:number-matrix-rows-spanned="1" table:formula="of:=SUM([.U3:.U27]=[.$AW3:.$AW27])" office:value-type="float"/>
          <table:table-cell table:number-matrix-columns-spanned="1" table:number-matrix-rows-spanned="1" table:formula="of:=SUM([.V3:.V27]=[.$AX3:.$AX27])" office:value-type="float"/>
          <table:table-cell table:number-matrix-columns-spanned="1" table:number-matrix-rows-spanned="1" table:formula="of:=SUM([.W3:.W27]=[.$AY3:.$AY27])" office:value-type="float"/>
          <table:table-cell table:number-matrix-columns-spanned="1" table:number-matrix-rows-spanned="1" table:formula="of:=SUM([.X3:.X27]=[.$AZ3:.$AZ27])" office:value-type="float"/>
          <table:table-cell table:number-matrix-columns-spanned="1" table:number-matrix-rows-spanned="1" table:formula="of:=SUM([.Y3:.Y27]=[.$BA3:.$BA27])" office:value-type="float"/>
          <table:table-cell table:number-matrix-columns-spanned="1" table:number-matrix-rows-spanned="1" table:formula="of:=SUM([.Z3:.Z27]=[.$BB3:.$BB27])" office:value-type="float"/>
          <table:table-cell table:number-matrix-columns-spanned="1" table:number-matrix-rows-spanned="1" table:formula="of:=SUM([.AA3:.AA27]=[.$BC3:.$BC27])" office:value-type="float"/>
          <table:table-cell table:number-matrix-columns-spanned="1" table:number-matrix-rows-spanned="1" table:formula="of:=SUM([.AB3:.AB27]=[.$BD3:.$BD27])" office:value-type="float"/>
          <table:table-cell table:number-matrix-columns-spanned="1" table:number-matrix-rows-spanned="1" table:formula="of:=SUM([.AC3:.AC27]=[.$BE3:.$BE27])" office:value-type="float"/>
          <table:table-cell table:number-matrix-columns-spanned="1" table:number-matrix-rows-spanned="1" table:formula="of:=SUM([.AD3:.AD27]=[.$AR3:.$AR27])" office:value-type="float"/>
          <table:table-cell table:number-matrix-columns-spanned="1" table:number-matrix-rows-spanned="1" table:formula="of:=SUM([.AE3:.AE27]=[.$AS3:.$AS27])" office:value-type="float"/>
          <table:table-cell table:number-matrix-columns-spanned="1" table:number-matrix-rows-spanned="1" table:formula="of:=SUM([.AF3:.AF27]=[.$AT3:.$AT27])" office:value-type="float"/>
          <table:table-cell table:number-matrix-columns-spanned="1" table:number-matrix-rows-spanned="1" table:formula="of:=SUM([.AG3:.AG27]=[.$AU3:.$AU27])" office:value-type="float"/>
          <table:table-cell table:number-matrix-columns-spanned="1" table:number-matrix-rows-spanned="1" table:formula="of:=SUM([.AH3:.AH27]=[.$AV3:.$AV27])" office:value-type="float"/>
          <table:table-cell table:number-matrix-columns-spanned="1" table:number-matrix-rows-spanned="1" table:formula="of:=SUM([.AI3:.AI27]=[.$AW3:.$AW27])" office:value-type="float"/>
          <table:table-cell table:number-matrix-columns-spanned="1" table:number-matrix-rows-spanned="1" table:formula="of:=SUM([.AJ3:.AJ27]=[.$AX3:.$AX27])" office:value-type="float"/>
          <table:table-cell table:number-matrix-columns-spanned="1" table:number-matrix-rows-spanned="1" table:formula="of:=SUM([.AK3:.AK27]=[.$AY3:.$AY27])" office:value-type="float"/>
          <table:table-cell table:number-matrix-columns-spanned="1" table:number-matrix-rows-spanned="1" table:formula="of:=SUM([.AL3:.AL27]=[.$AZ3:.$AZ27])" office:value-type="float"/>
          <table:table-cell table:number-matrix-columns-spanned="1" table:number-matrix-rows-spanned="1" table:formula="of:=SUM([.AM3:.AM27]=[.$BA3:.$BA27])" office:value-type="float"/>
          <table:table-cell table:number-matrix-columns-spanned="1" table:number-matrix-rows-spanned="1" table:formula="of:=SUM([.AN3:.AN27]=[.$BB3:.$BB27])" office:value-type="float"/>
          <table:table-cell table:number-matrix-columns-spanned="1" table:number-matrix-rows-spanned="1" table:formula="of:=SUM([.AO3:.AO27]=[.$BC3:.$BC27])" office:value-type="float"/>
          <table:table-cell table:number-matrix-columns-spanned="1" table:number-matrix-rows-spanned="1" table:formula="of:=SUM([.AP3:.AP27]=[.$BD3:.$BD27])" office:value-type="float"/>
          <table:table-cell table:number-matrix-columns-spanned="1" table:number-matrix-rows-spanned="1" table:formula="of:=SUM([.AQ3:.AQ27]=[.$BE3:.$BE2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27]&lt;[.$BF3:.$BF27])" office:value-type="float"/>
          <table:table-cell table:number-matrix-columns-spanned="1" table:number-matrix-rows-spanned="1" table:formula="of:=SUM([.C3:.C27]&lt;[.$BG3:.$BG27])" office:value-type="float"/>
          <table:table-cell table:number-matrix-columns-spanned="1" table:number-matrix-rows-spanned="1" table:formula="of:=SUM([.D3:.D27]&lt;[.$BH3:.$BH27])" office:value-type="float"/>
          <table:table-cell table:number-matrix-columns-spanned="1" table:number-matrix-rows-spanned="1" table:formula="of:=SUM([.E3:.E27]&lt;[.$BI3:.$BI27])" office:value-type="float"/>
          <table:table-cell table:number-matrix-columns-spanned="1" table:number-matrix-rows-spanned="1" table:formula="of:=SUM([.F3:.F27]&lt;[.$BJ3:.$BJ27])" office:value-type="float"/>
          <table:table-cell table:number-matrix-columns-spanned="1" table:number-matrix-rows-spanned="1" table:formula="of:=SUM([.G3:.G27]&lt;[.$BK3:.$BK27])" office:value-type="float"/>
          <table:table-cell table:number-matrix-columns-spanned="1" table:number-matrix-rows-spanned="1" table:formula="of:=SUM([.H3:.H27]&lt;[.$BL3:.$BL27])" office:value-type="float"/>
          <table:table-cell table:number-matrix-columns-spanned="1" table:number-matrix-rows-spanned="1" table:formula="of:=SUM([.I3:.I27]&lt;[.$BM3:.$BM27])" office:value-type="float"/>
          <table:table-cell table:number-matrix-columns-spanned="1" table:number-matrix-rows-spanned="1" table:formula="of:=SUM([.J3:.J27]&lt;[.$BN3:.$BN27])" office:value-type="float"/>
          <table:table-cell table:number-matrix-columns-spanned="1" table:number-matrix-rows-spanned="1" table:formula="of:=SUM([.K3:.K27]&lt;[.$BO3:.$BO27])" office:value-type="float"/>
          <table:table-cell table:number-matrix-columns-spanned="1" table:number-matrix-rows-spanned="1" table:formula="of:=SUM([.L3:.L27]&lt;[.$BP3:.$BP27])" office:value-type="float"/>
          <table:table-cell table:number-matrix-columns-spanned="1" table:number-matrix-rows-spanned="1" table:formula="of:=SUM([.M3:.M27]&lt;[.$BQ3:.$BQ27])" office:value-type="float"/>
          <table:table-cell table:number-matrix-columns-spanned="1" table:number-matrix-rows-spanned="1" table:formula="of:=SUM([.N3:.N27]&lt;[.$BR3:.$BR27])" office:value-type="float"/>
          <table:table-cell table:number-matrix-columns-spanned="1" table:number-matrix-rows-spanned="1" table:formula="of:=SUM([.O3:.O27]&lt;[.$BS3:.$BS27])" office:value-type="float"/>
          <table:table-cell table:number-matrix-columns-spanned="1" table:number-matrix-rows-spanned="1" table:formula="of:=SUM([.P3:.P27]&lt;[.$BF3:.$BF27])" office:value-type="float"/>
          <table:table-cell table:number-matrix-columns-spanned="1" table:number-matrix-rows-spanned="1" table:formula="of:=SUM([.Q3:.Q27]&lt;[.$BG3:.$BG27])" office:value-type="float"/>
          <table:table-cell table:number-matrix-columns-spanned="1" table:number-matrix-rows-spanned="1" table:formula="of:=SUM([.R3:.R27]&lt;[.$BH3:.$BH27])" office:value-type="float"/>
          <table:table-cell table:number-matrix-columns-spanned="1" table:number-matrix-rows-spanned="1" table:formula="of:=SUM([.S3:.S27]&lt;[.$BI3:.$BI27])" office:value-type="float"/>
          <table:table-cell table:number-matrix-columns-spanned="1" table:number-matrix-rows-spanned="1" table:formula="of:=SUM([.T3:.T27]&lt;[.$BJ3:.$BJ27])" office:value-type="float"/>
          <table:table-cell table:number-matrix-columns-spanned="1" table:number-matrix-rows-spanned="1" table:formula="of:=SUM([.U3:.U27]&lt;[.$BK3:.$BK27])" office:value-type="float"/>
          <table:table-cell table:number-matrix-columns-spanned="1" table:number-matrix-rows-spanned="1" table:formula="of:=SUM([.V3:.V27]&lt;[.$BL3:.$BL27])" office:value-type="float"/>
          <table:table-cell table:number-matrix-columns-spanned="1" table:number-matrix-rows-spanned="1" table:formula="of:=SUM([.W3:.W27]&lt;[.$BM3:.$BM27])" office:value-type="float"/>
          <table:table-cell table:number-matrix-columns-spanned="1" table:number-matrix-rows-spanned="1" table:formula="of:=SUM([.X3:.X27]&lt;[.$BN3:.$BN27])" office:value-type="float"/>
          <table:table-cell table:number-matrix-columns-spanned="1" table:number-matrix-rows-spanned="1" table:formula="of:=SUM([.Y3:.Y27]&lt;[.$BO3:.$BO27])" office:value-type="float"/>
          <table:table-cell table:number-matrix-columns-spanned="1" table:number-matrix-rows-spanned="1" table:formula="of:=SUM([.Z3:.Z27]&lt;[.$BP3:.$BP27])" office:value-type="float"/>
          <table:table-cell table:number-matrix-columns-spanned="1" table:number-matrix-rows-spanned="1" table:formula="of:=SUM([.AA3:.AA27]&lt;[.$BQ3:.$BQ27])" office:value-type="float"/>
          <table:table-cell table:number-matrix-columns-spanned="1" table:number-matrix-rows-spanned="1" table:formula="of:=SUM([.AB3:.AB27]&lt;[.$BR3:.$BR27])" office:value-type="float"/>
          <table:table-cell table:number-matrix-columns-spanned="1" table:number-matrix-rows-spanned="1" table:formula="of:=SUM([.AC3:.AC27]&lt;[.$BS3:.$BS27])" office:value-type="float"/>
          <table:table-cell table:number-matrix-columns-spanned="1" table:number-matrix-rows-spanned="1" table:formula="of:=SUM([.AD3:.AD27]&lt;[.$BF3:.$BF27])" office:value-type="float"/>
          <table:table-cell table:number-matrix-columns-spanned="1" table:number-matrix-rows-spanned="1" table:formula="of:=SUM([.AE3:.AE27]&lt;[.$BG3:.$BG27])" office:value-type="float"/>
          <table:table-cell table:number-matrix-columns-spanned="1" table:number-matrix-rows-spanned="1" table:formula="of:=SUM([.AF3:.AF27]&lt;[.$BH3:.$BH27])" office:value-type="float"/>
          <table:table-cell table:number-matrix-columns-spanned="1" table:number-matrix-rows-spanned="1" table:formula="of:=SUM([.AG3:.AG27]&lt;[.$BI3:.$BI27])" office:value-type="float"/>
          <table:table-cell table:number-matrix-columns-spanned="1" table:number-matrix-rows-spanned="1" table:formula="of:=SUM([.AH3:.AH27]&lt;[.$BJ3:.$BJ27])" office:value-type="float"/>
          <table:table-cell table:number-matrix-columns-spanned="1" table:number-matrix-rows-spanned="1" table:formula="of:=SUM([.AI3:.AI27]&lt;[.$BK3:.$BK27])" office:value-type="float"/>
          <table:table-cell table:number-matrix-columns-spanned="1" table:number-matrix-rows-spanned="1" table:formula="of:=SUM([.AJ3:.AJ27]&lt;[.$BL3:.$BL27])" office:value-type="float"/>
          <table:table-cell table:number-matrix-columns-spanned="1" table:number-matrix-rows-spanned="1" table:formula="of:=SUM([.AK3:.AK27]&lt;[.$BM3:.$BM27])" office:value-type="float"/>
          <table:table-cell table:number-matrix-columns-spanned="1" table:number-matrix-rows-spanned="1" table:formula="of:=SUM([.AL3:.AL27]&lt;[.$BN3:.$BN27])" office:value-type="float"/>
          <table:table-cell table:number-matrix-columns-spanned="1" table:number-matrix-rows-spanned="1" table:formula="of:=SUM([.AM3:.AM27]&lt;[.$BO3:.$BO27])" office:value-type="float"/>
          <table:table-cell table:number-matrix-columns-spanned="1" table:number-matrix-rows-spanned="1" table:formula="of:=SUM([.AN3:.AN27]&lt;[.$BP3:.$BP27])" office:value-type="float"/>
          <table:table-cell table:number-matrix-columns-spanned="1" table:number-matrix-rows-spanned="1" table:formula="of:=SUM([.AO3:.AO27]&lt;[.$BQ3:.$BQ27])" office:value-type="float"/>
          <table:table-cell table:number-matrix-columns-spanned="1" table:number-matrix-rows-spanned="1" table:formula="of:=SUM([.AP3:.AP27]&lt;[.$BR3:.$BR27])" office:value-type="float"/>
          <table:table-cell table:number-matrix-columns-spanned="1" table:number-matrix-rows-spanned="1" table:formula="of:=SUM([.AQ3:.AQ27]&lt;[.$BS3:.$BS2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27]&gt;[.$BF3:.$BF27])" office:value-type="float"/>
          <table:table-cell table:number-matrix-columns-spanned="1" table:number-matrix-rows-spanned="1" table:formula="of:=SUM([.C3:.C27]&gt;[.$BG3:.$BG27])" office:value-type="float"/>
          <table:table-cell table:number-matrix-columns-spanned="1" table:number-matrix-rows-spanned="1" table:formula="of:=SUM([.D3:.D27]&gt;[.$BH3:.$BH27])" office:value-type="float"/>
          <table:table-cell table:number-matrix-columns-spanned="1" table:number-matrix-rows-spanned="1" table:formula="of:=SUM([.E3:.E27]&gt;[.$BI3:.$BI27])" office:value-type="float"/>
          <table:table-cell table:number-matrix-columns-spanned="1" table:number-matrix-rows-spanned="1" table:formula="of:=SUM([.F3:.F27]&gt;[.$BJ3:.$BJ27])" office:value-type="float"/>
          <table:table-cell table:number-matrix-columns-spanned="1" table:number-matrix-rows-spanned="1" table:formula="of:=SUM([.G3:.G27]&gt;[.$BK3:.$BK27])" office:value-type="float"/>
          <table:table-cell table:number-matrix-columns-spanned="1" table:number-matrix-rows-spanned="1" table:formula="of:=SUM([.H3:.H27]&gt;[.$BL3:.$BL27])" office:value-type="float"/>
          <table:table-cell table:number-matrix-columns-spanned="1" table:number-matrix-rows-spanned="1" table:formula="of:=SUM([.I3:.I27]&gt;[.$BM3:.$BM27])" office:value-type="float"/>
          <table:table-cell table:number-matrix-columns-spanned="1" table:number-matrix-rows-spanned="1" table:formula="of:=SUM([.J3:.J27]&gt;[.$BN3:.$BN27])" office:value-type="float"/>
          <table:table-cell table:number-matrix-columns-spanned="1" table:number-matrix-rows-spanned="1" table:formula="of:=SUM([.K3:.K27]&gt;[.$BO3:.$BO27])" office:value-type="float"/>
          <table:table-cell table:number-matrix-columns-spanned="1" table:number-matrix-rows-spanned="1" table:formula="of:=SUM([.L3:.L27]&gt;[.$BP3:.$BP27])" office:value-type="float"/>
          <table:table-cell table:number-matrix-columns-spanned="1" table:number-matrix-rows-spanned="1" table:formula="of:=SUM([.M3:.M27]&gt;[.$BQ3:.$BQ27])" office:value-type="float"/>
          <table:table-cell table:number-matrix-columns-spanned="1" table:number-matrix-rows-spanned="1" table:formula="of:=SUM([.N3:.N27]&gt;[.$BR3:.$BR27])" office:value-type="float"/>
          <table:table-cell table:number-matrix-columns-spanned="1" table:number-matrix-rows-spanned="1" table:formula="of:=SUM([.O3:.O27]&gt;[.$BS3:.$BS27])" office:value-type="float"/>
          <table:table-cell table:number-matrix-columns-spanned="1" table:number-matrix-rows-spanned="1" table:formula="of:=SUM([.P3:.P27]&gt;[.$BF3:.$BF27])" office:value-type="float"/>
          <table:table-cell table:number-matrix-columns-spanned="1" table:number-matrix-rows-spanned="1" table:formula="of:=SUM([.Q3:.Q27]&gt;[.$BG3:.$BG27])" office:value-type="float"/>
          <table:table-cell table:number-matrix-columns-spanned="1" table:number-matrix-rows-spanned="1" table:formula="of:=SUM([.R3:.R27]&gt;[.$BH3:.$BH27])" office:value-type="float"/>
          <table:table-cell table:number-matrix-columns-spanned="1" table:number-matrix-rows-spanned="1" table:formula="of:=SUM([.S3:.S27]&gt;[.$BI3:.$BI27])" office:value-type="float"/>
          <table:table-cell table:number-matrix-columns-spanned="1" table:number-matrix-rows-spanned="1" table:formula="of:=SUM([.T3:.T27]&gt;[.$BJ3:.$BJ27])" office:value-type="float"/>
          <table:table-cell table:number-matrix-columns-spanned="1" table:number-matrix-rows-spanned="1" table:formula="of:=SUM([.U3:.U27]&gt;[.$BK3:.$BK27])" office:value-type="float"/>
          <table:table-cell table:number-matrix-columns-spanned="1" table:number-matrix-rows-spanned="1" table:formula="of:=SUM([.V3:.V27]&gt;[.$BL3:.$BL27])" office:value-type="float"/>
          <table:table-cell table:number-matrix-columns-spanned="1" table:number-matrix-rows-spanned="1" table:formula="of:=SUM([.W3:.W27]&gt;[.$BM3:.$BM27])" office:value-type="float"/>
          <table:table-cell table:number-matrix-columns-spanned="1" table:number-matrix-rows-spanned="1" table:formula="of:=SUM([.X3:.X27]&gt;[.$BN3:.$BN27])" office:value-type="float"/>
          <table:table-cell table:number-matrix-columns-spanned="1" table:number-matrix-rows-spanned="1" table:formula="of:=SUM([.Y3:.Y27]&gt;[.$BO3:.$BO27])" office:value-type="float"/>
          <table:table-cell table:number-matrix-columns-spanned="1" table:number-matrix-rows-spanned="1" table:formula="of:=SUM([.Z3:.Z27]&gt;[.$BP3:.$BP27])" office:value-type="float"/>
          <table:table-cell table:number-matrix-columns-spanned="1" table:number-matrix-rows-spanned="1" table:formula="of:=SUM([.AA3:.AA27]&gt;[.$BQ3:.$BQ27])" office:value-type="float"/>
          <table:table-cell table:number-matrix-columns-spanned="1" table:number-matrix-rows-spanned="1" table:formula="of:=SUM([.AB3:.AB27]&gt;[.$BR3:.$BR27])" office:value-type="float"/>
          <table:table-cell table:number-matrix-columns-spanned="1" table:number-matrix-rows-spanned="1" table:formula="of:=SUM([.AC3:.AC27]&gt;[.$BS3:.$BS27])" office:value-type="float"/>
          <table:table-cell table:number-matrix-columns-spanned="1" table:number-matrix-rows-spanned="1" table:formula="of:=SUM([.AD3:.AD27]&gt;[.$BF3:.$BF27])" office:value-type="float"/>
          <table:table-cell table:number-matrix-columns-spanned="1" table:number-matrix-rows-spanned="1" table:formula="of:=SUM([.AE3:.AE27]&gt;[.$BG3:.$BG27])" office:value-type="float"/>
          <table:table-cell table:number-matrix-columns-spanned="1" table:number-matrix-rows-spanned="1" table:formula="of:=SUM([.AF3:.AF27]&gt;[.$BH3:.$BH27])" office:value-type="float"/>
          <table:table-cell table:number-matrix-columns-spanned="1" table:number-matrix-rows-spanned="1" table:formula="of:=SUM([.AG3:.AG27]&gt;[.$BI3:.$BI27])" office:value-type="float"/>
          <table:table-cell table:number-matrix-columns-spanned="1" table:number-matrix-rows-spanned="1" table:formula="of:=SUM([.AH3:.AH27]&gt;[.$BJ3:.$BJ27])" office:value-type="float"/>
          <table:table-cell table:number-matrix-columns-spanned="1" table:number-matrix-rows-spanned="1" table:formula="of:=SUM([.AI3:.AI27]&gt;[.$BK3:.$BK27])" office:value-type="float"/>
          <table:table-cell table:number-matrix-columns-spanned="1" table:number-matrix-rows-spanned="1" table:formula="of:=SUM([.AJ3:.AJ27]&gt;[.$BL3:.$BL27])" office:value-type="float"/>
          <table:table-cell table:number-matrix-columns-spanned="1" table:number-matrix-rows-spanned="1" table:formula="of:=SUM([.AK3:.AK27]&gt;[.$BM3:.$BM27])" office:value-type="float"/>
          <table:table-cell table:number-matrix-columns-spanned="1" table:number-matrix-rows-spanned="1" table:formula="of:=SUM([.AL3:.AL27]&gt;[.$BN3:.$BN27])" office:value-type="float"/>
          <table:table-cell table:number-matrix-columns-spanned="1" table:number-matrix-rows-spanned="1" table:formula="of:=SUM([.AM3:.AM27]&gt;[.$BO3:.$BO27])" office:value-type="float"/>
          <table:table-cell table:number-matrix-columns-spanned="1" table:number-matrix-rows-spanned="1" table:formula="of:=SUM([.AN3:.AN27]&gt;[.$BP3:.$BP27])" office:value-type="float"/>
          <table:table-cell table:number-matrix-columns-spanned="1" table:number-matrix-rows-spanned="1" table:formula="of:=SUM([.AO3:.AO27]&gt;[.$BQ3:.$BQ27])" office:value-type="float"/>
          <table:table-cell table:number-matrix-columns-spanned="1" table:number-matrix-rows-spanned="1" table:formula="of:=SUM([.AP3:.AP27]&gt;[.$BR3:.$BR27])" office:value-type="float"/>
          <table:table-cell table:number-matrix-columns-spanned="1" table:number-matrix-rows-spanned="1" table:formula="of:=SUM([.AQ3:.AQ27]&gt;[.$BS3:.$BS2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27]=[.$BT3:.$BT27])" office:value-type="float"/>
          <table:table-cell table:number-matrix-columns-spanned="1" table:number-matrix-rows-spanned="1" table:formula="of:=SUM([.C3:.C27]=[.$BU3:.$BU27])" office:value-type="float"/>
          <table:table-cell table:number-matrix-columns-spanned="1" table:number-matrix-rows-spanned="1" table:formula="of:=SUM([.D3:.D27]=[.$BV3:.$BV27])" office:value-type="float"/>
          <table:table-cell table:number-matrix-columns-spanned="1" table:number-matrix-rows-spanned="1" table:formula="of:=SUM([.E3:.E27]=[.$BW3:.$BW27])" office:value-type="float"/>
          <table:table-cell table:number-matrix-columns-spanned="1" table:number-matrix-rows-spanned="1" table:formula="of:=SUM([.F3:.F27]=[.$BX3:.$BX27])" office:value-type="float"/>
          <table:table-cell table:number-matrix-columns-spanned="1" table:number-matrix-rows-spanned="1" table:formula="of:=SUM([.G3:.G27]=[.$BY3:.$BY27])" office:value-type="float"/>
          <table:table-cell table:number-matrix-columns-spanned="1" table:number-matrix-rows-spanned="1" table:formula="of:=SUM([.H3:.H27]=[.$BZ3:.$BZ27])" office:value-type="float"/>
          <table:table-cell table:number-matrix-columns-spanned="1" table:number-matrix-rows-spanned="1" table:formula="of:=SUM([.I3:.I27]=[.$CA3:.$CA27])" office:value-type="float"/>
          <table:table-cell table:number-matrix-columns-spanned="1" table:number-matrix-rows-spanned="1" table:formula="of:=SUM([.J3:.J27]=[.$CB3:.$CB27])" office:value-type="float"/>
          <table:table-cell table:number-matrix-columns-spanned="1" table:number-matrix-rows-spanned="1" table:formula="of:=SUM([.K3:.K27]=[.$CC3:.$CC27])" office:value-type="float"/>
          <table:table-cell table:number-matrix-columns-spanned="1" table:number-matrix-rows-spanned="1" table:formula="of:=SUM([.L3:.L27]=[.$CD3:.$CD27])" office:value-type="float"/>
          <table:table-cell table:number-matrix-columns-spanned="1" table:number-matrix-rows-spanned="1" table:formula="of:=SUM([.M3:.M27]=[.$CE3:.$CE27])" office:value-type="float"/>
          <table:table-cell table:number-matrix-columns-spanned="1" table:number-matrix-rows-spanned="1" table:formula="of:=SUM([.N3:.N27]=[.$CF3:.$CF27])" office:value-type="float"/>
          <table:table-cell table:number-matrix-columns-spanned="1" table:number-matrix-rows-spanned="1" table:formula="of:=SUM([.O3:.O27]=[.$CG3:.$CG27])" office:value-type="float"/>
          <table:table-cell table:number-matrix-columns-spanned="1" table:number-matrix-rows-spanned="1" table:formula="of:=SUM([.P3:.P27]=[.$BT3:.$BT27])" office:value-type="float"/>
          <table:table-cell table:number-matrix-columns-spanned="1" table:number-matrix-rows-spanned="1" table:formula="of:=SUM([.Q3:.Q27]=[.$BU3:.$BU27])" office:value-type="float"/>
          <table:table-cell table:number-matrix-columns-spanned="1" table:number-matrix-rows-spanned="1" table:formula="of:=SUM([.R3:.R27]=[.$BV3:.$BV27])" office:value-type="float"/>
          <table:table-cell table:number-matrix-columns-spanned="1" table:number-matrix-rows-spanned="1" table:formula="of:=SUM([.S3:.S27]=[.$BW3:.$BW27])" office:value-type="float"/>
          <table:table-cell table:number-matrix-columns-spanned="1" table:number-matrix-rows-spanned="1" table:formula="of:=SUM([.T3:.T27]=[.$BX3:.$BX27])" office:value-type="float"/>
          <table:table-cell table:number-matrix-columns-spanned="1" table:number-matrix-rows-spanned="1" table:formula="of:=SUM([.U3:.U27]=[.$BY3:.$BY27])" office:value-type="float"/>
          <table:table-cell table:number-matrix-columns-spanned="1" table:number-matrix-rows-spanned="1" table:formula="of:=SUM([.V3:.V27]=[.$BZ3:.$BZ27])" office:value-type="float"/>
          <table:table-cell table:number-matrix-columns-spanned="1" table:number-matrix-rows-spanned="1" table:formula="of:=SUM([.W3:.W27]=[.$CA3:.$CA27])" office:value-type="float"/>
          <table:table-cell table:number-matrix-columns-spanned="1" table:number-matrix-rows-spanned="1" table:formula="of:=SUM([.X3:.X27]=[.$CB3:.$CB27])" office:value-type="float"/>
          <table:table-cell table:number-matrix-columns-spanned="1" table:number-matrix-rows-spanned="1" table:formula="of:=SUM([.Y3:.Y27]=[.$CC3:.$CC27])" office:value-type="float"/>
          <table:table-cell table:number-matrix-columns-spanned="1" table:number-matrix-rows-spanned="1" table:formula="of:=SUM([.Z3:.Z27]=[.$CD3:.$CD27])" office:value-type="float"/>
          <table:table-cell table:number-matrix-columns-spanned="1" table:number-matrix-rows-spanned="1" table:formula="of:=SUM([.AA3:.AA27]=[.$CE3:.$CE27])" office:value-type="float"/>
          <table:table-cell table:number-matrix-columns-spanned="1" table:number-matrix-rows-spanned="1" table:formula="of:=SUM([.AB3:.AB27]=[.$CF3:.$CF27])" office:value-type="float"/>
          <table:table-cell table:number-matrix-columns-spanned="1" table:number-matrix-rows-spanned="1" table:formula="of:=SUM([.AC3:.AC27]=[.$CG3:.$CG27])" office:value-type="float"/>
          <table:table-cell table:number-matrix-columns-spanned="1" table:number-matrix-rows-spanned="1" table:formula="of:=SUM([.AD3:.AD27]=[.$BT3:.$BT27])" office:value-type="float"/>
          <table:table-cell table:number-matrix-columns-spanned="1" table:number-matrix-rows-spanned="1" table:formula="of:=SUM([.AE3:.AE27]=[.$BU3:.$BU27])" office:value-type="float"/>
          <table:table-cell table:number-matrix-columns-spanned="1" table:number-matrix-rows-spanned="1" table:formula="of:=SUM([.AF3:.AF27]=[.$BV3:.$BV27])" office:value-type="float"/>
          <table:table-cell table:number-matrix-columns-spanned="1" table:number-matrix-rows-spanned="1" table:formula="of:=SUM([.AG3:.AG27]=[.$BW3:.$BW27])" office:value-type="float"/>
          <table:table-cell table:number-matrix-columns-spanned="1" table:number-matrix-rows-spanned="1" table:formula="of:=SUM([.AH3:.AH27]=[.$BX3:.$BX27])" office:value-type="float"/>
          <table:table-cell table:number-matrix-columns-spanned="1" table:number-matrix-rows-spanned="1" table:formula="of:=SUM([.AI3:.AI27]=[.$BY3:.$BY27])" office:value-type="float"/>
          <table:table-cell table:number-matrix-columns-spanned="1" table:number-matrix-rows-spanned="1" table:formula="of:=SUM([.AJ3:.AJ27]=[.$BZ3:.$BZ27])" office:value-type="float"/>
          <table:table-cell table:number-matrix-columns-spanned="1" table:number-matrix-rows-spanned="1" table:formula="of:=SUM([.AK3:.AK27]=[.$CA3:.$CA27])" office:value-type="float"/>
          <table:table-cell table:number-matrix-columns-spanned="1" table:number-matrix-rows-spanned="1" table:formula="of:=SUM([.AL3:.AL27]=[.$CB3:.$CB27])" office:value-type="float"/>
          <table:table-cell table:number-matrix-columns-spanned="1" table:number-matrix-rows-spanned="1" table:formula="of:=SUM([.AM3:.AM27]=[.$CC3:.$CC27])" office:value-type="float"/>
          <table:table-cell table:number-matrix-columns-spanned="1" table:number-matrix-rows-spanned="1" table:formula="of:=SUM([.AN3:.AN27]=[.$CD3:.$CD27])" office:value-type="float"/>
          <table:table-cell table:number-matrix-columns-spanned="1" table:number-matrix-rows-spanned="1" table:formula="of:=SUM([.AO3:.AO27]=[.$CE3:.$CE27])" office:value-type="float"/>
          <table:table-cell table:number-matrix-columns-spanned="1" table:number-matrix-rows-spanned="1" table:formula="of:=SUM([.AP3:.AP27]=[.$CF3:.$CF27])" office:value-type="float"/>
          <table:table-cell table:number-matrix-columns-spanned="1" table:number-matrix-rows-spanned="1" table:formula="of:=SUM([.AQ3:.AQ27]=[.$CG3:.$CG27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column table:style-name="ta2co83" table:default-cell-style-name="Default"/>
        <table:table-column table:style-name="ta2co84" table:default-cell-style-name="Default"/>
        <table:table-column table:style-name="ta2co85" table:default-cell-style-name="Default"/>
        <table:table-column table:style-name="ta2co86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</table:table-row>
        <table:table-row table:style-name="ro1">
          <table:table-cell office:value-type="string">
            <text:p>structured/x10_y10_r20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SUM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AVERAGE([Instances.O3:Instances.O7])" office:value-type="float"/>
          <table:table-cell table:formula="of:=AVERAGE([Instances.P3:Instances.P7])" office:value-type="float"/>
          <table:table-cell table:formula="of:=AVERAGE([Instances.Q3:Instances.Q7])" office:value-type="float"/>
          <table:table-cell table:formula="of:=AVERAGE([Instances.R3:Instances.R7])" office:value-type="float"/>
          <table:table-cell table:formula="of:=AVERAGE([Instances.S3:Instances.S7])" office:value-type="float"/>
          <table:table-cell table:formula="of:=SUM([Instances.T3:Instances.T7])" office:value-type="float"/>
          <table:table-cell table:formula="of:=AVERAGE([Instances.U3:Instances.U7])" office:value-type="float"/>
          <table:table-cell table:formula="of:=AVERAGE([Instances.V3:Instances.V7])" office:value-type="float"/>
          <table:table-cell table:formula="of:=AVERAGE([Instances.W3:Instances.W7])" office:value-type="float"/>
          <table:table-cell table:formula="of:=AVERAGE([Instances.X3:Instances.X7])" office:value-type="float"/>
          <table:table-cell table:formula="of:=AVERAGE([Instances.Y3:Instances.Y7])" office:value-type="float"/>
          <table:table-cell table:formula="of:=AVERAGE([Instances.Z3:Instances.Z7])" office:value-type="float"/>
          <table:table-cell table:formula="of:=AVERAGE([Instances.AA3:Instances.AA7])" office:value-type="float"/>
          <table:table-cell table:formula="of:=AVERAGE([Instances.AB3:Instances.AB7])" office:value-type="float"/>
          <table:table-cell table:formula="of:=AVERAGE([Instances.AC3:Instances.AC7])" office:value-type="float"/>
          <table:table-cell table:formula="of:=AVERAGE([Instances.AD3:Instances.AD7])" office:value-type="float"/>
          <table:table-cell table:formula="of:=AVERAGE([Instances.AE3:Instances.AE7])" office:value-type="float"/>
          <table:table-cell table:formula="of:=AVERAGE([Instances.AF3:Instances.AF7])" office:value-type="float"/>
          <table:table-cell table:formula="of:=AVERAGE([Instances.AG3:Instances.AG7])" office:value-type="float"/>
          <table:table-cell table:formula="of:=SUM([Instances.AH3:Instances.AH7])" office:value-type="float"/>
          <table:table-cell table:formula="of:=AVERAGE([Instances.AI3:Instances.AI7])" office:value-type="float"/>
          <table:table-cell table:formula="of:=AVERAGE([Instances.AJ3:Instances.AJ7])" office:value-type="float"/>
          <table:table-cell table:formula="of:=AVERAGE([Instances.AK3:Instances.AK7])" office:value-type="float"/>
          <table:table-cell table:formula="of:=AVERAGE([Instances.AL3:Instances.AL7])" office:value-type="float"/>
          <table:table-cell table:formula="of:=AVERAGE([Instances.AM3:Instances.AM7])" office:value-type="float"/>
          <table:table-cell table:formula="of:=AVERAGE([Instances.AN3:Instances.AN7])" office:value-type="float"/>
          <table:table-cell table:formula="of:=AVERAGE([Instances.AO3:Instances.AO7])" office:value-type="float"/>
          <table:table-cell table:formula="of:=AVERAGE([Instances.AP3:Instances.AP7])" office:value-type="float"/>
          <table:table-cell table:formula="of:=AVERAGE([Instances.AQ3:Instances.AQ7])" office:value-type="float"/>
          <table:table-cell table:formula="of:=MIN([.$B3];[.$P3];[.$AD3])" office:value-type="float"/>
          <table:table-cell table:formula="of:=MIN([.$C3];[.$Q3];[.$AE3])" office:value-type="float"/>
          <table:table-cell table:formula="of:=MIN([.$D3];[.$R3];[.$AF3])" office:value-type="float"/>
          <table:table-cell table:formula="of:=MIN([.$E3];[.$S3];[.$AG3])" office:value-type="float"/>
          <table:table-cell table:formula="of:=MIN([.$F3];[.$T3];[.$AH3])" office:value-type="float"/>
          <table:table-cell table:formula="of:=MIN([.$G3];[.$U3];[.$AI3])" office:value-type="float"/>
          <table:table-cell table:formula="of:=MIN([.$H3];[.$V3];[.$AJ3])" office:value-type="float"/>
          <table:table-cell table:formula="of:=MIN([.$I3];[.$W3];[.$AK3])" office:value-type="float"/>
          <table:table-cell table:formula="of:=MIN([.$J3];[.$X3];[.$AL3])" office:value-type="float"/>
          <table:table-cell table:formula="of:=MIN([.$K3];[.$Y3];[.$AM3])" office:value-type="float"/>
          <table:table-cell table:formula="of:=MIN([.$L3];[.$Z3];[.$AN3])" office:value-type="float"/>
          <table:table-cell table:formula="of:=MIN([.$M3];[.$AA3];[.$AO3])" office:value-type="float"/>
          <table:table-cell table:formula="of:=MIN([.$N3];[.$AB3];[.$AP3])" office:value-type="float"/>
          <table:table-cell table:formula="of:=MIN([.$O3];[.$AC3];[.$AQ3])" office:value-type="float"/>
          <table:table-cell table:formula="of:=MEDIAN([.$B3];[.$P3];[.$AD3])" office:value-type="float"/>
          <table:table-cell table:formula="of:=MEDIAN([.$C3];[.$Q3];[.$AE3])" office:value-type="float"/>
          <table:table-cell table:formula="of:=MEDIAN([.$D3];[.$R3];[.$AF3])" office:value-type="float"/>
          <table:table-cell table:formula="of:=MEDIAN([.$E3];[.$S3];[.$AG3])" office:value-type="float"/>
          <table:table-cell table:formula="of:=MEDIAN([.$F3];[.$T3];[.$AH3])" office:value-type="float"/>
          <table:table-cell table:formula="of:=MEDIAN([.$G3];[.$U3];[.$AI3])" office:value-type="float"/>
          <table:table-cell table:formula="of:=MEDIAN([.$H3];[.$V3];[.$AJ3])" office:value-type="float"/>
          <table:table-cell table:formula="of:=MEDIAN([.$I3];[.$W3];[.$AK3])" office:value-type="float"/>
          <table:table-cell table:formula="of:=MEDIAN([.$J3];[.$X3];[.$AL3])" office:value-type="float"/>
          <table:table-cell table:formula="of:=MEDIAN([.$K3];[.$Y3];[.$AM3])" office:value-type="float"/>
          <table:table-cell table:formula="of:=MEDIAN([.$L3];[.$Z3];[.$AN3])" office:value-type="float"/>
          <table:table-cell table:formula="of:=MEDIAN([.$M3];[.$AA3];[.$AO3])" office:value-type="float"/>
          <table:table-cell table:formula="of:=MEDIAN([.$N3];[.$AB3];[.$AP3])" office:value-type="float"/>
          <table:table-cell table:formula="of:=MEDIAN([.$O3];[.$AC3];[.$AQ3])" office:value-type="float"/>
          <table:table-cell table:formula="of:=MAX([.$B3];[.$P3];[.$AD3])" office:value-type="float"/>
          <table:table-cell table:formula="of:=MAX([.$C3];[.$Q3];[.$AE3])" office:value-type="float"/>
          <table:table-cell table:formula="of:=MAX([.$D3];[.$R3];[.$AF3])" office:value-type="float"/>
          <table:table-cell table:formula="of:=MAX([.$E3];[.$S3];[.$AG3])" office:value-type="float"/>
          <table:table-cell table:formula="of:=MAX([.$F3];[.$T3];[.$AH3])" office:value-type="float"/>
          <table:table-cell table:formula="of:=MAX([.$G3];[.$U3];[.$AI3])" office:value-type="float"/>
          <table:table-cell table:formula="of:=MAX([.$H3];[.$V3];[.$AJ3])" office:value-type="float"/>
          <table:table-cell table:formula="of:=MAX([.$I3];[.$W3];[.$AK3])" office:value-type="float"/>
          <table:table-cell table:formula="of:=MAX([.$J3];[.$X3];[.$AL3])" office:value-type="float"/>
          <table:table-cell table:formula="of:=MAX([.$K3];[.$Y3];[.$AM3])" office:value-type="float"/>
          <table:table-cell table:formula="of:=MAX([.$L3];[.$Z3];[.$AN3])" office:value-type="float"/>
          <table:table-cell table:formula="of:=MAX([.$M3];[.$AA3];[.$AO3])" office:value-type="float"/>
          <table:table-cell table:formula="of:=MAX([.$N3];[.$AB3];[.$AP3])" office:value-type="float"/>
          <table:table-cell table:formula="of:=MAX([.$O3];[.$AC3];[.$AQ3])" office:value-type="float"/>
        </table:table-row>
        <table:table-row table:style-name="ro1">
          <table:table-cell office:value-type="string">
            <text:p>structured/x10_y12_r20</text:p>
          </table:table-cell>
          <table:table-cell table:formula="of:=AVERAGE([Instances.B8:Instances.B12])" office:value-type="float"/>
          <table:table-cell table:formula="of:=AVERAGE([Instances.C8:Instances.C12])" office:value-type="float"/>
          <table:table-cell table:formula="of:=AVERAGE([Instances.D8:Instances.D12])" office:value-type="float"/>
          <table:table-cell table:formula="of:=AVERAGE([Instances.E8:Instances.E12])" office:value-type="float"/>
          <table:table-cell table:formula="of:=SUM([Instances.F8:Instances.F12])" office:value-type="float"/>
          <table:table-cell table:formula="of:=AVERAGE([Instances.G8:Instances.G12])" office:value-type="float"/>
          <table:table-cell table:formula="of:=AVERAGE([Instances.H8:Instances.H12])" office:value-type="float"/>
          <table:table-cell table:formula="of:=AVERAGE([Instances.I8:Instances.I12])" office:value-type="float"/>
          <table:table-cell table:formula="of:=AVERAGE([Instances.J8:Instances.J12])" office:value-type="float"/>
          <table:table-cell table:formula="of:=AVERAGE([Instances.K8:Instances.K12])" office:value-type="float"/>
          <table:table-cell table:formula="of:=AVERAGE([Instances.L8:Instances.L12])" office:value-type="float"/>
          <table:table-cell table:formula="of:=AVERAGE([Instances.M8:Instances.M12])" office:value-type="float"/>
          <table:table-cell table:formula="of:=AVERAGE([Instances.N8:Instances.N12])" office:value-type="float"/>
          <table:table-cell table:formula="of:=AVERAGE([Instances.O8:Instances.O12])" office:value-type="float"/>
          <table:table-cell table:formula="of:=AVERAGE([Instances.P8:Instances.P12])" office:value-type="float"/>
          <table:table-cell table:formula="of:=AVERAGE([Instances.Q8:Instances.Q12])" office:value-type="float"/>
          <table:table-cell table:formula="of:=AVERAGE([Instances.R8:Instances.R12])" office:value-type="float"/>
          <table:table-cell table:formula="of:=AVERAGE([Instances.S8:Instances.S12])" office:value-type="float"/>
          <table:table-cell table:formula="of:=SUM([Instances.T8:Instances.T12])" office:value-type="float"/>
          <table:table-cell table:formula="of:=AVERAGE([Instances.U8:Instances.U12])" office:value-type="float"/>
          <table:table-cell table:formula="of:=AVERAGE([Instances.V8:Instances.V12])" office:value-type="float"/>
          <table:table-cell table:formula="of:=AVERAGE([Instances.W8:Instances.W12])" office:value-type="float"/>
          <table:table-cell table:formula="of:=AVERAGE([Instances.X8:Instances.X12])" office:value-type="float"/>
          <table:table-cell table:formula="of:=AVERAGE([Instances.Y8:Instances.Y12])" office:value-type="float"/>
          <table:table-cell table:formula="of:=AVERAGE([Instances.Z8:Instances.Z12])" office:value-type="float"/>
          <table:table-cell table:formula="of:=AVERAGE([Instances.AA8:Instances.AA12])" office:value-type="float"/>
          <table:table-cell table:formula="of:=AVERAGE([Instances.AB8:Instances.AB12])" office:value-type="float"/>
          <table:table-cell table:formula="of:=AVERAGE([Instances.AC8:Instances.AC12])" office:value-type="float"/>
          <table:table-cell table:formula="of:=AVERAGE([Instances.AD8:Instances.AD12])" office:value-type="float"/>
          <table:table-cell table:formula="of:=AVERAGE([Instances.AE8:Instances.AE12])" office:value-type="float"/>
          <table:table-cell table:formula="of:=AVERAGE([Instances.AF8:Instances.AF12])" office:value-type="float"/>
          <table:table-cell table:formula="of:=AVERAGE([Instances.AG8:Instances.AG12])" office:value-type="float"/>
          <table:table-cell table:formula="of:=SUM([Instances.AH8:Instances.AH12])" office:value-type="float"/>
          <table:table-cell table:formula="of:=AVERAGE([Instances.AI8:Instances.AI12])" office:value-type="float"/>
          <table:table-cell table:formula="of:=AVERAGE([Instances.AJ8:Instances.AJ12])" office:value-type="float"/>
          <table:table-cell table:formula="of:=AVERAGE([Instances.AK8:Instances.AK12])" office:value-type="float"/>
          <table:table-cell table:formula="of:=AVERAGE([Instances.AL8:Instances.AL12])" office:value-type="float"/>
          <table:table-cell table:formula="of:=AVERAGE([Instances.AM8:Instances.AM12])" office:value-type="float"/>
          <table:table-cell table:formula="of:=AVERAGE([Instances.AN8:Instances.AN12])" office:value-type="float"/>
          <table:table-cell table:formula="of:=AVERAGE([Instances.AO8:Instances.AO12])" office:value-type="float"/>
          <table:table-cell table:formula="of:=AVERAGE([Instances.AP8:Instances.AP12])" office:value-type="float"/>
          <table:table-cell table:formula="of:=AVERAGE([Instances.AQ8:Instances.AQ12])" office:value-type="float"/>
          <table:table-cell table:formula="of:=MIN([.$B4];[.$P4];[.$AD4])" office:value-type="float"/>
          <table:table-cell table:formula="of:=MIN([.$C4];[.$Q4];[.$AE4])" office:value-type="float"/>
          <table:table-cell table:formula="of:=MIN([.$D4];[.$R4];[.$AF4])" office:value-type="float"/>
          <table:table-cell table:formula="of:=MIN([.$E4];[.$S4];[.$AG4])" office:value-type="float"/>
          <table:table-cell table:formula="of:=MIN([.$F4];[.$T4];[.$AH4])" office:value-type="float"/>
          <table:table-cell table:formula="of:=MIN([.$G4];[.$U4];[.$AI4])" office:value-type="float"/>
          <table:table-cell table:formula="of:=MIN([.$H4];[.$V4];[.$AJ4])" office:value-type="float"/>
          <table:table-cell table:formula="of:=MIN([.$I4];[.$W4];[.$AK4])" office:value-type="float"/>
          <table:table-cell table:formula="of:=MIN([.$J4];[.$X4];[.$AL4])" office:value-type="float"/>
          <table:table-cell table:formula="of:=MIN([.$K4];[.$Y4];[.$AM4])" office:value-type="float"/>
          <table:table-cell table:formula="of:=MIN([.$L4];[.$Z4];[.$AN4])" office:value-type="float"/>
          <table:table-cell table:formula="of:=MIN([.$M4];[.$AA4];[.$AO4])" office:value-type="float"/>
          <table:table-cell table:formula="of:=MIN([.$N4];[.$AB4];[.$AP4])" office:value-type="float"/>
          <table:table-cell table:formula="of:=MIN([.$O4];[.$AC4];[.$AQ4])" office:value-type="float"/>
          <table:table-cell table:formula="of:=MEDIAN([.$B4];[.$P4];[.$AD4])" office:value-type="float"/>
          <table:table-cell table:formula="of:=MEDIAN([.$C4];[.$Q4];[.$AE4])" office:value-type="float"/>
          <table:table-cell table:formula="of:=MEDIAN([.$D4];[.$R4];[.$AF4])" office:value-type="float"/>
          <table:table-cell table:formula="of:=MEDIAN([.$E4];[.$S4];[.$AG4])" office:value-type="float"/>
          <table:table-cell table:formula="of:=MEDIAN([.$F4];[.$T4];[.$AH4])" office:value-type="float"/>
          <table:table-cell table:formula="of:=MEDIAN([.$G4];[.$U4];[.$AI4])" office:value-type="float"/>
          <table:table-cell table:formula="of:=MEDIAN([.$H4];[.$V4];[.$AJ4])" office:value-type="float"/>
          <table:table-cell table:formula="of:=MEDIAN([.$I4];[.$W4];[.$AK4])" office:value-type="float"/>
          <table:table-cell table:formula="of:=MEDIAN([.$J4];[.$X4];[.$AL4])" office:value-type="float"/>
          <table:table-cell table:formula="of:=MEDIAN([.$K4];[.$Y4];[.$AM4])" office:value-type="float"/>
          <table:table-cell table:formula="of:=MEDIAN([.$L4];[.$Z4];[.$AN4])" office:value-type="float"/>
          <table:table-cell table:formula="of:=MEDIAN([.$M4];[.$AA4];[.$AO4])" office:value-type="float"/>
          <table:table-cell table:formula="of:=MEDIAN([.$N4];[.$AB4];[.$AP4])" office:value-type="float"/>
          <table:table-cell table:formula="of:=MEDIAN([.$O4];[.$AC4];[.$AQ4])" office:value-type="float"/>
          <table:table-cell table:formula="of:=MAX([.$B4];[.$P4];[.$AD4])" office:value-type="float"/>
          <table:table-cell table:formula="of:=MAX([.$C4];[.$Q4];[.$AE4])" office:value-type="float"/>
          <table:table-cell table:formula="of:=MAX([.$D4];[.$R4];[.$AF4])" office:value-type="float"/>
          <table:table-cell table:formula="of:=MAX([.$E4];[.$S4];[.$AG4])" office:value-type="float"/>
          <table:table-cell table:formula="of:=MAX([.$F4];[.$T4];[.$AH4])" office:value-type="float"/>
          <table:table-cell table:formula="of:=MAX([.$G4];[.$U4];[.$AI4])" office:value-type="float"/>
          <table:table-cell table:formula="of:=MAX([.$H4];[.$V4];[.$AJ4])" office:value-type="float"/>
          <table:table-cell table:formula="of:=MAX([.$I4];[.$W4];[.$AK4])" office:value-type="float"/>
          <table:table-cell table:formula="of:=MAX([.$J4];[.$X4];[.$AL4])" office:value-type="float"/>
          <table:table-cell table:formula="of:=MAX([.$K4];[.$Y4];[.$AM4])" office:value-type="float"/>
          <table:table-cell table:formula="of:=MAX([.$L4];[.$Z4];[.$AN4])" office:value-type="float"/>
          <table:table-cell table:formula="of:=MAX([.$M4];[.$AA4];[.$AO4])" office:value-type="float"/>
          <table:table-cell table:formula="of:=MAX([.$N4];[.$AB4];[.$AP4])" office:value-type="float"/>
          <table:table-cell table:formula="of:=MAX([.$O4];[.$AC4];[.$AQ4])" office:value-type="float"/>
        </table:table-row>
        <table:table-row table:style-name="ro1">
          <table:table-cell office:value-type="string">
            <text:p>structured/x10_y6_r10</text:p>
          </table:table-cell>
          <table:table-cell table:formula="of:=AVERAGE([Instances.B13:Instances.B17])" office:value-type="float"/>
          <table:table-cell table:formula="of:=AVERAGE([Instances.C13:Instances.C17])" office:value-type="float"/>
          <table:table-cell table:formula="of:=AVERAGE([Instances.D13:Instances.D17])" office:value-type="float"/>
          <table:table-cell table:formula="of:=AVERAGE([Instances.E13:Instances.E17])" office:value-type="float"/>
          <table:table-cell table:formula="of:=SUM([Instances.F13:Instances.F17])" office:value-type="float"/>
          <table:table-cell table:formula="of:=AVERAGE([Instances.G13:Instances.G17])" office:value-type="float"/>
          <table:table-cell table:formula="of:=AVERAGE([Instances.H13:Instances.H17])" office:value-type="float"/>
          <table:table-cell table:formula="of:=AVERAGE([Instances.I13:Instances.I17])" office:value-type="float"/>
          <table:table-cell table:formula="of:=AVERAGE([Instances.J13:Instances.J17])" office:value-type="float"/>
          <table:table-cell table:formula="of:=AVERAGE([Instances.K13:Instances.K17])" office:value-type="float"/>
          <table:table-cell table:formula="of:=AVERAGE([Instances.L13:Instances.L17])" office:value-type="float"/>
          <table:table-cell table:formula="of:=AVERAGE([Instances.M13:Instances.M17])" office:value-type="float"/>
          <table:table-cell table:formula="of:=AVERAGE([Instances.N13:Instances.N17])" office:value-type="float"/>
          <table:table-cell table:formula="of:=AVERAGE([Instances.O13:Instances.O17])" office:value-type="float"/>
          <table:table-cell table:formula="of:=AVERAGE([Instances.P13:Instances.P17])" office:value-type="float"/>
          <table:table-cell table:formula="of:=AVERAGE([Instances.Q13:Instances.Q17])" office:value-type="float"/>
          <table:table-cell table:formula="of:=AVERAGE([Instances.R13:Instances.R17])" office:value-type="float"/>
          <table:table-cell table:formula="of:=AVERAGE([Instances.S13:Instances.S17])" office:value-type="float"/>
          <table:table-cell table:formula="of:=SUM([Instances.T13:Instances.T17])" office:value-type="float"/>
          <table:table-cell table:formula="of:=AVERAGE([Instances.U13:Instances.U17])" office:value-type="float"/>
          <table:table-cell table:formula="of:=AVERAGE([Instances.V13:Instances.V17])" office:value-type="float"/>
          <table:table-cell table:formula="of:=AVERAGE([Instances.W13:Instances.W17])" office:value-type="float"/>
          <table:table-cell table:formula="of:=AVERAGE([Instances.X13:Instances.X17])" office:value-type="float"/>
          <table:table-cell table:formula="of:=AVERAGE([Instances.Y13:Instances.Y17])" office:value-type="float"/>
          <table:table-cell table:formula="of:=AVERAGE([Instances.Z13:Instances.Z17])" office:value-type="float"/>
          <table:table-cell table:formula="of:=AVERAGE([Instances.AA13:Instances.AA17])" office:value-type="float"/>
          <table:table-cell table:formula="of:=AVERAGE([Instances.AB13:Instances.AB17])" office:value-type="float"/>
          <table:table-cell table:formula="of:=AVERAGE([Instances.AC13:Instances.AC17])" office:value-type="float"/>
          <table:table-cell table:formula="of:=AVERAGE([Instances.AD13:Instances.AD17])" office:value-type="float"/>
          <table:table-cell table:formula="of:=AVERAGE([Instances.AE13:Instances.AE17])" office:value-type="float"/>
          <table:table-cell table:formula="of:=AVERAGE([Instances.AF13:Instances.AF17])" office:value-type="float"/>
          <table:table-cell table:formula="of:=AVERAGE([Instances.AG13:Instances.AG17])" office:value-type="float"/>
          <table:table-cell table:formula="of:=SUM([Instances.AH13:Instances.AH17])" office:value-type="float"/>
          <table:table-cell table:formula="of:=AVERAGE([Instances.AI13:Instances.AI17])" office:value-type="float"/>
          <table:table-cell table:formula="of:=AVERAGE([Instances.AJ13:Instances.AJ17])" office:value-type="float"/>
          <table:table-cell table:formula="of:=AVERAGE([Instances.AK13:Instances.AK17])" office:value-type="float"/>
          <table:table-cell table:formula="of:=AVERAGE([Instances.AL13:Instances.AL17])" office:value-type="float"/>
          <table:table-cell table:formula="of:=AVERAGE([Instances.AM13:Instances.AM17])" office:value-type="float"/>
          <table:table-cell table:formula="of:=AVERAGE([Instances.AN13:Instances.AN17])" office:value-type="float"/>
          <table:table-cell table:formula="of:=AVERAGE([Instances.AO13:Instances.AO17])" office:value-type="float"/>
          <table:table-cell table:formula="of:=AVERAGE([Instances.AP13:Instances.AP17])" office:value-type="float"/>
          <table:table-cell table:formula="of:=AVERAGE([Instances.AQ13:Instances.AQ17])" office:value-type="float"/>
          <table:table-cell table:formula="of:=MIN([.$B5];[.$P5];[.$AD5])" office:value-type="float"/>
          <table:table-cell table:formula="of:=MIN([.$C5];[.$Q5];[.$AE5])" office:value-type="float"/>
          <table:table-cell table:formula="of:=MIN([.$D5];[.$R5];[.$AF5])" office:value-type="float"/>
          <table:table-cell table:formula="of:=MIN([.$E5];[.$S5];[.$AG5])" office:value-type="float"/>
          <table:table-cell table:formula="of:=MIN([.$F5];[.$T5];[.$AH5])" office:value-type="float"/>
          <table:table-cell table:formula="of:=MIN([.$G5];[.$U5];[.$AI5])" office:value-type="float"/>
          <table:table-cell table:formula="of:=MIN([.$H5];[.$V5];[.$AJ5])" office:value-type="float"/>
          <table:table-cell table:formula="of:=MIN([.$I5];[.$W5];[.$AK5])" office:value-type="float"/>
          <table:table-cell table:formula="of:=MIN([.$J5];[.$X5];[.$AL5])" office:value-type="float"/>
          <table:table-cell table:formula="of:=MIN([.$K5];[.$Y5];[.$AM5])" office:value-type="float"/>
          <table:table-cell table:formula="of:=MIN([.$L5];[.$Z5];[.$AN5])" office:value-type="float"/>
          <table:table-cell table:formula="of:=MIN([.$M5];[.$AA5];[.$AO5])" office:value-type="float"/>
          <table:table-cell table:formula="of:=MIN([.$N5];[.$AB5];[.$AP5])" office:value-type="float"/>
          <table:table-cell table:formula="of:=MIN([.$O5];[.$AC5];[.$AQ5])" office:value-type="float"/>
          <table:table-cell table:formula="of:=MEDIAN([.$B5];[.$P5];[.$AD5])" office:value-type="float"/>
          <table:table-cell table:formula="of:=MEDIAN([.$C5];[.$Q5];[.$AE5])" office:value-type="float"/>
          <table:table-cell table:formula="of:=MEDIAN([.$D5];[.$R5];[.$AF5])" office:value-type="float"/>
          <table:table-cell table:formula="of:=MEDIAN([.$E5];[.$S5];[.$AG5])" office:value-type="float"/>
          <table:table-cell table:formula="of:=MEDIAN([.$F5];[.$T5];[.$AH5])" office:value-type="float"/>
          <table:table-cell table:formula="of:=MEDIAN([.$G5];[.$U5];[.$AI5])" office:value-type="float"/>
          <table:table-cell table:formula="of:=MEDIAN([.$H5];[.$V5];[.$AJ5])" office:value-type="float"/>
          <table:table-cell table:formula="of:=MEDIAN([.$I5];[.$W5];[.$AK5])" office:value-type="float"/>
          <table:table-cell table:formula="of:=MEDIAN([.$J5];[.$X5];[.$AL5])" office:value-type="float"/>
          <table:table-cell table:formula="of:=MEDIAN([.$K5];[.$Y5];[.$AM5])" office:value-type="float"/>
          <table:table-cell table:formula="of:=MEDIAN([.$L5];[.$Z5];[.$AN5])" office:value-type="float"/>
          <table:table-cell table:formula="of:=MEDIAN([.$M5];[.$AA5];[.$AO5])" office:value-type="float"/>
          <table:table-cell table:formula="of:=MEDIAN([.$N5];[.$AB5];[.$AP5])" office:value-type="float"/>
          <table:table-cell table:formula="of:=MEDIAN([.$O5];[.$AC5];[.$AQ5])" office:value-type="float"/>
          <table:table-cell table:formula="of:=MAX([.$B5];[.$P5];[.$AD5])" office:value-type="float"/>
          <table:table-cell table:formula="of:=MAX([.$C5];[.$Q5];[.$AE5])" office:value-type="float"/>
          <table:table-cell table:formula="of:=MAX([.$D5];[.$R5];[.$AF5])" office:value-type="float"/>
          <table:table-cell table:formula="of:=MAX([.$E5];[.$S5];[.$AG5])" office:value-type="float"/>
          <table:table-cell table:formula="of:=MAX([.$F5];[.$T5];[.$AH5])" office:value-type="float"/>
          <table:table-cell table:formula="of:=MAX([.$G5];[.$U5];[.$AI5])" office:value-type="float"/>
          <table:table-cell table:formula="of:=MAX([.$H5];[.$V5];[.$AJ5])" office:value-type="float"/>
          <table:table-cell table:formula="of:=MAX([.$I5];[.$W5];[.$AK5])" office:value-type="float"/>
          <table:table-cell table:formula="of:=MAX([.$J5];[.$X5];[.$AL5])" office:value-type="float"/>
          <table:table-cell table:formula="of:=MAX([.$K5];[.$Y5];[.$AM5])" office:value-type="float"/>
          <table:table-cell table:formula="of:=MAX([.$L5];[.$Z5];[.$AN5])" office:value-type="float"/>
          <table:table-cell table:formula="of:=MAX([.$M5];[.$AA5];[.$AO5])" office:value-type="float"/>
          <table:table-cell table:formula="of:=MAX([.$N5];[.$AB5];[.$AP5])" office:value-type="float"/>
          <table:table-cell table:formula="of:=MAX([.$O5];[.$AC5];[.$AQ5])" office:value-type="float"/>
        </table:table-row>
        <table:table-row table:style-name="ro1">
          <table:table-cell office:value-type="string">
            <text:p>structured/x10_y9_r20</text:p>
          </table:table-cell>
          <table:table-cell table:formula="of:=AVERAGE([Instances.B18:Instances.B22])" office:value-type="float"/>
          <table:table-cell table:formula="of:=AVERAGE([Instances.C18:Instances.C22])" office:value-type="float"/>
          <table:table-cell table:formula="of:=AVERAGE([Instances.D18:Instances.D22])" office:value-type="float"/>
          <table:table-cell table:formula="of:=AVERAGE([Instances.E18:Instances.E22])" office:value-type="float"/>
          <table:table-cell table:formula="of:=SUM([Instances.F18:Instances.F22])" office:value-type="float"/>
          <table:table-cell table:formula="of:=AVERAGE([Instances.G18:Instances.G22])" office:value-type="float"/>
          <table:table-cell table:formula="of:=AVERAGE([Instances.H18:Instances.H22])" office:value-type="float"/>
          <table:table-cell table:formula="of:=AVERAGE([Instances.I18:Instances.I22])" office:value-type="float"/>
          <table:table-cell table:formula="of:=AVERAGE([Instances.J18:Instances.J22])" office:value-type="float"/>
          <table:table-cell table:formula="of:=AVERAGE([Instances.K18:Instances.K22])" office:value-type="float"/>
          <table:table-cell table:formula="of:=AVERAGE([Instances.L18:Instances.L22])" office:value-type="float"/>
          <table:table-cell table:formula="of:=AVERAGE([Instances.M18:Instances.M22])" office:value-type="float"/>
          <table:table-cell table:formula="of:=AVERAGE([Instances.N18:Instances.N22])" office:value-type="float"/>
          <table:table-cell table:formula="of:=AVERAGE([Instances.O18:Instances.O22])" office:value-type="float"/>
          <table:table-cell table:formula="of:=AVERAGE([Instances.P18:Instances.P22])" office:value-type="float"/>
          <table:table-cell table:formula="of:=AVERAGE([Instances.Q18:Instances.Q22])" office:value-type="float"/>
          <table:table-cell table:formula="of:=AVERAGE([Instances.R18:Instances.R22])" office:value-type="float"/>
          <table:table-cell table:formula="of:=AVERAGE([Instances.S18:Instances.S22])" office:value-type="float"/>
          <table:table-cell table:formula="of:=SUM([Instances.T18:Instances.T22])" office:value-type="float"/>
          <table:table-cell table:formula="of:=AVERAGE([Instances.U18:Instances.U22])" office:value-type="float"/>
          <table:table-cell table:formula="of:=AVERAGE([Instances.V18:Instances.V22])" office:value-type="float"/>
          <table:table-cell table:formula="of:=AVERAGE([Instances.W18:Instances.W22])" office:value-type="float"/>
          <table:table-cell table:formula="of:=AVERAGE([Instances.X18:Instances.X22])" office:value-type="float"/>
          <table:table-cell table:formula="of:=AVERAGE([Instances.Y18:Instances.Y22])" office:value-type="float"/>
          <table:table-cell table:formula="of:=AVERAGE([Instances.Z18:Instances.Z22])" office:value-type="float"/>
          <table:table-cell table:formula="of:=AVERAGE([Instances.AA18:Instances.AA22])" office:value-type="float"/>
          <table:table-cell table:formula="of:=AVERAGE([Instances.AB18:Instances.AB22])" office:value-type="float"/>
          <table:table-cell table:formula="of:=AVERAGE([Instances.AC18:Instances.AC22])" office:value-type="float"/>
          <table:table-cell table:formula="of:=AVERAGE([Instances.AD18:Instances.AD22])" office:value-type="float"/>
          <table:table-cell table:formula="of:=AVERAGE([Instances.AE18:Instances.AE22])" office:value-type="float"/>
          <table:table-cell table:formula="of:=AVERAGE([Instances.AF18:Instances.AF22])" office:value-type="float"/>
          <table:table-cell table:formula="of:=AVERAGE([Instances.AG18:Instances.AG22])" office:value-type="float"/>
          <table:table-cell table:formula="of:=SUM([Instances.AH18:Instances.AH22])" office:value-type="float"/>
          <table:table-cell table:formula="of:=AVERAGE([Instances.AI18:Instances.AI22])" office:value-type="float"/>
          <table:table-cell table:formula="of:=AVERAGE([Instances.AJ18:Instances.AJ22])" office:value-type="float"/>
          <table:table-cell table:formula="of:=AVERAGE([Instances.AK18:Instances.AK22])" office:value-type="float"/>
          <table:table-cell table:formula="of:=AVERAGE([Instances.AL18:Instances.AL22])" office:value-type="float"/>
          <table:table-cell table:formula="of:=AVERAGE([Instances.AM18:Instances.AM22])" office:value-type="float"/>
          <table:table-cell table:formula="of:=AVERAGE([Instances.AN18:Instances.AN22])" office:value-type="float"/>
          <table:table-cell table:formula="of:=AVERAGE([Instances.AO18:Instances.AO22])" office:value-type="float"/>
          <table:table-cell table:formula="of:=AVERAGE([Instances.AP18:Instances.AP22])" office:value-type="float"/>
          <table:table-cell table:formula="of:=AVERAGE([Instances.AQ18:Instances.AQ22])" office:value-type="float"/>
          <table:table-cell table:formula="of:=MIN([.$B6];[.$P6];[.$AD6])" office:value-type="float"/>
          <table:table-cell table:formula="of:=MIN([.$C6];[.$Q6];[.$AE6])" office:value-type="float"/>
          <table:table-cell table:formula="of:=MIN([.$D6];[.$R6];[.$AF6])" office:value-type="float"/>
          <table:table-cell table:formula="of:=MIN([.$E6];[.$S6];[.$AG6])" office:value-type="float"/>
          <table:table-cell table:formula="of:=MIN([.$F6];[.$T6];[.$AH6])" office:value-type="float"/>
          <table:table-cell table:formula="of:=MIN([.$G6];[.$U6];[.$AI6])" office:value-type="float"/>
          <table:table-cell table:formula="of:=MIN([.$H6];[.$V6];[.$AJ6])" office:value-type="float"/>
          <table:table-cell table:formula="of:=MIN([.$I6];[.$W6];[.$AK6])" office:value-type="float"/>
          <table:table-cell table:formula="of:=MIN([.$J6];[.$X6];[.$AL6])" office:value-type="float"/>
          <table:table-cell table:formula="of:=MIN([.$K6];[.$Y6];[.$AM6])" office:value-type="float"/>
          <table:table-cell table:formula="of:=MIN([.$L6];[.$Z6];[.$AN6])" office:value-type="float"/>
          <table:table-cell table:formula="of:=MIN([.$M6];[.$AA6];[.$AO6])" office:value-type="float"/>
          <table:table-cell table:formula="of:=MIN([.$N6];[.$AB6];[.$AP6])" office:value-type="float"/>
          <table:table-cell table:formula="of:=MIN([.$O6];[.$AC6];[.$AQ6])" office:value-type="float"/>
          <table:table-cell table:formula="of:=MEDIAN([.$B6];[.$P6];[.$AD6])" office:value-type="float"/>
          <table:table-cell table:formula="of:=MEDIAN([.$C6];[.$Q6];[.$AE6])" office:value-type="float"/>
          <table:table-cell table:formula="of:=MEDIAN([.$D6];[.$R6];[.$AF6])" office:value-type="float"/>
          <table:table-cell table:formula="of:=MEDIAN([.$E6];[.$S6];[.$AG6])" office:value-type="float"/>
          <table:table-cell table:formula="of:=MEDIAN([.$F6];[.$T6];[.$AH6])" office:value-type="float"/>
          <table:table-cell table:formula="of:=MEDIAN([.$G6];[.$U6];[.$AI6])" office:value-type="float"/>
          <table:table-cell table:formula="of:=MEDIAN([.$H6];[.$V6];[.$AJ6])" office:value-type="float"/>
          <table:table-cell table:formula="of:=MEDIAN([.$I6];[.$W6];[.$AK6])" office:value-type="float"/>
          <table:table-cell table:formula="of:=MEDIAN([.$J6];[.$X6];[.$AL6])" office:value-type="float"/>
          <table:table-cell table:formula="of:=MEDIAN([.$K6];[.$Y6];[.$AM6])" office:value-type="float"/>
          <table:table-cell table:formula="of:=MEDIAN([.$L6];[.$Z6];[.$AN6])" office:value-type="float"/>
          <table:table-cell table:formula="of:=MEDIAN([.$M6];[.$AA6];[.$AO6])" office:value-type="float"/>
          <table:table-cell table:formula="of:=MEDIAN([.$N6];[.$AB6];[.$AP6])" office:value-type="float"/>
          <table:table-cell table:formula="of:=MEDIAN([.$O6];[.$AC6];[.$AQ6])" office:value-type="float"/>
          <table:table-cell table:formula="of:=MAX([.$B6];[.$P6];[.$AD6])" office:value-type="float"/>
          <table:table-cell table:formula="of:=MAX([.$C6];[.$Q6];[.$AE6])" office:value-type="float"/>
          <table:table-cell table:formula="of:=MAX([.$D6];[.$R6];[.$AF6])" office:value-type="float"/>
          <table:table-cell table:formula="of:=MAX([.$E6];[.$S6];[.$AG6])" office:value-type="float"/>
          <table:table-cell table:formula="of:=MAX([.$F6];[.$T6];[.$AH6])" office:value-type="float"/>
          <table:table-cell table:formula="of:=MAX([.$G6];[.$U6];[.$AI6])" office:value-type="float"/>
          <table:table-cell table:formula="of:=MAX([.$H6];[.$V6];[.$AJ6])" office:value-type="float"/>
          <table:table-cell table:formula="of:=MAX([.$I6];[.$W6];[.$AK6])" office:value-type="float"/>
          <table:table-cell table:formula="of:=MAX([.$J6];[.$X6];[.$AL6])" office:value-type="float"/>
          <table:table-cell table:formula="of:=MAX([.$K6];[.$Y6];[.$AM6])" office:value-type="float"/>
          <table:table-cell table:formula="of:=MAX([.$L6];[.$Z6];[.$AN6])" office:value-type="float"/>
          <table:table-cell table:formula="of:=MAX([.$M6];[.$AA6];[.$AO6])" office:value-type="float"/>
          <table:table-cell table:formula="of:=MAX([.$N6];[.$AB6];[.$AP6])" office:value-type="float"/>
          <table:table-cell table:formula="of:=MAX([.$O6];[.$AC6];[.$AQ6])" office:value-type="float"/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23:Instances.B27])" office:value-type="float"/>
          <table:table-cell table:formula="of:=AVERAGE([Instances.C23:Instances.C27])" office:value-type="float"/>
          <table:table-cell table:formula="of:=AVERAGE([Instances.D23:Instances.D27])" office:value-type="float"/>
          <table:table-cell table:formula="of:=AVERAGE([Instances.E23:Instances.E27])" office:value-type="float"/>
          <table:table-cell table:formula="of:=SUM([Instances.F23:Instances.F27])" office:value-type="float"/>
          <table:table-cell table:formula="of:=AVERAGE([Instances.G23:Instances.G27])" office:value-type="float"/>
          <table:table-cell table:formula="of:=AVERAGE([Instances.H23:Instances.H27])" office:value-type="float"/>
          <table:table-cell table:formula="of:=AVERAGE([Instances.I23:Instances.I27])" office:value-type="float"/>
          <table:table-cell table:formula="of:=AVERAGE([Instances.J23:Instances.J27])" office:value-type="float"/>
          <table:table-cell table:formula="of:=AVERAGE([Instances.K23:Instances.K27])" office:value-type="float"/>
          <table:table-cell table:formula="of:=AVERAGE([Instances.L23:Instances.L27])" office:value-type="float"/>
          <table:table-cell table:formula="of:=AVERAGE([Instances.M23:Instances.M27])" office:value-type="float"/>
          <table:table-cell table:formula="of:=AVERAGE([Instances.N23:Instances.N27])" office:value-type="float"/>
          <table:table-cell table:formula="of:=AVERAGE([Instances.O23:Instances.O27])" office:value-type="float"/>
          <table:table-cell table:formula="of:=AVERAGE([Instances.P23:Instances.P27])" office:value-type="float"/>
          <table:table-cell table:formula="of:=AVERAGE([Instances.Q23:Instances.Q27])" office:value-type="float"/>
          <table:table-cell table:formula="of:=AVERAGE([Instances.R23:Instances.R27])" office:value-type="float"/>
          <table:table-cell table:formula="of:=AVERAGE([Instances.S23:Instances.S27])" office:value-type="float"/>
          <table:table-cell table:formula="of:=SUM([Instances.T23:Instances.T27])" office:value-type="float"/>
          <table:table-cell table:formula="of:=AVERAGE([Instances.U23:Instances.U27])" office:value-type="float"/>
          <table:table-cell table:formula="of:=AVERAGE([Instances.V23:Instances.V27])" office:value-type="float"/>
          <table:table-cell table:formula="of:=AVERAGE([Instances.W23:Instances.W27])" office:value-type="float"/>
          <table:table-cell table:formula="of:=AVERAGE([Instances.X23:Instances.X27])" office:value-type="float"/>
          <table:table-cell table:formula="of:=AVERAGE([Instances.Y23:Instances.Y27])" office:value-type="float"/>
          <table:table-cell table:formula="of:=AVERAGE([Instances.Z23:Instances.Z27])" office:value-type="float"/>
          <table:table-cell table:formula="of:=AVERAGE([Instances.AA23:Instances.AA27])" office:value-type="float"/>
          <table:table-cell table:formula="of:=AVERAGE([Instances.AB23:Instances.AB27])" office:value-type="float"/>
          <table:table-cell table:formula="of:=AVERAGE([Instances.AC23:Instances.AC27])" office:value-type="float"/>
          <table:table-cell table:formula="of:=AVERAGE([Instances.AD23:Instances.AD27])" office:value-type="float"/>
          <table:table-cell table:formula="of:=AVERAGE([Instances.AE23:Instances.AE27])" office:value-type="float"/>
          <table:table-cell table:formula="of:=AVERAGE([Instances.AF23:Instances.AF27])" office:value-type="float"/>
          <table:table-cell table:formula="of:=AVERAGE([Instances.AG23:Instances.AG27])" office:value-type="float"/>
          <table:table-cell table:formula="of:=SUM([Instances.AH23:Instances.AH27])" office:value-type="float"/>
          <table:table-cell table:formula="of:=AVERAGE([Instances.AI23:Instances.AI27])" office:value-type="float"/>
          <table:table-cell table:formula="of:=AVERAGE([Instances.AJ23:Instances.AJ27])" office:value-type="float"/>
          <table:table-cell table:formula="of:=AVERAGE([Instances.AK23:Instances.AK27])" office:value-type="float"/>
          <table:table-cell table:formula="of:=AVERAGE([Instances.AL23:Instances.AL27])" office:value-type="float"/>
          <table:table-cell table:formula="of:=AVERAGE([Instances.AM23:Instances.AM27])" office:value-type="float"/>
          <table:table-cell table:formula="of:=AVERAGE([Instances.AN23:Instances.AN27])" office:value-type="float"/>
          <table:table-cell table:formula="of:=AVERAGE([Instances.AO23:Instances.AO27])" office:value-type="float"/>
          <table:table-cell table:formula="of:=AVERAGE([Instances.AP23:Instances.AP27])" office:value-type="float"/>
          <table:table-cell table:formula="of:=AVERAGE([Instances.AQ23:Instances.AQ27])" office:value-type="float"/>
          <table:table-cell table:formula="of:=MIN([.$B7];[.$P7];[.$AD7])" office:value-type="float"/>
          <table:table-cell table:formula="of:=MIN([.$C7];[.$Q7];[.$AE7])" office:value-type="float"/>
          <table:table-cell table:formula="of:=MIN([.$D7];[.$R7];[.$AF7])" office:value-type="float"/>
          <table:table-cell table:formula="of:=MIN([.$E7];[.$S7];[.$AG7])" office:value-type="float"/>
          <table:table-cell table:formula="of:=MIN([.$F7];[.$T7];[.$AH7])" office:value-type="float"/>
          <table:table-cell table:formula="of:=MIN([.$G7];[.$U7];[.$AI7])" office:value-type="float"/>
          <table:table-cell table:formula="of:=MIN([.$H7];[.$V7];[.$AJ7])" office:value-type="float"/>
          <table:table-cell table:formula="of:=MIN([.$I7];[.$W7];[.$AK7])" office:value-type="float"/>
          <table:table-cell table:formula="of:=MIN([.$J7];[.$X7];[.$AL7])" office:value-type="float"/>
          <table:table-cell table:formula="of:=MIN([.$K7];[.$Y7];[.$AM7])" office:value-type="float"/>
          <table:table-cell table:formula="of:=MIN([.$L7];[.$Z7];[.$AN7])" office:value-type="float"/>
          <table:table-cell table:formula="of:=MIN([.$M7];[.$AA7];[.$AO7])" office:value-type="float"/>
          <table:table-cell table:formula="of:=MIN([.$N7];[.$AB7];[.$AP7])" office:value-type="float"/>
          <table:table-cell table:formula="of:=MIN([.$O7];[.$AC7];[.$AQ7])" office:value-type="float"/>
          <table:table-cell table:formula="of:=MEDIAN([.$B7];[.$P7];[.$AD7])" office:value-type="float"/>
          <table:table-cell table:formula="of:=MEDIAN([.$C7];[.$Q7];[.$AE7])" office:value-type="float"/>
          <table:table-cell table:formula="of:=MEDIAN([.$D7];[.$R7];[.$AF7])" office:value-type="float"/>
          <table:table-cell table:formula="of:=MEDIAN([.$E7];[.$S7];[.$AG7])" office:value-type="float"/>
          <table:table-cell table:formula="of:=MEDIAN([.$F7];[.$T7];[.$AH7])" office:value-type="float"/>
          <table:table-cell table:formula="of:=MEDIAN([.$G7];[.$U7];[.$AI7])" office:value-type="float"/>
          <table:table-cell table:formula="of:=MEDIAN([.$H7];[.$V7];[.$AJ7])" office:value-type="float"/>
          <table:table-cell table:formula="of:=MEDIAN([.$I7];[.$W7];[.$AK7])" office:value-type="float"/>
          <table:table-cell table:formula="of:=MEDIAN([.$J7];[.$X7];[.$AL7])" office:value-type="float"/>
          <table:table-cell table:formula="of:=MEDIAN([.$K7];[.$Y7];[.$AM7])" office:value-type="float"/>
          <table:table-cell table:formula="of:=MEDIAN([.$L7];[.$Z7];[.$AN7])" office:value-type="float"/>
          <table:table-cell table:formula="of:=MEDIAN([.$M7];[.$AA7];[.$AO7])" office:value-type="float"/>
          <table:table-cell table:formula="of:=MEDIAN([.$N7];[.$AB7];[.$AP7])" office:value-type="float"/>
          <table:table-cell table:formula="of:=MEDIAN([.$O7];[.$AC7];[.$AQ7])" office:value-type="float"/>
          <table:table-cell table:formula="of:=MAX([.$B7];[.$P7];[.$AD7])" office:value-type="float"/>
          <table:table-cell table:formula="of:=MAX([.$C7];[.$Q7];[.$AE7])" office:value-type="float"/>
          <table:table-cell table:formula="of:=MAX([.$D7];[.$R7];[.$AF7])" office:value-type="float"/>
          <table:table-cell table:formula="of:=MAX([.$E7];[.$S7];[.$AG7])" office:value-type="float"/>
          <table:table-cell table:formula="of:=MAX([.$F7];[.$T7];[.$AH7])" office:value-type="float"/>
          <table:table-cell table:formula="of:=MAX([.$G7];[.$U7];[.$AI7])" office:value-type="float"/>
          <table:table-cell table:formula="of:=MAX([.$H7];[.$V7];[.$AJ7])" office:value-type="float"/>
          <table:table-cell table:formula="of:=MAX([.$I7];[.$W7];[.$AK7])" office:value-type="float"/>
          <table:table-cell table:formula="of:=MAX([.$J7];[.$X7];[.$AL7])" office:value-type="float"/>
          <table:table-cell table:formula="of:=MAX([.$K7];[.$Y7];[.$AM7])" office:value-type="float"/>
          <table:table-cell table:formula="of:=MAX([.$L7];[.$Z7];[.$AN7])" office:value-type="float"/>
          <table:table-cell table:formula="of:=MAX([.$M7];[.$AA7];[.$AO7])" office:value-type="float"/>
          <table:table-cell table:formula="of:=MAX([.$N7];[.$AB7];[.$AP7])" office:value-type="float"/>
          <table:table-cell table:formula="of:=MAX([.$O7];[.$AC7];[.$AQ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7])" office:value-type="float"/>
          <table:table-cell table:formula="of:=SUM([.C3:.C7])" office:value-type="float"/>
          <table:table-cell table:formula="of:=SUM([.D3:.D7])" office:value-type="float"/>
          <table:table-cell table:formula="of:=SUM([.E3:.E7])" office:value-type="float"/>
          <table:table-cell table:formula="of:=SUM([.F3:.F7])" office:value-type="float"/>
          <table:table-cell table:formula="of:=SUM([.G3:.G7])" office:value-type="float"/>
          <table:table-cell table:formula="of:=SUM([.H3:.H7])" office:value-type="float"/>
          <table:table-cell table:formula="of:=SUM([.I3:.I7])" office:value-type="float"/>
          <table:table-cell table:formula="of:=SUM([.J3:.J7])" office:value-type="float"/>
          <table:table-cell table:formula="of:=SUM([.K3:.K7])" office:value-type="float"/>
          <table:table-cell table:formula="of:=SUM([.L3:.L7])" office:value-type="float"/>
          <table:table-cell table:formula="of:=SUM([.M3:.M7])" office:value-type="float"/>
          <table:table-cell table:formula="of:=SUM([.N3:.N7])" office:value-type="float"/>
          <table:table-cell table:formula="of:=SUM([.O3:.O7])" office:value-type="float"/>
          <table:table-cell table:formula="of:=SUM([.P3:.P7])" office:value-type="float"/>
          <table:table-cell table:formula="of:=SUM([.Q3:.Q7])" office:value-type="float"/>
          <table:table-cell table:formula="of:=SUM([.R3:.R7])" office:value-type="float"/>
          <table:table-cell table:formula="of:=SUM([.S3:.S7])" office:value-type="float"/>
          <table:table-cell table:formula="of:=SUM([.T3:.T7])" office:value-type="float"/>
          <table:table-cell table:formula="of:=SUM([.U3:.U7])" office:value-type="float"/>
          <table:table-cell table:formula="of:=SUM([.V3:.V7])" office:value-type="float"/>
          <table:table-cell table:formula="of:=SUM([.W3:.W7])" office:value-type="float"/>
          <table:table-cell table:formula="of:=SUM([.X3:.X7])" office:value-type="float"/>
          <table:table-cell table:formula="of:=SUM([.Y3:.Y7])" office:value-type="float"/>
          <table:table-cell table:formula="of:=SUM([.Z3:.Z7])" office:value-type="float"/>
          <table:table-cell table:formula="of:=SUM([.AA3:.AA7])" office:value-type="float"/>
          <table:table-cell table:formula="of:=SUM([.AB3:.AB7])" office:value-type="float"/>
          <table:table-cell table:formula="of:=SUM([.AC3:.AC7])" office:value-type="float"/>
          <table:table-cell table:formula="of:=SUM([.AD3:.AD7])" office:value-type="float"/>
          <table:table-cell table:formula="of:=SUM([.AE3:.AE7])" office:value-type="float"/>
          <table:table-cell table:formula="of:=SUM([.AF3:.AF7])" office:value-type="float"/>
          <table:table-cell table:formula="of:=SUM([.AG3:.AG7])" office:value-type="float"/>
          <table:table-cell table:formula="of:=SUM([.AH3:.AH7])" office:value-type="float"/>
          <table:table-cell table:formula="of:=SUM([.AI3:.AI7])" office:value-type="float"/>
          <table:table-cell table:formula="of:=SUM([.AJ3:.AJ7])" office:value-type="float"/>
          <table:table-cell table:formula="of:=SUM([.AK3:.AK7])" office:value-type="float"/>
          <table:table-cell table:formula="of:=SUM([.AL3:.AL7])" office:value-type="float"/>
          <table:table-cell table:formula="of:=SUM([.AM3:.AM7])" office:value-type="float"/>
          <table:table-cell table:formula="of:=SUM([.AN3:.AN7])" office:value-type="float"/>
          <table:table-cell table:formula="of:=SUM([.AO3:.AO7])" office:value-type="float"/>
          <table:table-cell table:formula="of:=SUM([.AP3:.AP7])" office:value-type="float"/>
          <table:table-cell table:formula="of:=SUM([.AQ3:.AQ7])" office:value-type="float"/>
          <table:table-cell table:formula="of:=SUM([.AR3:.AR7])" office:value-type="float"/>
          <table:table-cell table:formula="of:=SUM([.AS3:.AS7])" office:value-type="float"/>
          <table:table-cell table:formula="of:=SUM([.AT3:.AT7])" office:value-type="float"/>
          <table:table-cell table:formula="of:=SUM([.AU3:.AU7])" office:value-type="float"/>
          <table:table-cell table:formula="of:=SUM([.AV3:.AV7])" office:value-type="float"/>
          <table:table-cell table:formula="of:=SUM([.AW3:.AW7])" office:value-type="float"/>
          <table:table-cell table:formula="of:=SUM([.AX3:.AX7])" office:value-type="float"/>
          <table:table-cell table:formula="of:=SUM([.AY3:.AY7])" office:value-type="float"/>
          <table:table-cell table:formula="of:=SUM([.AZ3:.AZ7])" office:value-type="float"/>
          <table:table-cell table:formula="of:=SUM([.BA3:.BA7])" office:value-type="float"/>
          <table:table-cell table:formula="of:=SUM([.BB3:.BB7])" office:value-type="float"/>
          <table:table-cell table:formula="of:=SUM([.BC3:.BC7])" office:value-type="float"/>
          <table:table-cell table:formula="of:=SUM([.BD3:.BD7])" office:value-type="float"/>
          <table:table-cell table:formula="of:=SUM([.BE3:.BE7])" office:value-type="float"/>
          <table:table-cell table:formula="of:=SUM([.BF3:.BF7])" office:value-type="float"/>
          <table:table-cell table:formula="of:=SUM([.BG3:.BG7])" office:value-type="float"/>
          <table:table-cell table:formula="of:=SUM([.BH3:.BH7])" office:value-type="float"/>
          <table:table-cell table:formula="of:=SUM([.BI3:.BI7])" office:value-type="float"/>
          <table:table-cell table:formula="of:=SUM([.BJ3:.BJ7])" office:value-type="float"/>
          <table:table-cell table:formula="of:=SUM([.BK3:.BK7])" office:value-type="float"/>
          <table:table-cell table:formula="of:=SUM([.BL3:.BL7])" office:value-type="float"/>
          <table:table-cell table:formula="of:=SUM([.BM3:.BM7])" office:value-type="float"/>
          <table:table-cell table:formula="of:=SUM([.BN3:.BN7])" office:value-type="float"/>
          <table:table-cell table:formula="of:=SUM([.BO3:.BO7])" office:value-type="float"/>
          <table:table-cell table:formula="of:=SUM([.BP3:.BP7])" office:value-type="float"/>
          <table:table-cell table:formula="of:=SUM([.BQ3:.BQ7])" office:value-type="float"/>
          <table:table-cell table:formula="of:=SUM([.BR3:.BR7])" office:value-type="float"/>
          <table:table-cell table:formula="of:=SUM([.BS3:.BS7])" office:value-type="float"/>
          <table:table-cell table:formula="of:=SUM([.BT3:.BT7])" office:value-type="float"/>
          <table:table-cell table:formula="of:=SUM([.BU3:.BU7])" office:value-type="float"/>
          <table:table-cell table:formula="of:=SUM([.BV3:.BV7])" office:value-type="float"/>
          <table:table-cell table:formula="of:=SUM([.BW3:.BW7])" office:value-type="float"/>
          <table:table-cell table:formula="of:=SUM([.BX3:.BX7])" office:value-type="float"/>
          <table:table-cell table:formula="of:=SUM([.BY3:.BY7])" office:value-type="float"/>
          <table:table-cell table:formula="of:=SUM([.BZ3:.BZ7])" office:value-type="float"/>
          <table:table-cell table:formula="of:=SUM([.CA3:.CA7])" office:value-type="float"/>
          <table:table-cell table:formula="of:=SUM([.CB3:.CB7])" office:value-type="float"/>
          <table:table-cell table:formula="of:=SUM([.CC3:.CC7])" office:value-type="float"/>
          <table:table-cell table:formula="of:=SUM([.CD3:.CD7])" office:value-type="float"/>
          <table:table-cell table:formula="of:=SUM([.CE3:.CE7])" office:value-type="float"/>
          <table:table-cell table:formula="of:=SUM([.CF3:.CF7])" office:value-type="float"/>
          <table:table-cell table:formula="of:=SUM([.CG3:.CG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7])" office:value-type="float"/>
          <table:table-cell table:formula="of:=AVERAGE([.C3:.C7])" office:value-type="float"/>
          <table:table-cell table:formula="of:=AVERAGE([.D3:.D7])" office:value-type="float"/>
          <table:table-cell table:formula="of:=AVERAGE([.E3:.E7])" office:value-type="float"/>
          <table:table-cell table:formula="of:=AVERAGE([.F3:.F7])" office:value-type="float"/>
          <table:table-cell table:formula="of:=AVERAGE([.G3:.G7])" office:value-type="float"/>
          <table:table-cell table:formula="of:=AVERAGE([.H3:.H7])" office:value-type="float"/>
          <table:table-cell table:formula="of:=AVERAGE([.I3:.I7])" office:value-type="float"/>
          <table:table-cell table:formula="of:=AVERAGE([.J3:.J7])" office:value-type="float"/>
          <table:table-cell table:formula="of:=AVERAGE([.K3:.K7])" office:value-type="float"/>
          <table:table-cell table:formula="of:=AVERAGE([.L3:.L7])" office:value-type="float"/>
          <table:table-cell table:formula="of:=AVERAGE([.M3:.M7])" office:value-type="float"/>
          <table:table-cell table:formula="of:=AVERAGE([.N3:.N7])" office:value-type="float"/>
          <table:table-cell table:formula="of:=AVERAGE([.O3:.O7])" office:value-type="float"/>
          <table:table-cell table:formula="of:=AVERAGE([.P3:.P7])" office:value-type="float"/>
          <table:table-cell table:formula="of:=AVERAGE([.Q3:.Q7])" office:value-type="float"/>
          <table:table-cell table:formula="of:=AVERAGE([.R3:.R7])" office:value-type="float"/>
          <table:table-cell table:formula="of:=AVERAGE([.S3:.S7])" office:value-type="float"/>
          <table:table-cell table:formula="of:=AVERAGE([.T3:.T7])" office:value-type="float"/>
          <table:table-cell table:formula="of:=AVERAGE([.U3:.U7])" office:value-type="float"/>
          <table:table-cell table:formula="of:=AVERAGE([.V3:.V7])" office:value-type="float"/>
          <table:table-cell table:formula="of:=AVERAGE([.W3:.W7])" office:value-type="float"/>
          <table:table-cell table:formula="of:=AVERAGE([.X3:.X7])" office:value-type="float"/>
          <table:table-cell table:formula="of:=AVERAGE([.Y3:.Y7])" office:value-type="float"/>
          <table:table-cell table:formula="of:=AVERAGE([.Z3:.Z7])" office:value-type="float"/>
          <table:table-cell table:formula="of:=AVERAGE([.AA3:.AA7])" office:value-type="float"/>
          <table:table-cell table:formula="of:=AVERAGE([.AB3:.AB7])" office:value-type="float"/>
          <table:table-cell table:formula="of:=AVERAGE([.AC3:.AC7])" office:value-type="float"/>
          <table:table-cell table:formula="of:=AVERAGE([.AD3:.AD7])" office:value-type="float"/>
          <table:table-cell table:formula="of:=AVERAGE([.AE3:.AE7])" office:value-type="float"/>
          <table:table-cell table:formula="of:=AVERAGE([.AF3:.AF7])" office:value-type="float"/>
          <table:table-cell table:formula="of:=AVERAGE([.AG3:.AG7])" office:value-type="float"/>
          <table:table-cell table:formula="of:=AVERAGE([.AH3:.AH7])" office:value-type="float"/>
          <table:table-cell table:formula="of:=AVERAGE([.AI3:.AI7])" office:value-type="float"/>
          <table:table-cell table:formula="of:=AVERAGE([.AJ3:.AJ7])" office:value-type="float"/>
          <table:table-cell table:formula="of:=AVERAGE([.AK3:.AK7])" office:value-type="float"/>
          <table:table-cell table:formula="of:=AVERAGE([.AL3:.AL7])" office:value-type="float"/>
          <table:table-cell table:formula="of:=AVERAGE([.AM3:.AM7])" office:value-type="float"/>
          <table:table-cell table:formula="of:=AVERAGE([.AN3:.AN7])" office:value-type="float"/>
          <table:table-cell table:formula="of:=AVERAGE([.AO3:.AO7])" office:value-type="float"/>
          <table:table-cell table:formula="of:=AVERAGE([.AP3:.AP7])" office:value-type="float"/>
          <table:table-cell table:formula="of:=AVERAGE([.AQ3:.AQ7])" office:value-type="float"/>
          <table:table-cell table:formula="of:=AVERAGE([.AR3:.AR7])" office:value-type="float"/>
          <table:table-cell table:formula="of:=AVERAGE([.AS3:.AS7])" office:value-type="float"/>
          <table:table-cell table:formula="of:=AVERAGE([.AT3:.AT7])" office:value-type="float"/>
          <table:table-cell table:formula="of:=AVERAGE([.AU3:.AU7])" office:value-type="float"/>
          <table:table-cell table:formula="of:=AVERAGE([.AV3:.AV7])" office:value-type="float"/>
          <table:table-cell table:formula="of:=AVERAGE([.AW3:.AW7])" office:value-type="float"/>
          <table:table-cell table:formula="of:=AVERAGE([.AX3:.AX7])" office:value-type="float"/>
          <table:table-cell table:formula="of:=AVERAGE([.AY3:.AY7])" office:value-type="float"/>
          <table:table-cell table:formula="of:=AVERAGE([.AZ3:.AZ7])" office:value-type="float"/>
          <table:table-cell table:formula="of:=AVERAGE([.BA3:.BA7])" office:value-type="float"/>
          <table:table-cell table:formula="of:=AVERAGE([.BB3:.BB7])" office:value-type="float"/>
          <table:table-cell table:formula="of:=AVERAGE([.BC3:.BC7])" office:value-type="float"/>
          <table:table-cell table:formula="of:=AVERAGE([.BD3:.BD7])" office:value-type="float"/>
          <table:table-cell table:formula="of:=AVERAGE([.BE3:.BE7])" office:value-type="float"/>
          <table:table-cell table:formula="of:=AVERAGE([.BF3:.BF7])" office:value-type="float"/>
          <table:table-cell table:formula="of:=AVERAGE([.BG3:.BG7])" office:value-type="float"/>
          <table:table-cell table:formula="of:=AVERAGE([.BH3:.BH7])" office:value-type="float"/>
          <table:table-cell table:formula="of:=AVERAGE([.BI3:.BI7])" office:value-type="float"/>
          <table:table-cell table:formula="of:=AVERAGE([.BJ3:.BJ7])" office:value-type="float"/>
          <table:table-cell table:formula="of:=AVERAGE([.BK3:.BK7])" office:value-type="float"/>
          <table:table-cell table:formula="of:=AVERAGE([.BL3:.BL7])" office:value-type="float"/>
          <table:table-cell table:formula="of:=AVERAGE([.BM3:.BM7])" office:value-type="float"/>
          <table:table-cell table:formula="of:=AVERAGE([.BN3:.BN7])" office:value-type="float"/>
          <table:table-cell table:formula="of:=AVERAGE([.BO3:.BO7])" office:value-type="float"/>
          <table:table-cell table:formula="of:=AVERAGE([.BP3:.BP7])" office:value-type="float"/>
          <table:table-cell table:formula="of:=AVERAGE([.BQ3:.BQ7])" office:value-type="float"/>
          <table:table-cell table:formula="of:=AVERAGE([.BR3:.BR7])" office:value-type="float"/>
          <table:table-cell table:formula="of:=AVERAGE([.BS3:.BS7])" office:value-type="float"/>
          <table:table-cell table:formula="of:=AVERAGE([.BT3:.BT7])" office:value-type="float"/>
          <table:table-cell table:formula="of:=AVERAGE([.BU3:.BU7])" office:value-type="float"/>
          <table:table-cell table:formula="of:=AVERAGE([.BV3:.BV7])" office:value-type="float"/>
          <table:table-cell table:formula="of:=AVERAGE([.BW3:.BW7])" office:value-type="float"/>
          <table:table-cell table:formula="of:=AVERAGE([.BX3:.BX7])" office:value-type="float"/>
          <table:table-cell table:formula="of:=AVERAGE([.BY3:.BY7])" office:value-type="float"/>
          <table:table-cell table:formula="of:=AVERAGE([.BZ3:.BZ7])" office:value-type="float"/>
          <table:table-cell table:formula="of:=AVERAGE([.CA3:.CA7])" office:value-type="float"/>
          <table:table-cell table:formula="of:=AVERAGE([.CB3:.CB7])" office:value-type="float"/>
          <table:table-cell table:formula="of:=AVERAGE([.CC3:.CC7])" office:value-type="float"/>
          <table:table-cell table:formula="of:=AVERAGE([.CD3:.CD7])" office:value-type="float"/>
          <table:table-cell table:formula="of:=AVERAGE([.CE3:.CE7])" office:value-type="float"/>
          <table:table-cell table:formula="of:=AVERAGE([.CF3:.CF7])" office:value-type="float"/>
          <table:table-cell table:formula="of:=AVERAGE([.CG3:.CG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7])" office:value-type="float"/>
          <table:table-cell table:formula="of:=STDEV([.C3:.C7])" office:value-type="float"/>
          <table:table-cell table:formula="of:=STDEV([.D3:.D7])" office:value-type="float"/>
          <table:table-cell table:formula="of:=STDEV([.E3:.E7])" office:value-type="float"/>
          <table:table-cell table:formula="of:=STDEV([.F3:.F7])" office:value-type="float"/>
          <table:table-cell table:formula="of:=STDEV([.G3:.G7])" office:value-type="float"/>
          <table:table-cell table:formula="of:=STDEV([.H3:.H7])" office:value-type="float"/>
          <table:table-cell table:formula="of:=STDEV([.I3:.I7])" office:value-type="float"/>
          <table:table-cell table:formula="of:=STDEV([.J3:.J7])" office:value-type="float"/>
          <table:table-cell table:formula="of:=STDEV([.K3:.K7])" office:value-type="float"/>
          <table:table-cell table:formula="of:=STDEV([.L3:.L7])" office:value-type="float"/>
          <table:table-cell table:formula="of:=STDEV([.M3:.M7])" office:value-type="float"/>
          <table:table-cell table:formula="of:=STDEV([.N3:.N7])" office:value-type="float"/>
          <table:table-cell table:formula="of:=STDEV([.O3:.O7])" office:value-type="float"/>
          <table:table-cell table:formula="of:=STDEV([.P3:.P7])" office:value-type="float"/>
          <table:table-cell table:formula="of:=STDEV([.Q3:.Q7])" office:value-type="float"/>
          <table:table-cell table:formula="of:=STDEV([.R3:.R7])" office:value-type="float"/>
          <table:table-cell table:formula="of:=STDEV([.S3:.S7])" office:value-type="float"/>
          <table:table-cell table:formula="of:=STDEV([.T3:.T7])" office:value-type="float"/>
          <table:table-cell table:formula="of:=STDEV([.U3:.U7])" office:value-type="float"/>
          <table:table-cell table:formula="of:=STDEV([.V3:.V7])" office:value-type="float"/>
          <table:table-cell table:formula="of:=STDEV([.W3:.W7])" office:value-type="float"/>
          <table:table-cell table:formula="of:=STDEV([.X3:.X7])" office:value-type="float"/>
          <table:table-cell table:formula="of:=STDEV([.Y3:.Y7])" office:value-type="float"/>
          <table:table-cell table:formula="of:=STDEV([.Z3:.Z7])" office:value-type="float"/>
          <table:table-cell table:formula="of:=STDEV([.AA3:.AA7])" office:value-type="float"/>
          <table:table-cell table:formula="of:=STDEV([.AB3:.AB7])" office:value-type="float"/>
          <table:table-cell table:formula="of:=STDEV([.AC3:.AC7])" office:value-type="float"/>
          <table:table-cell table:formula="of:=STDEV([.AD3:.AD7])" office:value-type="float"/>
          <table:table-cell table:formula="of:=STDEV([.AE3:.AE7])" office:value-type="float"/>
          <table:table-cell table:formula="of:=STDEV([.AF3:.AF7])" office:value-type="float"/>
          <table:table-cell table:formula="of:=STDEV([.AG3:.AG7])" office:value-type="float"/>
          <table:table-cell table:formula="of:=STDEV([.AH3:.AH7])" office:value-type="float"/>
          <table:table-cell table:formula="of:=STDEV([.AI3:.AI7])" office:value-type="float"/>
          <table:table-cell table:formula="of:=STDEV([.AJ3:.AJ7])" office:value-type="float"/>
          <table:table-cell table:formula="of:=STDEV([.AK3:.AK7])" office:value-type="float"/>
          <table:table-cell table:formula="of:=STDEV([.AL3:.AL7])" office:value-type="float"/>
          <table:table-cell table:formula="of:=STDEV([.AM3:.AM7])" office:value-type="float"/>
          <table:table-cell table:formula="of:=STDEV([.AN3:.AN7])" office:value-type="float"/>
          <table:table-cell table:formula="of:=STDEV([.AO3:.AO7])" office:value-type="float"/>
          <table:table-cell table:formula="of:=STDEV([.AP3:.AP7])" office:value-type="float"/>
          <table:table-cell table:formula="of:=STDEV([.AQ3:.AQ7])" office:value-type="float"/>
          <table:table-cell table:formula="of:=STDEV([.AR3:.AR7])" office:value-type="float"/>
          <table:table-cell table:formula="of:=STDEV([.AS3:.AS7])" office:value-type="float"/>
          <table:table-cell table:formula="of:=STDEV([.AT3:.AT7])" office:value-type="float"/>
          <table:table-cell table:formula="of:=STDEV([.AU3:.AU7])" office:value-type="float"/>
          <table:table-cell table:formula="of:=STDEV([.AV3:.AV7])" office:value-type="float"/>
          <table:table-cell table:formula="of:=STDEV([.AW3:.AW7])" office:value-type="float"/>
          <table:table-cell table:formula="of:=STDEV([.AX3:.AX7])" office:value-type="float"/>
          <table:table-cell table:formula="of:=STDEV([.AY3:.AY7])" office:value-type="float"/>
          <table:table-cell table:formula="of:=STDEV([.AZ3:.AZ7])" office:value-type="float"/>
          <table:table-cell table:formula="of:=STDEV([.BA3:.BA7])" office:value-type="float"/>
          <table:table-cell table:formula="of:=STDEV([.BB3:.BB7])" office:value-type="float"/>
          <table:table-cell table:formula="of:=STDEV([.BC3:.BC7])" office:value-type="float"/>
          <table:table-cell table:formula="of:=STDEV([.BD3:.BD7])" office:value-type="float"/>
          <table:table-cell table:formula="of:=STDEV([.BE3:.BE7])" office:value-type="float"/>
          <table:table-cell table:formula="of:=STDEV([.BF3:.BF7])" office:value-type="float"/>
          <table:table-cell table:formula="of:=STDEV([.BG3:.BG7])" office:value-type="float"/>
          <table:table-cell table:formula="of:=STDEV([.BH3:.BH7])" office:value-type="float"/>
          <table:table-cell table:formula="of:=STDEV([.BI3:.BI7])" office:value-type="float"/>
          <table:table-cell table:formula="of:=STDEV([.BJ3:.BJ7])" office:value-type="float"/>
          <table:table-cell table:formula="of:=STDEV([.BK3:.BK7])" office:value-type="float"/>
          <table:table-cell table:formula="of:=STDEV([.BL3:.BL7])" office:value-type="float"/>
          <table:table-cell table:formula="of:=STDEV([.BM3:.BM7])" office:value-type="float"/>
          <table:table-cell table:formula="of:=STDEV([.BN3:.BN7])" office:value-type="float"/>
          <table:table-cell table:formula="of:=STDEV([.BO3:.BO7])" office:value-type="float"/>
          <table:table-cell table:formula="of:=STDEV([.BP3:.BP7])" office:value-type="float"/>
          <table:table-cell table:formula="of:=STDEV([.BQ3:.BQ7])" office:value-type="float"/>
          <table:table-cell table:formula="of:=STDEV([.BR3:.BR7])" office:value-type="float"/>
          <table:table-cell table:formula="of:=STDEV([.BS3:.BS7])" office:value-type="float"/>
          <table:table-cell table:formula="of:=STDEV([.BT3:.BT7])" office:value-type="float"/>
          <table:table-cell table:formula="of:=STDEV([.BU3:.BU7])" office:value-type="float"/>
          <table:table-cell table:formula="of:=STDEV([.BV3:.BV7])" office:value-type="float"/>
          <table:table-cell table:formula="of:=STDEV([.BW3:.BW7])" office:value-type="float"/>
          <table:table-cell table:formula="of:=STDEV([.BX3:.BX7])" office:value-type="float"/>
          <table:table-cell table:formula="of:=STDEV([.BY3:.BY7])" office:value-type="float"/>
          <table:table-cell table:formula="of:=STDEV([.BZ3:.BZ7])" office:value-type="float"/>
          <table:table-cell table:formula="of:=STDEV([.CA3:.CA7])" office:value-type="float"/>
          <table:table-cell table:formula="of:=STDEV([.CB3:.CB7])" office:value-type="float"/>
          <table:table-cell table:formula="of:=STDEV([.CC3:.CC7])" office:value-type="float"/>
          <table:table-cell table:formula="of:=STDEV([.CD3:.CD7])" office:value-type="float"/>
          <table:table-cell table:formula="of:=STDEV([.CE3:.CE7])" office:value-type="float"/>
          <table:table-cell table:formula="of:=STDEV([.CF3:.CF7])" office:value-type="float"/>
          <table:table-cell table:formula="of:=STDEV([.CG3:.CG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7]-[.$AR3:.$AR7])^2)^0.5" office:value-type="float"/>
          <table:table-cell table:number-matrix-columns-spanned="1" table:number-matrix-rows-spanned="1" table:formula="of:=SUM(([.C3:.C7]-[.$AS3:.$AS7])^2)^0.5" office:value-type="float"/>
          <table:table-cell table:number-matrix-columns-spanned="1" table:number-matrix-rows-spanned="1" table:formula="of:=SUM(([.D3:.D7]-[.$AT3:.$AT7])^2)^0.5" office:value-type="float"/>
          <table:table-cell table:number-matrix-columns-spanned="1" table:number-matrix-rows-spanned="1" table:formula="of:=SUM(([.E3:.E7]-[.$AU3:.$AU7])^2)^0.5" office:value-type="float"/>
          <table:table-cell table:number-matrix-columns-spanned="1" table:number-matrix-rows-spanned="1" table:formula="of:=SUM(([.F3:.F7]-[.$AV3:.$AV7])^2)^0.5" office:value-type="float"/>
          <table:table-cell table:number-matrix-columns-spanned="1" table:number-matrix-rows-spanned="1" table:formula="of:=SUM(([.G3:.G7]-[.$AW3:.$AW7])^2)^0.5" office:value-type="float"/>
          <table:table-cell table:number-matrix-columns-spanned="1" table:number-matrix-rows-spanned="1" table:formula="of:=SUM(([.H3:.H7]-[.$AX3:.$AX7])^2)^0.5" office:value-type="float"/>
          <table:table-cell table:number-matrix-columns-spanned="1" table:number-matrix-rows-spanned="1" table:formula="of:=SUM(([.I3:.I7]-[.$AY3:.$AY7])^2)^0.5" office:value-type="float"/>
          <table:table-cell table:number-matrix-columns-spanned="1" table:number-matrix-rows-spanned="1" table:formula="of:=SUM(([.J3:.J7]-[.$AZ3:.$AZ7])^2)^0.5" office:value-type="float"/>
          <table:table-cell table:number-matrix-columns-spanned="1" table:number-matrix-rows-spanned="1" table:formula="of:=SUM(([.K3:.K7]-[.$BA3:.$BA7])^2)^0.5" office:value-type="float"/>
          <table:table-cell table:number-matrix-columns-spanned="1" table:number-matrix-rows-spanned="1" table:formula="of:=SUM(([.L3:.L7]-[.$BB3:.$BB7])^2)^0.5" office:value-type="float"/>
          <table:table-cell table:number-matrix-columns-spanned="1" table:number-matrix-rows-spanned="1" table:formula="of:=SUM(([.M3:.M7]-[.$BC3:.$BC7])^2)^0.5" office:value-type="float"/>
          <table:table-cell table:number-matrix-columns-spanned="1" table:number-matrix-rows-spanned="1" table:formula="of:=SUM(([.N3:.N7]-[.$BD3:.$BD7])^2)^0.5" office:value-type="float"/>
          <table:table-cell table:number-matrix-columns-spanned="1" table:number-matrix-rows-spanned="1" table:formula="of:=SUM(([.O3:.O7]-[.$BE3:.$BE7])^2)^0.5" office:value-type="float"/>
          <table:table-cell table:number-matrix-columns-spanned="1" table:number-matrix-rows-spanned="1" table:formula="of:=SUM(([.P3:.P7]-[.$AR3:.$AR7])^2)^0.5" office:value-type="float"/>
          <table:table-cell table:number-matrix-columns-spanned="1" table:number-matrix-rows-spanned="1" table:formula="of:=SUM(([.Q3:.Q7]-[.$AS3:.$AS7])^2)^0.5" office:value-type="float"/>
          <table:table-cell table:number-matrix-columns-spanned="1" table:number-matrix-rows-spanned="1" table:formula="of:=SUM(([.R3:.R7]-[.$AT3:.$AT7])^2)^0.5" office:value-type="float"/>
          <table:table-cell table:number-matrix-columns-spanned="1" table:number-matrix-rows-spanned="1" table:formula="of:=SUM(([.S3:.S7]-[.$AU3:.$AU7])^2)^0.5" office:value-type="float"/>
          <table:table-cell table:number-matrix-columns-spanned="1" table:number-matrix-rows-spanned="1" table:formula="of:=SUM(([.T3:.T7]-[.$AV3:.$AV7])^2)^0.5" office:value-type="float"/>
          <table:table-cell table:number-matrix-columns-spanned="1" table:number-matrix-rows-spanned="1" table:formula="of:=SUM(([.U3:.U7]-[.$AW3:.$AW7])^2)^0.5" office:value-type="float"/>
          <table:table-cell table:number-matrix-columns-spanned="1" table:number-matrix-rows-spanned="1" table:formula="of:=SUM(([.V3:.V7]-[.$AX3:.$AX7])^2)^0.5" office:value-type="float"/>
          <table:table-cell table:number-matrix-columns-spanned="1" table:number-matrix-rows-spanned="1" table:formula="of:=SUM(([.W3:.W7]-[.$AY3:.$AY7])^2)^0.5" office:value-type="float"/>
          <table:table-cell table:number-matrix-columns-spanned="1" table:number-matrix-rows-spanned="1" table:formula="of:=SUM(([.X3:.X7]-[.$AZ3:.$AZ7])^2)^0.5" office:value-type="float"/>
          <table:table-cell table:number-matrix-columns-spanned="1" table:number-matrix-rows-spanned="1" table:formula="of:=SUM(([.Y3:.Y7]-[.$BA3:.$BA7])^2)^0.5" office:value-type="float"/>
          <table:table-cell table:number-matrix-columns-spanned="1" table:number-matrix-rows-spanned="1" table:formula="of:=SUM(([.Z3:.Z7]-[.$BB3:.$BB7])^2)^0.5" office:value-type="float"/>
          <table:table-cell table:number-matrix-columns-spanned="1" table:number-matrix-rows-spanned="1" table:formula="of:=SUM(([.AA3:.AA7]-[.$BC3:.$BC7])^2)^0.5" office:value-type="float"/>
          <table:table-cell table:number-matrix-columns-spanned="1" table:number-matrix-rows-spanned="1" table:formula="of:=SUM(([.AB3:.AB7]-[.$BD3:.$BD7])^2)^0.5" office:value-type="float"/>
          <table:table-cell table:number-matrix-columns-spanned="1" table:number-matrix-rows-spanned="1" table:formula="of:=SUM(([.AC3:.AC7]-[.$BE3:.$BE7])^2)^0.5" office:value-type="float"/>
          <table:table-cell table:number-matrix-columns-spanned="1" table:number-matrix-rows-spanned="1" table:formula="of:=SUM(([.AD3:.AD7]-[.$AR3:.$AR7])^2)^0.5" office:value-type="float"/>
          <table:table-cell table:number-matrix-columns-spanned="1" table:number-matrix-rows-spanned="1" table:formula="of:=SUM(([.AE3:.AE7]-[.$AS3:.$AS7])^2)^0.5" office:value-type="float"/>
          <table:table-cell table:number-matrix-columns-spanned="1" table:number-matrix-rows-spanned="1" table:formula="of:=SUM(([.AF3:.AF7]-[.$AT3:.$AT7])^2)^0.5" office:value-type="float"/>
          <table:table-cell table:number-matrix-columns-spanned="1" table:number-matrix-rows-spanned="1" table:formula="of:=SUM(([.AG3:.AG7]-[.$AU3:.$AU7])^2)^0.5" office:value-type="float"/>
          <table:table-cell table:number-matrix-columns-spanned="1" table:number-matrix-rows-spanned="1" table:formula="of:=SUM(([.AH3:.AH7]-[.$AV3:.$AV7])^2)^0.5" office:value-type="float"/>
          <table:table-cell table:number-matrix-columns-spanned="1" table:number-matrix-rows-spanned="1" table:formula="of:=SUM(([.AI3:.AI7]-[.$AW3:.$AW7])^2)^0.5" office:value-type="float"/>
          <table:table-cell table:number-matrix-columns-spanned="1" table:number-matrix-rows-spanned="1" table:formula="of:=SUM(([.AJ3:.AJ7]-[.$AX3:.$AX7])^2)^0.5" office:value-type="float"/>
          <table:table-cell table:number-matrix-columns-spanned="1" table:number-matrix-rows-spanned="1" table:formula="of:=SUM(([.AK3:.AK7]-[.$AY3:.$AY7])^2)^0.5" office:value-type="float"/>
          <table:table-cell table:number-matrix-columns-spanned="1" table:number-matrix-rows-spanned="1" table:formula="of:=SUM(([.AL3:.AL7]-[.$AZ3:.$AZ7])^2)^0.5" office:value-type="float"/>
          <table:table-cell table:number-matrix-columns-spanned="1" table:number-matrix-rows-spanned="1" table:formula="of:=SUM(([.AM3:.AM7]-[.$BA3:.$BA7])^2)^0.5" office:value-type="float"/>
          <table:table-cell table:number-matrix-columns-spanned="1" table:number-matrix-rows-spanned="1" table:formula="of:=SUM(([.AN3:.AN7]-[.$BB3:.$BB7])^2)^0.5" office:value-type="float"/>
          <table:table-cell table:number-matrix-columns-spanned="1" table:number-matrix-rows-spanned="1" table:formula="of:=SUM(([.AO3:.AO7]-[.$BC3:.$BC7])^2)^0.5" office:value-type="float"/>
          <table:table-cell table:number-matrix-columns-spanned="1" table:number-matrix-rows-spanned="1" table:formula="of:=SUM(([.AP3:.AP7]-[.$BD3:.$BD7])^2)^0.5" office:value-type="float"/>
          <table:table-cell table:number-matrix-columns-spanned="1" table:number-matrix-rows-spanned="1" table:formula="of:=SUM(([.AQ3:.AQ7]-[.$BE3:.$BE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7]=[.$AR3:.$AR7])" office:value-type="float"/>
          <table:table-cell table:number-matrix-columns-spanned="1" table:number-matrix-rows-spanned="1" table:formula="of:=SUM([.C3:.C7]=[.$AS3:.$AS7])" office:value-type="float"/>
          <table:table-cell table:number-matrix-columns-spanned="1" table:number-matrix-rows-spanned="1" table:formula="of:=SUM([.D3:.D7]=[.$AT3:.$AT7])" office:value-type="float"/>
          <table:table-cell table:number-matrix-columns-spanned="1" table:number-matrix-rows-spanned="1" table:formula="of:=SUM([.E3:.E7]=[.$AU3:.$AU7])" office:value-type="float"/>
          <table:table-cell table:number-matrix-columns-spanned="1" table:number-matrix-rows-spanned="1" table:formula="of:=SUM([.F3:.F7]=[.$AV3:.$AV7])" office:value-type="float"/>
          <table:table-cell table:number-matrix-columns-spanned="1" table:number-matrix-rows-spanned="1" table:formula="of:=SUM([.G3:.G7]=[.$AW3:.$AW7])" office:value-type="float"/>
          <table:table-cell table:number-matrix-columns-spanned="1" table:number-matrix-rows-spanned="1" table:formula="of:=SUM([.H3:.H7]=[.$AX3:.$AX7])" office:value-type="float"/>
          <table:table-cell table:number-matrix-columns-spanned="1" table:number-matrix-rows-spanned="1" table:formula="of:=SUM([.I3:.I7]=[.$AY3:.$AY7])" office:value-type="float"/>
          <table:table-cell table:number-matrix-columns-spanned="1" table:number-matrix-rows-spanned="1" table:formula="of:=SUM([.J3:.J7]=[.$AZ3:.$AZ7])" office:value-type="float"/>
          <table:table-cell table:number-matrix-columns-spanned="1" table:number-matrix-rows-spanned="1" table:formula="of:=SUM([.K3:.K7]=[.$BA3:.$BA7])" office:value-type="float"/>
          <table:table-cell table:number-matrix-columns-spanned="1" table:number-matrix-rows-spanned="1" table:formula="of:=SUM([.L3:.L7]=[.$BB3:.$BB7])" office:value-type="float"/>
          <table:table-cell table:number-matrix-columns-spanned="1" table:number-matrix-rows-spanned="1" table:formula="of:=SUM([.M3:.M7]=[.$BC3:.$BC7])" office:value-type="float"/>
          <table:table-cell table:number-matrix-columns-spanned="1" table:number-matrix-rows-spanned="1" table:formula="of:=SUM([.N3:.N7]=[.$BD3:.$BD7])" office:value-type="float"/>
          <table:table-cell table:number-matrix-columns-spanned="1" table:number-matrix-rows-spanned="1" table:formula="of:=SUM([.O3:.O7]=[.$BE3:.$BE7])" office:value-type="float"/>
          <table:table-cell table:number-matrix-columns-spanned="1" table:number-matrix-rows-spanned="1" table:formula="of:=SUM([.P3:.P7]=[.$AR3:.$AR7])" office:value-type="float"/>
          <table:table-cell table:number-matrix-columns-spanned="1" table:number-matrix-rows-spanned="1" table:formula="of:=SUM([.Q3:.Q7]=[.$AS3:.$AS7])" office:value-type="float"/>
          <table:table-cell table:number-matrix-columns-spanned="1" table:number-matrix-rows-spanned="1" table:formula="of:=SUM([.R3:.R7]=[.$AT3:.$AT7])" office:value-type="float"/>
          <table:table-cell table:number-matrix-columns-spanned="1" table:number-matrix-rows-spanned="1" table:formula="of:=SUM([.S3:.S7]=[.$AU3:.$AU7])" office:value-type="float"/>
          <table:table-cell table:number-matrix-columns-spanned="1" table:number-matrix-rows-spanned="1" table:formula="of:=SUM([.T3:.T7]=[.$AV3:.$AV7])" office:value-type="float"/>
          <table:table-cell table:number-matrix-columns-spanned="1" table:number-matrix-rows-spanned="1" table:formula="of:=SUM([.U3:.U7]=[.$AW3:.$AW7])" office:value-type="float"/>
          <table:table-cell table:number-matrix-columns-spanned="1" table:number-matrix-rows-spanned="1" table:formula="of:=SUM([.V3:.V7]=[.$AX3:.$AX7])" office:value-type="float"/>
          <table:table-cell table:number-matrix-columns-spanned="1" table:number-matrix-rows-spanned="1" table:formula="of:=SUM([.W3:.W7]=[.$AY3:.$AY7])" office:value-type="float"/>
          <table:table-cell table:number-matrix-columns-spanned="1" table:number-matrix-rows-spanned="1" table:formula="of:=SUM([.X3:.X7]=[.$AZ3:.$AZ7])" office:value-type="float"/>
          <table:table-cell table:number-matrix-columns-spanned="1" table:number-matrix-rows-spanned="1" table:formula="of:=SUM([.Y3:.Y7]=[.$BA3:.$BA7])" office:value-type="float"/>
          <table:table-cell table:number-matrix-columns-spanned="1" table:number-matrix-rows-spanned="1" table:formula="of:=SUM([.Z3:.Z7]=[.$BB3:.$BB7])" office:value-type="float"/>
          <table:table-cell table:number-matrix-columns-spanned="1" table:number-matrix-rows-spanned="1" table:formula="of:=SUM([.AA3:.AA7]=[.$BC3:.$BC7])" office:value-type="float"/>
          <table:table-cell table:number-matrix-columns-spanned="1" table:number-matrix-rows-spanned="1" table:formula="of:=SUM([.AB3:.AB7]=[.$BD3:.$BD7])" office:value-type="float"/>
          <table:table-cell table:number-matrix-columns-spanned="1" table:number-matrix-rows-spanned="1" table:formula="of:=SUM([.AC3:.AC7]=[.$BE3:.$BE7])" office:value-type="float"/>
          <table:table-cell table:number-matrix-columns-spanned="1" table:number-matrix-rows-spanned="1" table:formula="of:=SUM([.AD3:.AD7]=[.$AR3:.$AR7])" office:value-type="float"/>
          <table:table-cell table:number-matrix-columns-spanned="1" table:number-matrix-rows-spanned="1" table:formula="of:=SUM([.AE3:.AE7]=[.$AS3:.$AS7])" office:value-type="float"/>
          <table:table-cell table:number-matrix-columns-spanned="1" table:number-matrix-rows-spanned="1" table:formula="of:=SUM([.AF3:.AF7]=[.$AT3:.$AT7])" office:value-type="float"/>
          <table:table-cell table:number-matrix-columns-spanned="1" table:number-matrix-rows-spanned="1" table:formula="of:=SUM([.AG3:.AG7]=[.$AU3:.$AU7])" office:value-type="float"/>
          <table:table-cell table:number-matrix-columns-spanned="1" table:number-matrix-rows-spanned="1" table:formula="of:=SUM([.AH3:.AH7]=[.$AV3:.$AV7])" office:value-type="float"/>
          <table:table-cell table:number-matrix-columns-spanned="1" table:number-matrix-rows-spanned="1" table:formula="of:=SUM([.AI3:.AI7]=[.$AW3:.$AW7])" office:value-type="float"/>
          <table:table-cell table:number-matrix-columns-spanned="1" table:number-matrix-rows-spanned="1" table:formula="of:=SUM([.AJ3:.AJ7]=[.$AX3:.$AX7])" office:value-type="float"/>
          <table:table-cell table:number-matrix-columns-spanned="1" table:number-matrix-rows-spanned="1" table:formula="of:=SUM([.AK3:.AK7]=[.$AY3:.$AY7])" office:value-type="float"/>
          <table:table-cell table:number-matrix-columns-spanned="1" table:number-matrix-rows-spanned="1" table:formula="of:=SUM([.AL3:.AL7]=[.$AZ3:.$AZ7])" office:value-type="float"/>
          <table:table-cell table:number-matrix-columns-spanned="1" table:number-matrix-rows-spanned="1" table:formula="of:=SUM([.AM3:.AM7]=[.$BA3:.$BA7])" office:value-type="float"/>
          <table:table-cell table:number-matrix-columns-spanned="1" table:number-matrix-rows-spanned="1" table:formula="of:=SUM([.AN3:.AN7]=[.$BB3:.$BB7])" office:value-type="float"/>
          <table:table-cell table:number-matrix-columns-spanned="1" table:number-matrix-rows-spanned="1" table:formula="of:=SUM([.AO3:.AO7]=[.$BC3:.$BC7])" office:value-type="float"/>
          <table:table-cell table:number-matrix-columns-spanned="1" table:number-matrix-rows-spanned="1" table:formula="of:=SUM([.AP3:.AP7]=[.$BD3:.$BD7])" office:value-type="float"/>
          <table:table-cell table:number-matrix-columns-spanned="1" table:number-matrix-rows-spanned="1" table:formula="of:=SUM([.AQ3:.AQ7]=[.$BE3:.$BE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7]&lt;[.$BF3:.$BF7])" office:value-type="float"/>
          <table:table-cell table:number-matrix-columns-spanned="1" table:number-matrix-rows-spanned="1" table:formula="of:=SUM([.C3:.C7]&lt;[.$BG3:.$BG7])" office:value-type="float"/>
          <table:table-cell table:number-matrix-columns-spanned="1" table:number-matrix-rows-spanned="1" table:formula="of:=SUM([.D3:.D7]&lt;[.$BH3:.$BH7])" office:value-type="float"/>
          <table:table-cell table:number-matrix-columns-spanned="1" table:number-matrix-rows-spanned="1" table:formula="of:=SUM([.E3:.E7]&lt;[.$BI3:.$BI7])" office:value-type="float"/>
          <table:table-cell table:number-matrix-columns-spanned="1" table:number-matrix-rows-spanned="1" table:formula="of:=SUM([.F3:.F7]&lt;[.$BJ3:.$BJ7])" office:value-type="float"/>
          <table:table-cell table:number-matrix-columns-spanned="1" table:number-matrix-rows-spanned="1" table:formula="of:=SUM([.G3:.G7]&lt;[.$BK3:.$BK7])" office:value-type="float"/>
          <table:table-cell table:number-matrix-columns-spanned="1" table:number-matrix-rows-spanned="1" table:formula="of:=SUM([.H3:.H7]&lt;[.$BL3:.$BL7])" office:value-type="float"/>
          <table:table-cell table:number-matrix-columns-spanned="1" table:number-matrix-rows-spanned="1" table:formula="of:=SUM([.I3:.I7]&lt;[.$BM3:.$BM7])" office:value-type="float"/>
          <table:table-cell table:number-matrix-columns-spanned="1" table:number-matrix-rows-spanned="1" table:formula="of:=SUM([.J3:.J7]&lt;[.$BN3:.$BN7])" office:value-type="float"/>
          <table:table-cell table:number-matrix-columns-spanned="1" table:number-matrix-rows-spanned="1" table:formula="of:=SUM([.K3:.K7]&lt;[.$BO3:.$BO7])" office:value-type="float"/>
          <table:table-cell table:number-matrix-columns-spanned="1" table:number-matrix-rows-spanned="1" table:formula="of:=SUM([.L3:.L7]&lt;[.$BP3:.$BP7])" office:value-type="float"/>
          <table:table-cell table:number-matrix-columns-spanned="1" table:number-matrix-rows-spanned="1" table:formula="of:=SUM([.M3:.M7]&lt;[.$BQ3:.$BQ7])" office:value-type="float"/>
          <table:table-cell table:number-matrix-columns-spanned="1" table:number-matrix-rows-spanned="1" table:formula="of:=SUM([.N3:.N7]&lt;[.$BR3:.$BR7])" office:value-type="float"/>
          <table:table-cell table:number-matrix-columns-spanned="1" table:number-matrix-rows-spanned="1" table:formula="of:=SUM([.O3:.O7]&lt;[.$BS3:.$BS7])" office:value-type="float"/>
          <table:table-cell table:number-matrix-columns-spanned="1" table:number-matrix-rows-spanned="1" table:formula="of:=SUM([.P3:.P7]&lt;[.$BF3:.$BF7])" office:value-type="float"/>
          <table:table-cell table:number-matrix-columns-spanned="1" table:number-matrix-rows-spanned="1" table:formula="of:=SUM([.Q3:.Q7]&lt;[.$BG3:.$BG7])" office:value-type="float"/>
          <table:table-cell table:number-matrix-columns-spanned="1" table:number-matrix-rows-spanned="1" table:formula="of:=SUM([.R3:.R7]&lt;[.$BH3:.$BH7])" office:value-type="float"/>
          <table:table-cell table:number-matrix-columns-spanned="1" table:number-matrix-rows-spanned="1" table:formula="of:=SUM([.S3:.S7]&lt;[.$BI3:.$BI7])" office:value-type="float"/>
          <table:table-cell table:number-matrix-columns-spanned="1" table:number-matrix-rows-spanned="1" table:formula="of:=SUM([.T3:.T7]&lt;[.$BJ3:.$BJ7])" office:value-type="float"/>
          <table:table-cell table:number-matrix-columns-spanned="1" table:number-matrix-rows-spanned="1" table:formula="of:=SUM([.U3:.U7]&lt;[.$BK3:.$BK7])" office:value-type="float"/>
          <table:table-cell table:number-matrix-columns-spanned="1" table:number-matrix-rows-spanned="1" table:formula="of:=SUM([.V3:.V7]&lt;[.$BL3:.$BL7])" office:value-type="float"/>
          <table:table-cell table:number-matrix-columns-spanned="1" table:number-matrix-rows-spanned="1" table:formula="of:=SUM([.W3:.W7]&lt;[.$BM3:.$BM7])" office:value-type="float"/>
          <table:table-cell table:number-matrix-columns-spanned="1" table:number-matrix-rows-spanned="1" table:formula="of:=SUM([.X3:.X7]&lt;[.$BN3:.$BN7])" office:value-type="float"/>
          <table:table-cell table:number-matrix-columns-spanned="1" table:number-matrix-rows-spanned="1" table:formula="of:=SUM([.Y3:.Y7]&lt;[.$BO3:.$BO7])" office:value-type="float"/>
          <table:table-cell table:number-matrix-columns-spanned="1" table:number-matrix-rows-spanned="1" table:formula="of:=SUM([.Z3:.Z7]&lt;[.$BP3:.$BP7])" office:value-type="float"/>
          <table:table-cell table:number-matrix-columns-spanned="1" table:number-matrix-rows-spanned="1" table:formula="of:=SUM([.AA3:.AA7]&lt;[.$BQ3:.$BQ7])" office:value-type="float"/>
          <table:table-cell table:number-matrix-columns-spanned="1" table:number-matrix-rows-spanned="1" table:formula="of:=SUM([.AB3:.AB7]&lt;[.$BR3:.$BR7])" office:value-type="float"/>
          <table:table-cell table:number-matrix-columns-spanned="1" table:number-matrix-rows-spanned="1" table:formula="of:=SUM([.AC3:.AC7]&lt;[.$BS3:.$BS7])" office:value-type="float"/>
          <table:table-cell table:number-matrix-columns-spanned="1" table:number-matrix-rows-spanned="1" table:formula="of:=SUM([.AD3:.AD7]&lt;[.$BF3:.$BF7])" office:value-type="float"/>
          <table:table-cell table:number-matrix-columns-spanned="1" table:number-matrix-rows-spanned="1" table:formula="of:=SUM([.AE3:.AE7]&lt;[.$BG3:.$BG7])" office:value-type="float"/>
          <table:table-cell table:number-matrix-columns-spanned="1" table:number-matrix-rows-spanned="1" table:formula="of:=SUM([.AF3:.AF7]&lt;[.$BH3:.$BH7])" office:value-type="float"/>
          <table:table-cell table:number-matrix-columns-spanned="1" table:number-matrix-rows-spanned="1" table:formula="of:=SUM([.AG3:.AG7]&lt;[.$BI3:.$BI7])" office:value-type="float"/>
          <table:table-cell table:number-matrix-columns-spanned="1" table:number-matrix-rows-spanned="1" table:formula="of:=SUM([.AH3:.AH7]&lt;[.$BJ3:.$BJ7])" office:value-type="float"/>
          <table:table-cell table:number-matrix-columns-spanned="1" table:number-matrix-rows-spanned="1" table:formula="of:=SUM([.AI3:.AI7]&lt;[.$BK3:.$BK7])" office:value-type="float"/>
          <table:table-cell table:number-matrix-columns-spanned="1" table:number-matrix-rows-spanned="1" table:formula="of:=SUM([.AJ3:.AJ7]&lt;[.$BL3:.$BL7])" office:value-type="float"/>
          <table:table-cell table:number-matrix-columns-spanned="1" table:number-matrix-rows-spanned="1" table:formula="of:=SUM([.AK3:.AK7]&lt;[.$BM3:.$BM7])" office:value-type="float"/>
          <table:table-cell table:number-matrix-columns-spanned="1" table:number-matrix-rows-spanned="1" table:formula="of:=SUM([.AL3:.AL7]&lt;[.$BN3:.$BN7])" office:value-type="float"/>
          <table:table-cell table:number-matrix-columns-spanned="1" table:number-matrix-rows-spanned="1" table:formula="of:=SUM([.AM3:.AM7]&lt;[.$BO3:.$BO7])" office:value-type="float"/>
          <table:table-cell table:number-matrix-columns-spanned="1" table:number-matrix-rows-spanned="1" table:formula="of:=SUM([.AN3:.AN7]&lt;[.$BP3:.$BP7])" office:value-type="float"/>
          <table:table-cell table:number-matrix-columns-spanned="1" table:number-matrix-rows-spanned="1" table:formula="of:=SUM([.AO3:.AO7]&lt;[.$BQ3:.$BQ7])" office:value-type="float"/>
          <table:table-cell table:number-matrix-columns-spanned="1" table:number-matrix-rows-spanned="1" table:formula="of:=SUM([.AP3:.AP7]&lt;[.$BR3:.$BR7])" office:value-type="float"/>
          <table:table-cell table:number-matrix-columns-spanned="1" table:number-matrix-rows-spanned="1" table:formula="of:=SUM([.AQ3:.AQ7]&lt;[.$BS3:.$BS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7]&gt;[.$BF3:.$BF7])" office:value-type="float"/>
          <table:table-cell table:number-matrix-columns-spanned="1" table:number-matrix-rows-spanned="1" table:formula="of:=SUM([.C3:.C7]&gt;[.$BG3:.$BG7])" office:value-type="float"/>
          <table:table-cell table:number-matrix-columns-spanned="1" table:number-matrix-rows-spanned="1" table:formula="of:=SUM([.D3:.D7]&gt;[.$BH3:.$BH7])" office:value-type="float"/>
          <table:table-cell table:number-matrix-columns-spanned="1" table:number-matrix-rows-spanned="1" table:formula="of:=SUM([.E3:.E7]&gt;[.$BI3:.$BI7])" office:value-type="float"/>
          <table:table-cell table:number-matrix-columns-spanned="1" table:number-matrix-rows-spanned="1" table:formula="of:=SUM([.F3:.F7]&gt;[.$BJ3:.$BJ7])" office:value-type="float"/>
          <table:table-cell table:number-matrix-columns-spanned="1" table:number-matrix-rows-spanned="1" table:formula="of:=SUM([.G3:.G7]&gt;[.$BK3:.$BK7])" office:value-type="float"/>
          <table:table-cell table:number-matrix-columns-spanned="1" table:number-matrix-rows-spanned="1" table:formula="of:=SUM([.H3:.H7]&gt;[.$BL3:.$BL7])" office:value-type="float"/>
          <table:table-cell table:number-matrix-columns-spanned="1" table:number-matrix-rows-spanned="1" table:formula="of:=SUM([.I3:.I7]&gt;[.$BM3:.$BM7])" office:value-type="float"/>
          <table:table-cell table:number-matrix-columns-spanned="1" table:number-matrix-rows-spanned="1" table:formula="of:=SUM([.J3:.J7]&gt;[.$BN3:.$BN7])" office:value-type="float"/>
          <table:table-cell table:number-matrix-columns-spanned="1" table:number-matrix-rows-spanned="1" table:formula="of:=SUM([.K3:.K7]&gt;[.$BO3:.$BO7])" office:value-type="float"/>
          <table:table-cell table:number-matrix-columns-spanned="1" table:number-matrix-rows-spanned="1" table:formula="of:=SUM([.L3:.L7]&gt;[.$BP3:.$BP7])" office:value-type="float"/>
          <table:table-cell table:number-matrix-columns-spanned="1" table:number-matrix-rows-spanned="1" table:formula="of:=SUM([.M3:.M7]&gt;[.$BQ3:.$BQ7])" office:value-type="float"/>
          <table:table-cell table:number-matrix-columns-spanned="1" table:number-matrix-rows-spanned="1" table:formula="of:=SUM([.N3:.N7]&gt;[.$BR3:.$BR7])" office:value-type="float"/>
          <table:table-cell table:number-matrix-columns-spanned="1" table:number-matrix-rows-spanned="1" table:formula="of:=SUM([.O3:.O7]&gt;[.$BS3:.$BS7])" office:value-type="float"/>
          <table:table-cell table:number-matrix-columns-spanned="1" table:number-matrix-rows-spanned="1" table:formula="of:=SUM([.P3:.P7]&gt;[.$BF3:.$BF7])" office:value-type="float"/>
          <table:table-cell table:number-matrix-columns-spanned="1" table:number-matrix-rows-spanned="1" table:formula="of:=SUM([.Q3:.Q7]&gt;[.$BG3:.$BG7])" office:value-type="float"/>
          <table:table-cell table:number-matrix-columns-spanned="1" table:number-matrix-rows-spanned="1" table:formula="of:=SUM([.R3:.R7]&gt;[.$BH3:.$BH7])" office:value-type="float"/>
          <table:table-cell table:number-matrix-columns-spanned="1" table:number-matrix-rows-spanned="1" table:formula="of:=SUM([.S3:.S7]&gt;[.$BI3:.$BI7])" office:value-type="float"/>
          <table:table-cell table:number-matrix-columns-spanned="1" table:number-matrix-rows-spanned="1" table:formula="of:=SUM([.T3:.T7]&gt;[.$BJ3:.$BJ7])" office:value-type="float"/>
          <table:table-cell table:number-matrix-columns-spanned="1" table:number-matrix-rows-spanned="1" table:formula="of:=SUM([.U3:.U7]&gt;[.$BK3:.$BK7])" office:value-type="float"/>
          <table:table-cell table:number-matrix-columns-spanned="1" table:number-matrix-rows-spanned="1" table:formula="of:=SUM([.V3:.V7]&gt;[.$BL3:.$BL7])" office:value-type="float"/>
          <table:table-cell table:number-matrix-columns-spanned="1" table:number-matrix-rows-spanned="1" table:formula="of:=SUM([.W3:.W7]&gt;[.$BM3:.$BM7])" office:value-type="float"/>
          <table:table-cell table:number-matrix-columns-spanned="1" table:number-matrix-rows-spanned="1" table:formula="of:=SUM([.X3:.X7]&gt;[.$BN3:.$BN7])" office:value-type="float"/>
          <table:table-cell table:number-matrix-columns-spanned="1" table:number-matrix-rows-spanned="1" table:formula="of:=SUM([.Y3:.Y7]&gt;[.$BO3:.$BO7])" office:value-type="float"/>
          <table:table-cell table:number-matrix-columns-spanned="1" table:number-matrix-rows-spanned="1" table:formula="of:=SUM([.Z3:.Z7]&gt;[.$BP3:.$BP7])" office:value-type="float"/>
          <table:table-cell table:number-matrix-columns-spanned="1" table:number-matrix-rows-spanned="1" table:formula="of:=SUM([.AA3:.AA7]&gt;[.$BQ3:.$BQ7])" office:value-type="float"/>
          <table:table-cell table:number-matrix-columns-spanned="1" table:number-matrix-rows-spanned="1" table:formula="of:=SUM([.AB3:.AB7]&gt;[.$BR3:.$BR7])" office:value-type="float"/>
          <table:table-cell table:number-matrix-columns-spanned="1" table:number-matrix-rows-spanned="1" table:formula="of:=SUM([.AC3:.AC7]&gt;[.$BS3:.$BS7])" office:value-type="float"/>
          <table:table-cell table:number-matrix-columns-spanned="1" table:number-matrix-rows-spanned="1" table:formula="of:=SUM([.AD3:.AD7]&gt;[.$BF3:.$BF7])" office:value-type="float"/>
          <table:table-cell table:number-matrix-columns-spanned="1" table:number-matrix-rows-spanned="1" table:formula="of:=SUM([.AE3:.AE7]&gt;[.$BG3:.$BG7])" office:value-type="float"/>
          <table:table-cell table:number-matrix-columns-spanned="1" table:number-matrix-rows-spanned="1" table:formula="of:=SUM([.AF3:.AF7]&gt;[.$BH3:.$BH7])" office:value-type="float"/>
          <table:table-cell table:number-matrix-columns-spanned="1" table:number-matrix-rows-spanned="1" table:formula="of:=SUM([.AG3:.AG7]&gt;[.$BI3:.$BI7])" office:value-type="float"/>
          <table:table-cell table:number-matrix-columns-spanned="1" table:number-matrix-rows-spanned="1" table:formula="of:=SUM([.AH3:.AH7]&gt;[.$BJ3:.$BJ7])" office:value-type="float"/>
          <table:table-cell table:number-matrix-columns-spanned="1" table:number-matrix-rows-spanned="1" table:formula="of:=SUM([.AI3:.AI7]&gt;[.$BK3:.$BK7])" office:value-type="float"/>
          <table:table-cell table:number-matrix-columns-spanned="1" table:number-matrix-rows-spanned="1" table:formula="of:=SUM([.AJ3:.AJ7]&gt;[.$BL3:.$BL7])" office:value-type="float"/>
          <table:table-cell table:number-matrix-columns-spanned="1" table:number-matrix-rows-spanned="1" table:formula="of:=SUM([.AK3:.AK7]&gt;[.$BM3:.$BM7])" office:value-type="float"/>
          <table:table-cell table:number-matrix-columns-spanned="1" table:number-matrix-rows-spanned="1" table:formula="of:=SUM([.AL3:.AL7]&gt;[.$BN3:.$BN7])" office:value-type="float"/>
          <table:table-cell table:number-matrix-columns-spanned="1" table:number-matrix-rows-spanned="1" table:formula="of:=SUM([.AM3:.AM7]&gt;[.$BO3:.$BO7])" office:value-type="float"/>
          <table:table-cell table:number-matrix-columns-spanned="1" table:number-matrix-rows-spanned="1" table:formula="of:=SUM([.AN3:.AN7]&gt;[.$BP3:.$BP7])" office:value-type="float"/>
          <table:table-cell table:number-matrix-columns-spanned="1" table:number-matrix-rows-spanned="1" table:formula="of:=SUM([.AO3:.AO7]&gt;[.$BQ3:.$BQ7])" office:value-type="float"/>
          <table:table-cell table:number-matrix-columns-spanned="1" table:number-matrix-rows-spanned="1" table:formula="of:=SUM([.AP3:.AP7]&gt;[.$BR3:.$BR7])" office:value-type="float"/>
          <table:table-cell table:number-matrix-columns-spanned="1" table:number-matrix-rows-spanned="1" table:formula="of:=SUM([.AQ3:.AQ7]&gt;[.$BS3:.$BS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7]=[.$BT3:.$BT7])" office:value-type="float"/>
          <table:table-cell table:number-matrix-columns-spanned="1" table:number-matrix-rows-spanned="1" table:formula="of:=SUM([.C3:.C7]=[.$BU3:.$BU7])" office:value-type="float"/>
          <table:table-cell table:number-matrix-columns-spanned="1" table:number-matrix-rows-spanned="1" table:formula="of:=SUM([.D3:.D7]=[.$BV3:.$BV7])" office:value-type="float"/>
          <table:table-cell table:number-matrix-columns-spanned="1" table:number-matrix-rows-spanned="1" table:formula="of:=SUM([.E3:.E7]=[.$BW3:.$BW7])" office:value-type="float"/>
          <table:table-cell table:number-matrix-columns-spanned="1" table:number-matrix-rows-spanned="1" table:formula="of:=SUM([.F3:.F7]=[.$BX3:.$BX7])" office:value-type="float"/>
          <table:table-cell table:number-matrix-columns-spanned="1" table:number-matrix-rows-spanned="1" table:formula="of:=SUM([.G3:.G7]=[.$BY3:.$BY7])" office:value-type="float"/>
          <table:table-cell table:number-matrix-columns-spanned="1" table:number-matrix-rows-spanned="1" table:formula="of:=SUM([.H3:.H7]=[.$BZ3:.$BZ7])" office:value-type="float"/>
          <table:table-cell table:number-matrix-columns-spanned="1" table:number-matrix-rows-spanned="1" table:formula="of:=SUM([.I3:.I7]=[.$CA3:.$CA7])" office:value-type="float"/>
          <table:table-cell table:number-matrix-columns-spanned="1" table:number-matrix-rows-spanned="1" table:formula="of:=SUM([.J3:.J7]=[.$CB3:.$CB7])" office:value-type="float"/>
          <table:table-cell table:number-matrix-columns-spanned="1" table:number-matrix-rows-spanned="1" table:formula="of:=SUM([.K3:.K7]=[.$CC3:.$CC7])" office:value-type="float"/>
          <table:table-cell table:number-matrix-columns-spanned="1" table:number-matrix-rows-spanned="1" table:formula="of:=SUM([.L3:.L7]=[.$CD3:.$CD7])" office:value-type="float"/>
          <table:table-cell table:number-matrix-columns-spanned="1" table:number-matrix-rows-spanned="1" table:formula="of:=SUM([.M3:.M7]=[.$CE3:.$CE7])" office:value-type="float"/>
          <table:table-cell table:number-matrix-columns-spanned="1" table:number-matrix-rows-spanned="1" table:formula="of:=SUM([.N3:.N7]=[.$CF3:.$CF7])" office:value-type="float"/>
          <table:table-cell table:number-matrix-columns-spanned="1" table:number-matrix-rows-spanned="1" table:formula="of:=SUM([.O3:.O7]=[.$CG3:.$CG7])" office:value-type="float"/>
          <table:table-cell table:number-matrix-columns-spanned="1" table:number-matrix-rows-spanned="1" table:formula="of:=SUM([.P3:.P7]=[.$BT3:.$BT7])" office:value-type="float"/>
          <table:table-cell table:number-matrix-columns-spanned="1" table:number-matrix-rows-spanned="1" table:formula="of:=SUM([.Q3:.Q7]=[.$BU3:.$BU7])" office:value-type="float"/>
          <table:table-cell table:number-matrix-columns-spanned="1" table:number-matrix-rows-spanned="1" table:formula="of:=SUM([.R3:.R7]=[.$BV3:.$BV7])" office:value-type="float"/>
          <table:table-cell table:number-matrix-columns-spanned="1" table:number-matrix-rows-spanned="1" table:formula="of:=SUM([.S3:.S7]=[.$BW3:.$BW7])" office:value-type="float"/>
          <table:table-cell table:number-matrix-columns-spanned="1" table:number-matrix-rows-spanned="1" table:formula="of:=SUM([.T3:.T7]=[.$BX3:.$BX7])" office:value-type="float"/>
          <table:table-cell table:number-matrix-columns-spanned="1" table:number-matrix-rows-spanned="1" table:formula="of:=SUM([.U3:.U7]=[.$BY3:.$BY7])" office:value-type="float"/>
          <table:table-cell table:number-matrix-columns-spanned="1" table:number-matrix-rows-spanned="1" table:formula="of:=SUM([.V3:.V7]=[.$BZ3:.$BZ7])" office:value-type="float"/>
          <table:table-cell table:number-matrix-columns-spanned="1" table:number-matrix-rows-spanned="1" table:formula="of:=SUM([.W3:.W7]=[.$CA3:.$CA7])" office:value-type="float"/>
          <table:table-cell table:number-matrix-columns-spanned="1" table:number-matrix-rows-spanned="1" table:formula="of:=SUM([.X3:.X7]=[.$CB3:.$CB7])" office:value-type="float"/>
          <table:table-cell table:number-matrix-columns-spanned="1" table:number-matrix-rows-spanned="1" table:formula="of:=SUM([.Y3:.Y7]=[.$CC3:.$CC7])" office:value-type="float"/>
          <table:table-cell table:number-matrix-columns-spanned="1" table:number-matrix-rows-spanned="1" table:formula="of:=SUM([.Z3:.Z7]=[.$CD3:.$CD7])" office:value-type="float"/>
          <table:table-cell table:number-matrix-columns-spanned="1" table:number-matrix-rows-spanned="1" table:formula="of:=SUM([.AA3:.AA7]=[.$CE3:.$CE7])" office:value-type="float"/>
          <table:table-cell table:number-matrix-columns-spanned="1" table:number-matrix-rows-spanned="1" table:formula="of:=SUM([.AB3:.AB7]=[.$CF3:.$CF7])" office:value-type="float"/>
          <table:table-cell table:number-matrix-columns-spanned="1" table:number-matrix-rows-spanned="1" table:formula="of:=SUM([.AC3:.AC7]=[.$CG3:.$CG7])" office:value-type="float"/>
          <table:table-cell table:number-matrix-columns-spanned="1" table:number-matrix-rows-spanned="1" table:formula="of:=SUM([.AD3:.AD7]=[.$BT3:.$BT7])" office:value-type="float"/>
          <table:table-cell table:number-matrix-columns-spanned="1" table:number-matrix-rows-spanned="1" table:formula="of:=SUM([.AE3:.AE7]=[.$BU3:.$BU7])" office:value-type="float"/>
          <table:table-cell table:number-matrix-columns-spanned="1" table:number-matrix-rows-spanned="1" table:formula="of:=SUM([.AF3:.AF7]=[.$BV3:.$BV7])" office:value-type="float"/>
          <table:table-cell table:number-matrix-columns-spanned="1" table:number-matrix-rows-spanned="1" table:formula="of:=SUM([.AG3:.AG7]=[.$BW3:.$BW7])" office:value-type="float"/>
          <table:table-cell table:number-matrix-columns-spanned="1" table:number-matrix-rows-spanned="1" table:formula="of:=SUM([.AH3:.AH7]=[.$BX3:.$BX7])" office:value-type="float"/>
          <table:table-cell table:number-matrix-columns-spanned="1" table:number-matrix-rows-spanned="1" table:formula="of:=SUM([.AI3:.AI7]=[.$BY3:.$BY7])" office:value-type="float"/>
          <table:table-cell table:number-matrix-columns-spanned="1" table:number-matrix-rows-spanned="1" table:formula="of:=SUM([.AJ3:.AJ7]=[.$BZ3:.$BZ7])" office:value-type="float"/>
          <table:table-cell table:number-matrix-columns-spanned="1" table:number-matrix-rows-spanned="1" table:formula="of:=SUM([.AK3:.AK7]=[.$CA3:.$CA7])" office:value-type="float"/>
          <table:table-cell table:number-matrix-columns-spanned="1" table:number-matrix-rows-spanned="1" table:formula="of:=SUM([.AL3:.AL7]=[.$CB3:.$CB7])" office:value-type="float"/>
          <table:table-cell table:number-matrix-columns-spanned="1" table:number-matrix-rows-spanned="1" table:formula="of:=SUM([.AM3:.AM7]=[.$CC3:.$CC7])" office:value-type="float"/>
          <table:table-cell table:number-matrix-columns-spanned="1" table:number-matrix-rows-spanned="1" table:formula="of:=SUM([.AN3:.AN7]=[.$CD3:.$CD7])" office:value-type="float"/>
          <table:table-cell table:number-matrix-columns-spanned="1" table:number-matrix-rows-spanned="1" table:formula="of:=SUM([.AO3:.AO7]=[.$CE3:.$CE7])" office:value-type="float"/>
          <table:table-cell table:number-matrix-columns-spanned="1" table:number-matrix-rows-spanned="1" table:formula="of:=SUM([.AP3:.AP7]=[.$CF3:.$CF7])" office:value-type="float"/>
          <table:table-cell table:number-matrix-columns-spanned="1" table:number-matrix-rows-spanned="1" table:formula="of:=SUM([.AQ3:.AQ7]=[.$CG3:.$CG7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